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6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0.5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62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19.21mm"/>
    </style:style>
    <style:style style:name="co8" style:family="table-column">
      <style:table-column-properties fo:break-before="auto" style:column-width="19.53mm"/>
    </style:style>
    <style:style style:name="co9" style:family="table-column">
      <style:table-column-properties fo:break-before="auto" style:column-width="10.05mm"/>
    </style:style>
    <style:style style:name="co10" style:family="table-column">
      <style:table-column-properties fo:break-before="auto" style:column-width="15.91mm"/>
    </style:style>
    <style:style style:name="co11" style:family="table-column">
      <style:table-column-properties fo:break-before="auto" style:column-width="46.5mm"/>
    </style:style>
    <style:style style:name="co12" style:family="table-column">
      <style:table-column-properties fo:break-before="auto" style:column-width="26.81mm"/>
    </style:style>
    <style:style style:name="co13" style:family="table-column">
      <style:table-column-properties fo:break-before="auto" style:column-width="20.51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14.41mm"/>
    </style:style>
    <style:style style:name="co16" style:family="table-column">
      <style:table-column-properties fo:break-before="auto" style:column-width="15.7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18.57mm"/>
    </style:style>
    <style:style style:name="co19" style:family="table-column">
      <style:table-column-properties fo:break-before="auto" style:column-width="16.02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68.4mm"/>
    </style:style>
    <style:style style:name="co22" style:family="table-column">
      <style:table-column-properties fo:break-before="auto" style:column-width="31.89mm"/>
    </style:style>
    <style:style style:name="co23" style:family="table-column">
      <style:table-column-properties fo:break-before="auto" style:column-width="32.95mm"/>
    </style:style>
    <style:style style:name="co24" style:family="table-column">
      <style:table-column-properties fo:break-before="auto" style:column-width="35.6mm"/>
    </style:style>
    <style:style style:name="co25" style:family="table-column">
      <style:table-column-properties fo:break-before="auto" style:column-width="20.25mm"/>
    </style:style>
    <style:style style:name="co26" style:family="table-column">
      <style:table-column-properties fo:break-before="auto" style:column-width="27.92mm"/>
    </style:style>
    <style:style style:name="co27" style:family="table-column">
      <style:table-column-properties fo:break-before="auto" style:column-width="26.07mm"/>
    </style:style>
    <style:style style:name="co28" style:family="table-column">
      <style:table-column-properties fo:break-before="auto" style:column-width="45.65mm"/>
    </style:style>
    <style:style style:name="co29" style:family="table-column">
      <style:table-column-properties fo:break-before="auto" style:column-width="47.24mm"/>
    </style:style>
    <style:style style:name="co30" style:family="table-column">
      <style:table-column-properties fo:break-before="auto" style:column-width="48.3mm"/>
    </style:style>
    <style:style style:name="co31" style:family="table-column">
      <style:table-column-properties fo:break-before="auto" style:column-width="23.95mm"/>
    </style:style>
    <style:style style:name="co32" style:family="table-column">
      <style:table-column-properties fo:break-before="auto" style:column-width="34.01mm"/>
    </style:style>
    <style:style style:name="co33" style:family="table-column">
      <style:table-column-properties fo:break-before="auto" style:column-width="33.74mm"/>
    </style:style>
    <style:style style:name="co34" style:family="table-column">
      <style:table-column-properties fo:break-before="auto" style:column-width="31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15" style:family="table-cell" style:parent-style-name="Default">
      <style:table-cell-properties fo:background-color="#faa61a" fo:border="0.06pt solid #000000"/>
    </style:style>
    <style:style style:name="ce4" style:family="table-cell" style:parent-style-name="Default">
      <style:table-cell-properties fo:background-color="#faa61a"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72bf44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3.53mm" svg:height="159.68mm" svg:x="0.24mm" svg:y="130.94mm">
            <draw:object draw:notify-on-update-of-ranges="Sheet1.B4:Sheet1.B4 Sheet1.V7:Sheet1.V7 Sheet1.B16:Sheet1.B16 Sheet1.V19:Sheet1.V19 Sheet1.W40:Sheet1.W40 Sheet1.B8:Sheet1.B8 Sheet1.V11:Sheet1.V11 Sheet1.B20:Sheet1.B20 Sheet1.V23:Sheet1.V23 Sheet1.W39:Sheet1.W39 Sheet1.B12:Sheet1.B12 Sheet1.V15:Sheet1.V15 Sheet1.B24:Sheet1.B24 Sheet1.V27:Sheet1.V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17.88mm" svg:height="159.91mm" svg:x="195.33mm" svg:y="131.54mm">
            <draw:object draw:notify-on-update-of-ranges="Sheet1.X4:Sheet1.X7 Sheet1.X2:Sheet1.X2 Sheet1.Y4:Sheet1.Y7 Sheet1.X8:Sheet1.X8 Sheet1.Y10:Sheet1.Y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15.69mm" svg:height="157.85mm" svg:x="420.81mm" svg:y="132.37mm">
            <draw:object draw:notify-on-update-of-ranges="Sheet1.B4:Sheet1.B4 Sheet1.U7:Sheet1.U7 Sheet1.B16:Sheet1.B16 Sheet1.U19:Sheet1.U19 Sheet1.Y27:Sheet1.Y27 Sheet1.B8:Sheet1.B8 Sheet1.U11:Sheet1.U11 Sheet1.B20:Sheet1.B20 Sheet1.U23:Sheet1.U23 Sheet1.Y27:Sheet1.Y27 Sheet1.B12:Sheet1.B12 Sheet1.U15:Sheet1.U15 Sheet1.B24:Sheet1.B24 Sheet1.U27:Sheet1.U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ce11"/>
        <table:table-column table:style-name="co4" table:default-cell-style-name="ce13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15" table:number-rows-spanned="1">
            <text:p>Results gathered for Transmission Range of 100m</text:p>
          </table:table-cell>
          <table:covered-table-cell table:number-columns-repeated="12"/>
          <table:covered-table-cell table:number-columns-repeated="2" table:style-name="Default"/>
          <table:table-cell table:number-columns-repeated="6"/>
          <table:table-cell office:value-type="string" calcext:value-type="string">
            <text:p>NO PCD</text:p>
          </table:table-cell>
          <table:table-cell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ContentType</text:p>
          </table:table-cell>
          <table:table-cell table:style-name="ce6" office:value-type="string" calcext:value-type="string">
            <text:p>TotalKb</text:p>
          </table:table-cell>
          <table:table-cell table:style-name="ce6" office:value-type="string" calcext:value-type="string">
            <text:p>TotalPackets</text:p>
          </table:table-cell>
          <table:table-cell table:style-name="ce6" office:value-type="string" calcext:value-type="string">
            <text:p>InSatisfiedInterests</text:p>
          </table:table-cell>
          <table:table-cell table:style-name="ce6" office:value-type="string" calcext:value-type="string">
            <text:p>OutSatisfiedInterests</text:p>
          </table:table-cell>
          <table:table-cell table:style-name="ce6" office:value-type="string" calcext:value-type="string">
            <text:p>TotalNodes</text:p>
          </table:table-cell>
          <table:table-cell table:style-name="ce6" office:value-type="string" calcext:value-type="string">
            <text:p>TotalConsumers</text:p>
          </table:table-cell>
          <table:table-cell table:style-name="ce6" office:value-type="string" calcext:value-type="string">
            <text:p>TotalProducers</text:p>
          </table:table-cell>
          <table:table-cell table:style-name="ce6" office:value-type="string" calcext:value-type="string">
            <text:p>AverageAwarenessDistance</text:p>
          </table:table-cell>
          <table:table-cell table:style-name="ce6" office:value-type="string" calcext:value-type="string">
            <text:p>MinimumAwarenessDistance</text:p>
          </table:table-cell>
          <table:table-cell table:style-name="ce6" office:value-type="string" calcext:value-type="string">
            <text:p>MaximumAwarenessDistance</text:p>
          </table:table-cell>
          <table:table-cell table:style-name="ce6" office:value-type="string" calcext:value-type="string">
            <text:p>TotalInformed</text:p>
          </table:table-cell>
          <table:table-cell table:style-name="ce6" office:value-type="string" calcext:value-type="string">
            <text:p>TotalInformedBefore</text:p>
          </table:table-cell>
          <table:table-cell table:style-name="ce6" office:value-type="string" calcext:value-type="string">
            <text:p>TotalSafelyInformed</text:p>
          </table:table-cell>
          <table:table-cell table:style-name="ce6" office:value-type="string" calcext:value-type="string">
            <text:p>TotalInformedAfter</text:p>
          </table:table-cell>
          <table:table-cell table:number-columns-repeated="3"/>
          <table:table-cell office:value-type="string" calcext:value-type="string">
            <text:p>Average Packets Observed</text:p>
          </table:table-cell>
          <table:table-cell office:value-type="string" calcext:value-type="string">
            <text:p>Average Safely Informed By Density</text:p>
          </table:table-cell>
          <table:table-cell/>
          <table:table-cell table:style-name="ce6" office:value-type="string" calcext:value-type="string">
            <text:p>ContentType</text:p>
          </table:table-cell>
          <table:table-cell table:style-name="ce6" office:value-type="string" calcext:value-type="string">
            <text:p>AvgMinDistanc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REGULAR SPARSE</text:p>
          </table:table-cell>
          <table:table-cell table:style-name="ce1" office:value-type="string" calcext:value-type="string">
            <text:p>persistent-static</text:p>
          </table:table-cell>
          <table:table-cell table:style-name="ce9" office:value-type="float" office:value="207884.487874022" calcext:value-type="float">
            <text:p>207884.487874022</text:p>
          </table:table-cell>
          <table:table-cell table:style-name="ce9" office:value-type="float" office:value="702341.368768198" calcext:value-type="float">
            <text:p>702341.368768198</text:p>
          </table:table-cell>
          <table:table-cell table:style-name="ce9" office:value-type="float" office:value="47.2451967629176" calcext:value-type="float">
            <text:p>47.2451967629176</text:p>
          </table:table-cell>
          <table:table-cell table:style-name="ce9" office:value-type="float" office:value="20.9999967999573" calcext:value-type="float">
            <text:p>20.9999967999573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.5" calcext:value-type="float">
            <text:p>10.5</text:p>
          </table:table-cell>
          <table:table-cell table:style-name="ce9" office:value-type="float" office:value="250.826923076923" calcext:value-type="float">
            <text:p>250.826923076923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28" calcext:value-type="float">
            <text:p>42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.5" calcext:value-type="float">
            <text:p>12.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0.5" calcext:value-type="float">
            <text:p>0.5</text:p>
          </table:table-cell>
          <table:table-cell/>
          <table:table-cell table:number-matrix-columns-spanned="1" table:number-matrix-rows-spanned="24" table:formula="of:=([.P4:.P27] / [.I4:.I27]) * 100" office:value-type="float" office:value="53.8461538461539" calcext:value-type="float">
            <text:p>53.8461538461539</text:p>
          </table:table-cell>
          <table:table-cell table:number-columns-repeated="4"/>
          <table:table-cell table:style-name="ce27" office:value-type="string" calcext:value-type="string">
            <text:p>persistent-static</text:p>
          </table:table-cell>
          <table:table-cell table:style-name="ce27" table:formula="of:=(SUM([.K4];[.K8];[.K12])) / 3" office:value-type="float" office:value="526.433536880211" calcext:value-type="float">
            <text:p>526.43353688021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sistent-mobile</text:p>
          </table:table-cell>
          <table:table-cell office:value-type="float" office:value="209175.151074745" calcext:value-type="float">
            <text:p>209175.151074745</text:p>
          </table:table-cell>
          <table:table-cell office:value-type="float" office:value="708674.724873699" calcext:value-type="float">
            <text:p>708674.724873699</text:p>
          </table:table-cell>
          <table:table-cell office:value-type="float" office:value="34.9999989166078" calcext:value-type="float">
            <text:p>34.9999989166078</text:p>
          </table:table-cell>
          <table:table-cell office:value-type="float" office:value="17.7499994839039" calcext:value-type="float">
            <text:p>17.749999483903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269.826923076923" calcext:value-type="float">
            <text:p>269.826923076923</text:p>
          </table:table-cell>
          <table:table-cell office:value-type="float" office:value="28.5" calcext:value-type="float">
            <text:p>28.5</text:p>
          </table:table-cell>
          <table:table-cell office:value-type="float" office:value="524" calcext:value-type="float">
            <text:p>5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1538461538462" calcext:value-type="float">
            <text:p>46.1538461538462</text:p>
          </table:table-cell>
          <table:table-cell table:number-columns-repeated="4"/>
          <table:table-cell table:style-name="ce27" office:value-type="string" calcext:value-type="string">
            <text:p>persistent-mobile</text:p>
          </table:table-cell>
          <table:table-cell table:style-name="ce27" table:formula="of:=(SUM([.K5];[.K9];[.K13])) / 3" office:value-type="float" office:value="493.928864776914" calcext:value-type="float">
            <text:p>493.9288647769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static</text:p>
          </table:table-cell>
          <table:table-cell office:value-type="float" office:value="210914.946347036" calcext:value-type="float">
            <text:p>210914.946347036</text:p>
          </table:table-cell>
          <table:table-cell office:value-type="float" office:value="713205.701113527" calcext:value-type="float">
            <text:p>713205.701113527</text:p>
          </table:table-cell>
          <table:table-cell office:value-type="float" office:value="36.7483967672316" calcext:value-type="float">
            <text:p>36.7483967672316</text:p>
          </table:table-cell>
          <table:table-cell office:value-type="float" office:value="18.7498335918079" calcext:value-type="float">
            <text:p>18.749833591807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33.5" calcext:value-type="float">
            <text:p>33.5</text:p>
          </table:table-cell>
          <table:table-cell office:value-type="float" office:value="27" calcext:value-type="float">
            <text:p>27</text:p>
          </table:table-cell>
          <table:table-cell office:value-type="float" office:value="410.25" calcext:value-type="float">
            <text:p>410.2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8.4615384615385" calcext:value-type="float">
            <text:p>38.4615384615385</text:p>
          </table:table-cell>
          <table:table-cell table:number-columns-repeated="4"/>
          <table:table-cell table:style-name="ce27" office:value-type="string" calcext:value-type="string">
            <text:p>transient-static</text:p>
          </table:table-cell>
          <table:table-cell table:style-name="ce27" table:formula="of:=(SUM([.K6];[.K10];[.K14])) / 3" office:value-type="float" office:value="434.443786102616" calcext:value-type="float">
            <text:p>434.443786102616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transient-mobile</text:p>
          </table:table-cell>
          <table:table-cell table:style-name="ce10" office:value-type="float" office:value="209175.151074745" calcext:value-type="float">
            <text:p>209175.151074745</text:p>
          </table:table-cell>
          <table:table-cell table:style-name="ce10" office:value-type="float" office:value="708674.724873699" calcext:value-type="float">
            <text:p>708674.724873699</text:p>
          </table:table-cell>
          <table:table-cell table:style-name="ce10" office:value-type="float" office:value="34.9999989166078" calcext:value-type="float">
            <text:p>34.9999989166078</text:p>
          </table:table-cell>
          <table:table-cell table:style-name="ce10" office:value-type="float" office:value="17.7499994839039" calcext:value-type="float">
            <text:p>17.7499994839039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269.826923076923" calcext:value-type="float">
            <text:p>269.826923076923</text:p>
          </table:table-cell>
          <table:table-cell table:style-name="ce10" office:value-type="float" office:value="28.5" calcext:value-type="float">
            <text:p>28.5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46.1538461538462" calcext:value-type="float">
            <text:p>46.1538461538462</text:p>
          </table:table-cell>
          <table:table-cell/>
          <table:table-cell table:formula="of:=(SUM([.E4:.E7])) / 4" office:value-type="float" office:value="708224.129907281" calcext:value-type="float">
            <text:p>708224.129907281</text:p>
          </table:table-cell>
          <table:table-cell table:formula="of:=(SUM([.S4:.S7]) / 4)" office:value-type="float" office:value="46.1538461538462" calcext:value-type="float">
            <text:p>46.1538461538462</text:p>
          </table:table-cell>
          <table:table-cell/>
          <table:table-cell table:style-name="ce27" office:value-type="string" calcext:value-type="string">
            <text:p>Transient-mobile</text:p>
          </table:table-cell>
          <table:table-cell table:style-name="ce27" table:formula="of:=(SUM([.K7];[.K11];[.K15])) / 3" office:value-type="float" office:value="493.928864776914" calcext:value-type="float">
            <text:p>493.92886477691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REGULAR MOD</text:p>
          </table:table-cell>
          <table:table-cell office:value-type="string" calcext:value-type="string">
            <text:p>persistent-static</text:p>
          </table:table-cell>
          <table:table-cell office:value-type="float" office:value="4490440.93056025" calcext:value-type="float">
            <text:p>4490440.93056025</text:p>
          </table:table-cell>
          <table:table-cell office:value-type="float" office:value="15100913.475183" calcext:value-type="float">
            <text:p>15100913.475183</text:p>
          </table:table-cell>
          <table:table-cell office:value-type="float" office:value="154.700239999913" calcext:value-type="float">
            <text:p>154.700239999913</text:p>
          </table:table-cell>
          <table:table-cell office:value-type="float" office:value="71.9871039999304" calcext:value-type="float">
            <text:p>71.9871039999304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639.131944444444" calcext:value-type="float">
            <text:p>639.131944444444</text:p>
          </table:table-cell>
          <table:table-cell office:value-type="float" office:value="23.25" calcext:value-type="float">
            <text:p>23.25</text:p>
          </table:table-cell>
          <table:table-cell office:value-type="float" office:value="906" calcext:value-type="float">
            <text:p>906</text:p>
          </table:table-cell>
          <table:table-cell office:value-type="float" office:value="64.25" calcext:value-type="float">
            <text:p>64.25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7777777777778" calcext:value-type="float">
            <text:p>77.7777777777778</text:p>
          </table:table-cell>
          <table:table-cell table:number-columns-repeated="4"/>
          <table:table-cell office:value-type="string" calcext:value-type="string">
            <text:p>PCD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ersistent-mobile</text:p>
          </table:table-cell>
          <table:table-cell office:value-type="float" office:value="5415298.48834716" calcext:value-type="float">
            <text:p>5415298.48834716</text:p>
          </table:table-cell>
          <table:table-cell office:value-type="float" office:value="18255607.6798228" calcext:value-type="float">
            <text:p>18255607.6798228</text:p>
          </table:table-cell>
          <table:table-cell office:value-type="float" office:value="86.5705931694077" calcext:value-type="float">
            <text:p>86.5705931694077</text:p>
          </table:table-cell>
          <table:table-cell office:value-type="float" office:value="45.8390297047039" calcext:value-type="float">
            <text:p>45.8390297047039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570.854166666666" calcext:value-type="float">
            <text:p>570.854166666666</text:p>
          </table:table-cell>
          <table:table-cell office:value-type="float" office:value="22.25" calcext:value-type="float">
            <text:p>22.25</text:p>
          </table:table-cell>
          <table:table-cell office:value-type="float" office:value="979" calcext:value-type="float">
            <text:p>979</text:p>
          </table:table-cell>
          <table:table-cell office:value-type="float" office:value="49.75" calcext:value-type="float">
            <text:p>49.7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111111111111" calcext:value-type="float">
            <text:p>61.1111111111111</text:p>
          </table:table-cell>
          <table:table-cell table:number-columns-repeated="4"/>
          <table:table-cell table:style-name="ce6" office:value-type="string" calcext:value-type="string">
            <text:p>ContentType</text:p>
          </table:table-cell>
          <table:table-cell table:style-name="ce6" office:value-type="string" calcext:value-type="string">
            <text:p>AvgMinDistanc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static</text:p>
          </table:table-cell>
          <table:table-cell office:value-type="float" office:value="4572319.99969368" calcext:value-type="float">
            <text:p>4572319.99969368</text:p>
          </table:table-cell>
          <table:table-cell office:value-type="float" office:value="15378008.0842594" calcext:value-type="float">
            <text:p>15378008.0842594</text:p>
          </table:table-cell>
          <table:table-cell office:value-type="float" office:value="147.379583994539" calcext:value-type="float">
            <text:p>147.379583994539</text:p>
          </table:table-cell>
          <table:table-cell office:value-type="float" office:value="70.6379935982691" calcext:value-type="float">
            <text:p>70.6379935982691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603.368055555555" calcext:value-type="float">
            <text:p>603.368055555555</text:p>
          </table:table-cell>
          <table:table-cell office:value-type="float" office:value="23" calcext:value-type="float">
            <text:p>23</text:p>
          </table:table-cell>
          <table:table-cell office:value-type="float" office:value="883.5" calcext:value-type="float">
            <text:p>883.5</text:p>
          </table:table-cell>
          <table:table-cell office:value-type="float" office:value="62.25" calcext:value-type="float">
            <text:p>62.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.3888888888889" calcext:value-type="float">
            <text:p>76.3888888888889</text:p>
          </table:table-cell>
          <table:table-cell table:number-columns-repeated="4"/>
          <table:table-cell table:style-name="ce27" office:value-type="string" calcext:value-type="string">
            <text:p>persistent-static</text:p>
          </table:table-cell>
          <table:table-cell table:style-name="ce27" table:formula="of:=(SUM([.K16];[.K20];[.K24])) / 3" office:value-type="float" office:value="532.746328478267" calcext:value-type="float">
            <text:p>532.7463284782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mobile</text:p>
          </table:table-cell>
          <table:table-cell office:value-type="float" office:value="5415298.48834716" calcext:value-type="float">
            <text:p>5415298.48834716</text:p>
          </table:table-cell>
          <table:table-cell office:value-type="float" office:value="18255607.6798228" calcext:value-type="float">
            <text:p>18255607.6798228</text:p>
          </table:table-cell>
          <table:table-cell office:value-type="float" office:value="86.5705931694077" calcext:value-type="float">
            <text:p>86.5705931694077</text:p>
          </table:table-cell>
          <table:table-cell office:value-type="float" office:value="45.8390297047039" calcext:value-type="float">
            <text:p>45.8390297047039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570.854166666666" calcext:value-type="float">
            <text:p>570.854166666666</text:p>
          </table:table-cell>
          <table:table-cell office:value-type="float" office:value="22.25" calcext:value-type="float">
            <text:p>22.25</text:p>
          </table:table-cell>
          <table:table-cell office:value-type="float" office:value="979" calcext:value-type="float">
            <text:p>979</text:p>
          </table:table-cell>
          <table:table-cell office:value-type="float" office:value="49.75" calcext:value-type="float">
            <text:p>49.7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111111111111" calcext:value-type="float">
            <text:p>61.1111111111111</text:p>
          </table:table-cell>
          <table:table-cell/>
          <table:table-cell table:formula="of:=(SUM([.E8:.E11])) / 4" office:value-type="float" office:value="16747534.229772" calcext:value-type="float">
            <text:p>16747534.229772</text:p>
          </table:table-cell>
          <table:table-cell table:formula="of:=(SUM([.S8:.S11]) / 4)" office:value-type="float" office:value="69.0972222222222" calcext:value-type="float">
            <text:p>69.0972222222222</text:p>
          </table:table-cell>
          <table:table-cell/>
          <table:table-cell table:style-name="ce27" office:value-type="string" calcext:value-type="string">
            <text:p>persistent-mobile</text:p>
          </table:table-cell>
          <table:table-cell table:style-name="ce27" table:formula="of:=(SUM([.K17];[.K21];[.K25])) / 3" office:value-type="float" office:value="524.653588861443" calcext:value-type="float">
            <text:p>524.653588861443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REGULAR DENSE</text:p>
          </table:table-cell>
          <table:table-cell table:style-name="ce1" office:value-type="string" calcext:value-type="string">
            <text:p>persistent-static</text:p>
          </table:table-cell>
          <table:table-cell table:style-name="ce9" office:value-type="float" office:value="7728284.44720439" calcext:value-type="float">
            <text:p>7728284.44720439</text:p>
          </table:table-cell>
          <table:table-cell table:style-name="ce9" office:value-type="float" office:value="25954459.6992086" calcext:value-type="float">
            <text:p>25954459.6992086</text:p>
          </table:table-cell>
          <table:table-cell table:style-name="ce9" office:value-type="float" office:value="287.418788351909" calcext:value-type="float">
            <text:p>287.418788351909</text:p>
          </table:table-cell>
          <table:table-cell table:style-name="ce9" office:value-type="float" office:value="162.329992575892" calcext:value-type="float">
            <text:p>162.329992575892</text:p>
          </table:table-cell>
          <table:table-cell table:style-name="ce9" office:value-type="float" office:value="166.5" calcext:value-type="float">
            <text:p>166.5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57.5" calcext:value-type="float">
            <text:p>57.5</text:p>
          </table:table-cell>
          <table:table-cell table:style-name="ce9" office:value-type="float" office:value="689.341743119266" calcext:value-type="float">
            <text:p>689.341743119266</text:p>
          </table:table-cell>
          <table:table-cell table:style-name="ce9" office:value-type="float" office:value="24.25" calcext:value-type="float">
            <text:p>24.25</text:p>
          </table:table-cell>
          <table:table-cell table:style-name="ce9" office:value-type="float" office:value="934" calcext:value-type="float">
            <text:p>934</text:p>
          </table:table-cell>
          <table:table-cell table:style-name="ce9" office:value-type="float" office:value="89.5" calcext:value-type="float">
            <text:p>89.5</text:p>
          </table:table-cell>
          <table:table-cell table:style-name="ce9" office:value-type="float" office:value="108.75" calcext:value-type="float">
            <text:p>108.75</text:p>
          </table:table-cell>
          <table:table-cell table:style-name="ce9" office:value-type="float" office:value="83" calcext:value-type="float">
            <text:p>83</text:p>
          </table:table-cell>
          <table:table-cell table:style-name="ce12" office:value-type="float" office:value="0.25" calcext:value-type="float">
            <text:p>0.25</text:p>
          </table:table-cell>
          <table:table-cell/>
          <table:table-cell office:value-type="float" office:value="76.1467889908257" calcext:value-type="float">
            <text:p>76.1467889908257</text:p>
          </table:table-cell>
          <table:table-cell table:number-columns-repeated="4"/>
          <table:table-cell table:style-name="ce27" office:value-type="string" calcext:value-type="string">
            <text:p>transient-static</text:p>
          </table:table-cell>
          <table:table-cell table:style-name="ce27" table:formula="of:=(SUM([.K18];[.K22];[.K26])) / 3" office:value-type="float" office:value="379.852509376879" calcext:value-type="float">
            <text:p>379.85250937687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sistent-mobile</text:p>
          </table:table-cell>
          <table:table-cell office:value-type="float" office:value="9807074.581869" calcext:value-type="float">
            <text:p>9807074.581869</text:p>
          </table:table-cell>
          <table:table-cell office:value-type="float" office:value="33054688.0629399" calcext:value-type="float">
            <text:p>33054688.0629399</text:p>
          </table:table-cell>
          <table:table-cell office:value-type="float" office:value="129.023357510649" calcext:value-type="float">
            <text:p>129.023357510649</text:p>
          </table:table-cell>
          <table:table-cell office:value-type="float" office:value="66.3854389985262" calcext:value-type="float">
            <text:p>66.3854389985262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641.105504587154" calcext:value-type="float">
            <text:p>641.105504587154</text:p>
          </table:table-cell>
          <table:table-cell office:value-type="float" office:value="26.5" calcext:value-type="float">
            <text:p>26.5</text:p>
          </table:table-cell>
          <table:table-cell office:value-type="float" office:value="991.75" calcext:value-type="float">
            <text:p>991.75</text:p>
          </table:table-cell>
          <table:table-cell office:value-type="float" office:value="68.25" calcext:value-type="float">
            <text:p>68.2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807339449541" calcext:value-type="float">
            <text:p>56.8807339449541</text:p>
          </table:table-cell>
          <table:table-cell table:number-columns-repeated="4"/>
          <table:table-cell table:style-name="ce27" office:value-type="string" calcext:value-type="string">
            <text:p>Transient-mobile</text:p>
          </table:table-cell>
          <table:table-cell table:style-name="ce27" table:formula="of:=(SUM([.K19];[.K23];[.K27])) / 3" office:value-type="float" office:value="524.653588861443" calcext:value-type="float">
            <text:p>524.65358886144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static</text:p>
          </table:table-cell>
          <table:table-cell office:value-type="float" office:value="7781464.52430489" calcext:value-type="float">
            <text:p>7781464.52430489</text:p>
          </table:table-cell>
          <table:table-cell office:value-type="float" office:value="26127498.6582928" calcext:value-type="float">
            <text:p>26127498.6582928</text:p>
          </table:table-cell>
          <table:table-cell office:value-type="float" office:value="299.614396390188" calcext:value-type="float">
            <text:p>299.614396390188</text:p>
          </table:table-cell>
          <table:table-cell office:value-type="float" office:value="169.397835545525" calcext:value-type="float">
            <text:p>169.397835545525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666.463302752294" calcext:value-type="float">
            <text:p>666.463302752294</text:p>
          </table:table-cell>
          <table:table-cell office:value-type="float" office:value="25" calcext:value-type="float">
            <text:p>25</text:p>
          </table:table-cell>
          <table:table-cell office:value-type="float" office:value="934" calcext:value-type="float">
            <text:p>934</text:p>
          </table:table-cell>
          <table:table-cell office:value-type="float" office:value="87.5" calcext:value-type="float">
            <text:p>87.5</text:p>
          </table:table-cell>
          <table:table-cell office:value-type="float" office:value="106.75" calcext:value-type="float">
            <text:p>106.75</text:p>
          </table:table-cell>
          <table:table-cell office:value-type="float" office:value="64" calcext:value-type="float">
            <text:p>64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58.7155963302752" calcext:value-type="float">
            <text:p>58.715596330275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8" office:value-type="string" calcext:value-type="string">
            <text:p>transient-mobile</text:p>
          </table:table-cell>
          <table:table-cell table:style-name="ce10" office:value-type="float" office:value="9807074.581869" calcext:value-type="float">
            <text:p>9807074.581869</text:p>
          </table:table-cell>
          <table:table-cell table:style-name="ce10" office:value-type="float" office:value="33054688.0629399" calcext:value-type="float">
            <text:p>33054688.0629399</text:p>
          </table:table-cell>
          <table:table-cell table:style-name="ce10" office:value-type="float" office:value="129.023357510649" calcext:value-type="float">
            <text:p>129.023357510649</text:p>
          </table:table-cell>
          <table:table-cell table:style-name="ce10" office:value-type="float" office:value="66.3854389985262" calcext:value-type="float">
            <text:p>66.3854389985262</text:p>
          </table:table-cell>
          <table:table-cell table:style-name="ce10" office:value-type="float" office:value="166.5" calcext:value-type="float">
            <text:p>166.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7.5" calcext:value-type="float">
            <text:p>57.5</text:p>
          </table:table-cell>
          <table:table-cell table:style-name="ce10" office:value-type="float" office:value="641.105504587154" calcext:value-type="float">
            <text:p>641.105504587154</text:p>
          </table:table-cell>
          <table:table-cell table:style-name="ce10" office:value-type="float" office:value="26.5" calcext:value-type="float">
            <text:p>26.5</text:p>
          </table:table-cell>
          <table:table-cell table:style-name="ce10" office:value-type="float" office:value="991.75" calcext:value-type="float">
            <text:p>991.75</text:p>
          </table:table-cell>
          <table:table-cell table:style-name="ce10" office:value-type="float" office:value="68.25" calcext:value-type="float">
            <text:p>68.2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63" calcext:value-type="float">
            <text:p>63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57.7981651376147" calcext:value-type="float">
            <text:p>57.7981651376147</text:p>
          </table:table-cell>
          <table:table-cell/>
          <table:table-cell table:formula="of:=(SUM([.E12:.E15])) / 4" office:value-type="float" office:value="29547833.6208453" calcext:value-type="float">
            <text:p>29547833.6208453</text:p>
          </table:table-cell>
          <table:table-cell table:formula="of:=(SUM([.S12:.S15]) / 4)" office:value-type="float" office:value="62.3853211009174" calcext:value-type="float">
            <text:p>62.3853211009174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1" table:number-rows-spanned="4">
            <text:p>PCD SPARSE</text:p>
          </table:table-cell>
          <table:table-cell office:value-type="string" calcext:value-type="string">
            <text:p>persistent-static</text:p>
          </table:table-cell>
          <table:table-cell office:value-type="float" office:value="207885.134003664" calcext:value-type="float">
            <text:p>207885.134003664</text:p>
          </table:table-cell>
          <table:table-cell office:value-type="float" office:value="702043.040961676" calcext:value-type="float">
            <text:p>702043.040961676</text:p>
          </table:table-cell>
          <table:table-cell office:value-type="float" office:value="46.4911998349177" calcext:value-type="float">
            <text:p>46.4911998349177</text:p>
          </table:table-cell>
          <table:table-cell office:value-type="float" office:value="20.9999998719541" calcext:value-type="float">
            <text:p>20.9999998719541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257.173076923077" calcext:value-type="float">
            <text:p>257.173076923077</text:p>
          </table:table-cell>
          <table:table-cell office:value-type="float" office:value="44" calcext:value-type="float">
            <text:p>44</text:p>
          </table:table-cell>
          <table:table-cell office:value-type="float" office:value="429.25" calcext:value-type="float">
            <text:p>429.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2307692307692" calcext:value-type="float">
            <text:p>69.2307692307692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persistent-mobile</text:p>
          </table:table-cell>
          <table:table-cell office:value-type="float" office:value="209207.178486472" calcext:value-type="float">
            <text:p>209207.178486472</text:p>
          </table:table-cell>
          <table:table-cell office:value-type="float" office:value="708618.724883215" calcext:value-type="float">
            <text:p>708618.724883215</text:p>
          </table:table-cell>
          <table:table-cell office:value-type="float" office:value="32.7499993006078" calcext:value-type="float">
            <text:p>32.7499993006078</text:p>
          </table:table-cell>
          <table:table-cell office:value-type="float" office:value="16.9999997399039" calcext:value-type="float">
            <text:p>16.999999739903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271.788461538462" calcext:value-type="float">
            <text:p>271.788461538462</text:p>
          </table:table-cell>
          <table:table-cell office:value-type="float" office:value="32.75" calcext:value-type="float">
            <text:p>32.75</text:p>
          </table:table-cell>
          <table:table-cell office:value-type="float" office:value="524" calcext:value-type="float">
            <text:p>5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461538461539" calcext:value-type="float">
            <text:p>53.8461538461539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static</text:p>
          </table:table-cell>
          <table:table-cell office:value-type="float" office:value="211279.64742192" calcext:value-type="float">
            <text:p>211279.64742192</text:p>
          </table:table-cell>
          <table:table-cell office:value-type="float" office:value="712031.395093422" calcext:value-type="float">
            <text:p>712031.395093422</text:p>
          </table:table-cell>
          <table:table-cell office:value-type="float" office:value="35.9959838392317" calcext:value-type="float">
            <text:p>35.9959838392317</text:p>
          </table:table-cell>
          <table:table-cell office:value-type="float" office:value="16.499999867904" calcext:value-type="float">
            <text:p>16.499999867904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49.9423076923077" calcext:value-type="float">
            <text:p>49.9423076923077</text:p>
          </table:table-cell>
          <table:table-cell office:value-type="float" office:value="29" calcext:value-type="float">
            <text:p>29</text:p>
          </table:table-cell>
          <table:table-cell office:value-type="float" office:value="418.75" calcext:value-type="float">
            <text:p>418.7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.1538461538462" calcext:value-type="float">
            <text:p>46.1538461538462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mobile</text:p>
          </table:table-cell>
          <table:table-cell office:value-type="float" office:value="209207.178486472" calcext:value-type="float">
            <text:p>209207.178486472</text:p>
          </table:table-cell>
          <table:table-cell office:value-type="float" office:value="708293.724883215" calcext:value-type="float">
            <text:p>708293.724883215</text:p>
          </table:table-cell>
          <table:table-cell office:value-type="float" office:value="32.7499993006078" calcext:value-type="float">
            <text:p>32.7499993006078</text:p>
          </table:table-cell>
          <table:table-cell office:value-type="float" office:value="16.9999997399039" calcext:value-type="float">
            <text:p>16.999999739903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271.788461538462" calcext:value-type="float">
            <text:p>271.788461538462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461538461539" calcext:value-type="float">
            <text:p>53.8461538461539</text:p>
          </table:table-cell>
          <table:table-cell/>
          <table:table-cell table:formula="of:=(SUM([.E16:.E19])) / 4" office:value-type="float" office:value="707746.721455382" calcext:value-type="float">
            <text:p>707746.721455382</text:p>
          </table:table-cell>
          <table:table-cell table:formula="of:=(SUM([.S16:.S19]) / 4)" office:value-type="float" office:value="55.7692307692308" calcext:value-type="float">
            <text:p>55.7692307692308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1" table:number-rows-spanned="4">
            <text:p>PCD MOD</text:p>
          </table:table-cell>
          <table:table-cell table:style-name="ce1" office:value-type="string" calcext:value-type="string">
            <text:p>persistent-static</text:p>
          </table:table-cell>
          <table:table-cell table:style-name="ce9" office:value-type="float" office:value="4415032.11150695" calcext:value-type="float">
            <text:p>4415032.11150695</text:p>
          </table:table-cell>
          <table:table-cell table:style-name="ce9" office:value-type="float" office:value="14836233.7092666" calcext:value-type="float">
            <text:p>14836233.7092666</text:p>
          </table:table-cell>
          <table:table-cell table:style-name="ce9" office:value-type="float" office:value="158.705439994296" calcext:value-type="float">
            <text:p>158.705439994296</text:p>
          </table:table-cell>
          <table:table-cell table:style-name="ce9" office:value-type="float" office:value="75.7387039979633" calcext:value-type="float">
            <text:p>75.7387039979633</text:p>
          </table:table-cell>
          <table:table-cell table:style-name="ce9" office:value-type="float" office:value="111.5" calcext:value-type="float">
            <text:p>111.5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39.5" calcext:value-type="float">
            <text:p>39.5</text:p>
          </table:table-cell>
          <table:table-cell table:style-name="ce9" office:value-type="float" office:value="650.559027777778" calcext:value-type="float">
            <text:p>650.559027777778</text:p>
          </table:table-cell>
          <table:table-cell table:style-name="ce9" office:value-type="float" office:value="29.25" calcext:value-type="float">
            <text:p>29.25</text:p>
          </table:table-cell>
          <table:table-cell table:style-name="ce9" office:value-type="float" office:value="906" calcext:value-type="float">
            <text:p>906</text:p>
          </table:table-cell>
          <table:table-cell table:style-name="ce9" office:value-type="float" office:value="64.25" calcext:value-type="float">
            <text:p>64.25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office:value-type="float" office:value="81.9444444444444" calcext:value-type="float">
            <text:p>81.9444444444444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persistent-mobile</text:p>
          </table:table-cell>
          <table:table-cell office:value-type="float" office:value="5389762.50087509" calcext:value-type="float">
            <text:p>5389762.50087509</text:p>
          </table:table-cell>
          <table:table-cell office:value-type="float" office:value="18164922.0892887" calcext:value-type="float">
            <text:p>18164922.0892887</text:p>
          </table:table-cell>
          <table:table-cell office:value-type="float" office:value="90.8841610414074" calcext:value-type="float">
            <text:p>90.8841610414074</text:p>
          </table:table-cell>
          <table:table-cell office:value-type="float" office:value="46.7970135766629" calcext:value-type="float">
            <text:p>46.7970135766629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624.906249999999" calcext:value-type="float">
            <text:p>624.906249999999</text:p>
          </table:table-cell>
          <table:table-cell office:value-type="float" office:value="25.5" calcext:value-type="float">
            <text:p>25.5</text:p>
          </table:table-cell>
          <table:table-cell office:value-type="float" office:value="1109.25" calcext:value-type="float">
            <text:p>1109.25</text:p>
          </table:table-cell>
          <table:table-cell office:value-type="float" office:value="52.5" calcext:value-type="float">
            <text:p>52.5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2777777777778" calcext:value-type="float">
            <text:p>65.2777777777778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static</text:p>
          </table:table-cell>
          <table:table-cell office:value-type="float" office:value="4512926.77147403" calcext:value-type="float">
            <text:p>4512926.77147403</text:p>
          </table:table-cell>
          <table:table-cell office:value-type="float" office:value="15169876.0190668" calcext:value-type="float">
            <text:p>15169876.0190668</text:p>
          </table:table-cell>
          <table:table-cell office:value-type="float" office:value="147.498879815161" calcext:value-type="float">
            <text:p>147.498879815161</text:p>
          </table:table-cell>
          <table:table-cell office:value-type="float" office:value="75.7494046699644" calcext:value-type="float">
            <text:p>75.7494046699644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616.684027777778" calcext:value-type="float">
            <text:p>616.684027777778</text:p>
          </table:table-cell>
          <table:table-cell office:value-type="float" office:value="23" calcext:value-type="float">
            <text:p>23</text:p>
          </table:table-cell>
          <table:table-cell office:value-type="float" office:value="896.75" calcext:value-type="float">
            <text:p>896.75</text:p>
          </table:table-cell>
          <table:table-cell office:value-type="float" office:value="62.25" calcext:value-type="float">
            <text:p>62.2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.9444444444444" calcext:value-type="float">
            <text:p>81.9444444444444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table:style-name="ce8" office:value-type="string" calcext:value-type="string">
            <text:p>transient-mobile</text:p>
          </table:table-cell>
          <table:table-cell table:style-name="ce10" office:value-type="float" office:value="5389762.50087509" calcext:value-type="float">
            <text:p>5389762.50087509</text:p>
          </table:table-cell>
          <table:table-cell table:style-name="ce10" office:value-type="float" office:value="18164922.0892887" calcext:value-type="float">
            <text:p>18164922.0892887</text:p>
          </table:table-cell>
          <table:table-cell table:style-name="ce10" office:value-type="float" office:value="90.8841610414074" calcext:value-type="float">
            <text:p>90.8841610414074</text:p>
          </table:table-cell>
          <table:table-cell table:style-name="ce10" office:value-type="float" office:value="46.7970135766629" calcext:value-type="float">
            <text:p>46.7970135766629</text:p>
          </table:table-cell>
          <table:table-cell table:style-name="ce10" office:value-type="float" office:value="111.5" calcext:value-type="float">
            <text:p>111.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39.5" calcext:value-type="float">
            <text:p>39.5</text:p>
          </table:table-cell>
          <table:table-cell table:style-name="ce10" office:value-type="float" office:value="624.906249999999" calcext:value-type="float">
            <text:p>624.906249999999</text:p>
          </table:table-cell>
          <table:table-cell table:style-name="ce10" office:value-type="float" office:value="24.5" calcext:value-type="float">
            <text:p>24.5</text:p>
          </table:table-cell>
          <table:table-cell table:style-name="ce10" office:value-type="float" office:value="1109.25" calcext:value-type="float">
            <text:p>1109.25</text:p>
          </table:table-cell>
          <table:table-cell table:style-name="ce10" office:value-type="float" office:value="52.5" calcext:value-type="float">
            <text:p>52.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47" calcext:value-type="float">
            <text:p>47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65.2777777777778" calcext:value-type="float">
            <text:p>65.2777777777778</text:p>
          </table:table-cell>
          <table:table-cell/>
          <table:table-cell table:formula="of:=(SUM([.E20:.E23])) / 4" office:value-type="float" office:value="16583988.4767277" calcext:value-type="float">
            <text:p>16583988.4767277</text:p>
          </table:table-cell>
          <table:table-cell table:formula="of:=(SUM([.S20:.S23]) / 4)" office:value-type="float" office:value="73.6111111111111" calcext:value-type="float">
            <text:p>73.611111111111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PCD DENSE</text:p>
          </table:table-cell>
          <table:table-cell office:value-type="string" calcext:value-type="string">
            <text:p>persistent-static</text:p>
          </table:table-cell>
          <table:table-cell office:value-type="float" office:value="7707787.14680745" calcext:value-type="float">
            <text:p>7707787.14680745</text:p>
          </table:table-cell>
          <table:table-cell office:value-type="float" office:value="25908276.4055859" calcext:value-type="float">
            <text:p>25908276.4055859</text:p>
          </table:table-cell>
          <table:table-cell office:value-type="float" office:value="288.637972326345" calcext:value-type="float">
            <text:p>288.637972326345</text:p>
          </table:table-cell>
          <table:table-cell office:value-type="float" office:value="162.869336570791" calcext:value-type="float">
            <text:p>162.869336570791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690.506880733945" calcext:value-type="float">
            <text:p>690.506880733945</text:p>
          </table:table-cell>
          <table:table-cell office:value-type="float" office:value="33" calcext:value-type="float">
            <text:p>33</text:p>
          </table:table-cell>
          <table:table-cell office:value-type="float" office:value="887.5" calcext:value-type="float">
            <text:p>887.5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8990825688073" calcext:value-type="float">
            <text:p>78.8990825688073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persistent-mobile</text:p>
          </table:table-cell>
          <table:table-cell office:value-type="float" office:value="9781427.51389256" calcext:value-type="float">
            <text:p>9781427.51389256</text:p>
          </table:table-cell>
          <table:table-cell office:value-type="float" office:value="32962105.2055559" calcext:value-type="float">
            <text:p>32962105.2055559</text:p>
          </table:table-cell>
          <table:table-cell office:value-type="float" office:value="136.863741508601" calcext:value-type="float">
            <text:p>136.863741508601</text:p>
          </table:table-cell>
          <table:table-cell office:value-type="float" office:value="70.6162383574613" calcext:value-type="float">
            <text:p>70.6162383574613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677.266055045869" calcext:value-type="float">
            <text:p>677.266055045869</text:p>
          </table:table-cell>
          <table:table-cell office:value-type="float" office:value="26.5" calcext:value-type="float">
            <text:p>26.5</text:p>
          </table:table-cell>
          <table:table-cell office:value-type="float" office:value="1122" calcext:value-type="float">
            <text:p>1122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504587155963" calcext:value-type="float">
            <text:p>60.5504587155963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static</text:p>
          </table:table-cell>
          <table:table-cell office:value-type="float" office:value="8580855.06741658" calcext:value-type="float">
            <text:p>8580855.06741658</text:p>
          </table:table-cell>
          <table:table-cell office:value-type="float" office:value="24868418.3000904" calcext:value-type="float">
            <text:p>24868418.3000904</text:p>
          </table:table-cell>
          <table:table-cell office:value-type="float" office:value="218.584767978932" calcext:value-type="float">
            <text:p>218.584767978932</text:p>
          </table:table-cell>
          <table:table-cell office:value-type="float" office:value="124.956927994523" calcext:value-type="float">
            <text:p>124.956927994523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472.931192660551" calcext:value-type="float">
            <text:p>472.931192660551</text:p>
          </table:table-cell>
          <table:table-cell office:value-type="float" office:value="25" calcext:value-type="float">
            <text:p>25</text:p>
          </table:table-cell>
          <table:table-cell office:value-type="float" office:value="795" calcext:value-type="float">
            <text:p>795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.3853211009174" calcext:value-type="float">
            <text:p>62.3853211009174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table:style-name="ce8" office:value-type="string" calcext:value-type="string">
            <text:p>transient-mobile</text:p>
          </table:table-cell>
          <table:table-cell table:style-name="ce10" office:value-type="float" office:value="9781427.51389256" calcext:value-type="float">
            <text:p>9781427.51389256</text:p>
          </table:table-cell>
          <table:table-cell table:style-name="ce10" office:value-type="float" office:value="32962105.2055559" calcext:value-type="float">
            <text:p>32962105.2055559</text:p>
          </table:table-cell>
          <table:table-cell table:style-name="ce10" office:value-type="float" office:value="136.863741508601" calcext:value-type="float">
            <text:p>136.863741508601</text:p>
          </table:table-cell>
          <table:table-cell table:style-name="ce10" office:value-type="float" office:value="70.6162383574613" calcext:value-type="float">
            <text:p>70.6162383574613</text:p>
          </table:table-cell>
          <table:table-cell table:style-name="ce10" office:value-type="float" office:value="166.5" calcext:value-type="float">
            <text:p>166.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7.5" calcext:value-type="float">
            <text:p>57.5</text:p>
          </table:table-cell>
          <table:table-cell table:style-name="ce10" office:value-type="float" office:value="677.266055045869" calcext:value-type="float">
            <text:p>677.266055045869</text:p>
          </table:table-cell>
          <table:table-cell table:style-name="ce10" office:value-type="float" office:value="26.5" calcext:value-type="float">
            <text:p>26.5</text:p>
          </table:table-cell>
          <table:table-cell table:style-name="ce10" office:value-type="float" office:value="1122" calcext:value-type="float">
            <text:p>1122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60.5504587155963" calcext:value-type="float">
            <text:p>60.5504587155963</text:p>
          </table:table-cell>
          <table:table-cell/>
          <table:table-cell table:formula="of:=(SUM([.E24:.E27])) / 4" office:value-type="float" office:value="29175226.279197" calcext:value-type="float">
            <text:p>29175226.279197</text:p>
          </table:table-cell>
          <table:table-cell table:formula="of:=(SUM([.S24:.S27]) / 4)" office:value-type="float" office:value="65.5963302752294" calcext:value-type="float">
            <text:p>65.5963302752294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93.53mm" svg:height="159.68mm" svg:x="22.52mm" svg:y="130.95mm">
            <draw:object draw:notify-on-update-of-ranges="Sheet1.B4:Sheet1.B4 Sheet2.V7:Sheet2.V7 Sheet1.B16:Sheet1.B16 Sheet2.V19:Sheet2.V19 Sheet1.W40:Sheet1.W40 Sheet1.B8:Sheet1.B8 Sheet2.V11:Sheet2.V11 Sheet1.B20:Sheet1.B20 Sheet2.V23:Sheet2.V23 Sheet1.W39:Sheet1.W39 Sheet1.B12:Sheet1.B12 Sheet2.V15:Sheet2.V15 Sheet1.B24:Sheet1.B24 Sheet2.V27:Sheet2.V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7.88mm" svg:height="159.91mm" svg:x="221.68mm" svg:y="130.95mm">
            <draw:object draw:notify-on-update-of-ranges="Sheet1.X4:Sheet1.X7 Sheet1.X2:Sheet1.X2 Sheet2.Y4:Sheet2.Y7 Sheet1.X8:Sheet1.X8 Sheet2.Y10:Sheet2.Y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15.69mm" svg:height="157.85mm" svg:x="443.38mm" svg:y="130.96mm">
            <draw:object draw:notify-on-update-of-ranges="Sheet1.B4:Sheet1.B4 Sheet2.U7:Sheet2.U7 Sheet1.B16:Sheet1.B16 Sheet2.U19:Sheet2.U19 Sheet1.Y27:Sheet1.Y27 Sheet1.B8:Sheet1.B8 Sheet2.U11:Sheet2.U11 Sheet1.B20:Sheet1.B20 Sheet2.U23:Sheet2.U23 Sheet1.Y27:Sheet1.Y27 Sheet1.B12:Sheet1.B12 Sheet2.U15:Sheet2.U15 Sheet1.B24:Sheet1.B24 Sheet2.U27:Sheet2.U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14" table:default-cell-style-name="ce3"/>
        <table:table-column table:style-name="co4" table:default-cell-style-name="ce7"/>
        <table:table-column table:style-name="co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6" table:default-cell-style-name="ce13"/>
        <table:table-column table:style-name="co20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15" table:number-rows-spanned="1">
            <text:p>Results gathered for Transmission Range of 300m</text:p>
          </table:table-cell>
          <table:covered-table-cell table:number-columns-repeated="13"/>
          <table:covered-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ContentType</text:p>
          </table:table-cell>
          <table:table-cell table:style-name="ce6" office:value-type="string" calcext:value-type="string">
            <text:p>TotalKb</text:p>
          </table:table-cell>
          <table:table-cell table:style-name="ce6" office:value-type="string" calcext:value-type="string">
            <text:p>TotalPackets</text:p>
          </table:table-cell>
          <table:table-cell table:style-name="ce6" office:value-type="string" calcext:value-type="string">
            <text:p>InSatisfiedInterests</text:p>
          </table:table-cell>
          <table:table-cell table:style-name="ce6" office:value-type="string" calcext:value-type="string">
            <text:p>OutSatisfiedInterests</text:p>
          </table:table-cell>
          <table:table-cell table:style-name="ce6" office:value-type="string" calcext:value-type="string">
            <text:p>TotalNodes</text:p>
          </table:table-cell>
          <table:table-cell table:style-name="ce6" office:value-type="string" calcext:value-type="string">
            <text:p>TotalConsumers</text:p>
          </table:table-cell>
          <table:table-cell table:style-name="ce6" office:value-type="string" calcext:value-type="string">
            <text:p>TotalProducers</text:p>
          </table:table-cell>
          <table:table-cell table:style-name="ce6" office:value-type="string" calcext:value-type="string">
            <text:p>AverageAwarenessDistance</text:p>
          </table:table-cell>
          <table:table-cell table:style-name="ce6" office:value-type="string" calcext:value-type="string">
            <text:p>MinimumAwarenessDistance</text:p>
          </table:table-cell>
          <table:table-cell table:style-name="ce6" office:value-type="string" calcext:value-type="string">
            <text:p>MaximumAwarenessDistance</text:p>
          </table:table-cell>
          <table:table-cell table:style-name="ce6" office:value-type="string" calcext:value-type="string">
            <text:p>TotalInformed</text:p>
          </table:table-cell>
          <table:table-cell table:style-name="ce6" office:value-type="string" calcext:value-type="string">
            <text:p>TotalInformedBefore</text:p>
          </table:table-cell>
          <table:table-cell table:style-name="ce6" office:value-type="string" calcext:value-type="string">
            <text:p>TotalSafelyInformed</text:p>
          </table:table-cell>
          <table:table-cell table:style-name="ce6" office:value-type="string" calcext:value-type="string">
            <text:p>TotalInformedAfter</text:p>
          </table:table-cell>
          <table:table-cell table:number-columns-repeated="3"/>
          <table:table-cell office:value-type="string" calcext:value-type="string">
            <text:p>Average Packets Observed</text:p>
          </table:table-cell>
          <table:table-cell office:value-type="string" calcext:value-type="string">
            <text:p>Average Safely Informed By Density</text:p>
          </table:table-cell>
          <table:table-cell/>
          <table:table-cell table:style-name="ce6" office:value-type="string" calcext:value-type="string">
            <text:p>ContentType</text:p>
          </table:table-cell>
          <table:table-cell table:style-name="ce6" office:value-type="string" calcext:value-type="string">
            <text:p>AvgMinDistanc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REGULAR SPARSE</text:p>
          </table:table-cell>
          <table:table-cell table:style-name="ce1" office:value-type="string" calcext:value-type="string">
            <text:p>persistent-static</text:p>
          </table:table-cell>
          <table:table-cell table:style-name="ce9" office:value-type="float" office:value="317007.906716474" calcext:value-type="float">
            <text:p>317007.906716474</text:p>
          </table:table-cell>
          <table:table-cell table:style-name="ce9" office:value-type="float" office:value="1059679.48845188" calcext:value-type="float">
            <text:p>1059679.48845188</text:p>
          </table:table-cell>
          <table:table-cell table:style-name="ce9" office:value-type="float" office:value="41.4999999999752" calcext:value-type="float">
            <text:p>41.4999999999752</text:p>
          </table:table-cell>
          <table:table-cell table:style-name="ce9" office:value-type="float" office:value="14.9999999999852" calcext:value-type="float">
            <text:p>14.9999999999852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.5" calcext:value-type="float">
            <text:p>10.5</text:p>
          </table:table-cell>
          <table:table-cell table:style-name="ce9" office:value-type="float" office:value="611.307692307692" calcext:value-type="float">
            <text:p>611.30769230769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047" calcext:value-type="float">
            <text:p>1047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number-matrix-columns-spanned="1" table:number-matrix-rows-spanned="24" table:formula="of:=([.P4:.P27] / [.I4:.I27]) * 100" office:value-type="float" office:value="84.6153846153846" calcext:value-type="float">
            <text:p>84.6153846153846</text:p>
          </table:table-cell>
          <table:table-cell table:number-columns-repeated="4"/>
          <table:table-cell table:style-name="ce27" office:value-type="string" calcext:value-type="string">
            <text:p>persistent-static</text:p>
          </table:table-cell>
          <table:table-cell table:style-name="ce27" table:formula="of:=(SUM([.K4];[.K8];[.K12])) / 3" office:value-type="float" office:value="819.570836273818" calcext:value-type="float">
            <text:p>819.5708362738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sistent-mobile</text:p>
          </table:table-cell>
          <table:table-cell office:value-type="float" office:value="389654.121698844" calcext:value-type="float">
            <text:p>389654.121698844</text:p>
          </table:table-cell>
          <table:table-cell office:value-type="float" office:value="1313657.49142052" calcext:value-type="float">
            <text:p>1313657.49142052</text:p>
          </table:table-cell>
          <table:table-cell office:value-type="float" office:value="27.9999992238078" calcext:value-type="float">
            <text:p>27.9999992238078</text:p>
          </table:table-cell>
          <table:table-cell office:value-type="float" office:value="10.999999611904" calcext:value-type="float">
            <text:p>10.999999611904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466.307692307692" calcext:value-type="float">
            <text:p>466.307692307692</text:p>
          </table:table-cell>
          <table:table-cell office:value-type="float" office:value="41" calcext:value-type="float">
            <text:p>41</text:p>
          </table:table-cell>
          <table:table-cell office:value-type="float" office:value="931.5" calcext:value-type="float">
            <text:p>931.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0769230769231" calcext:value-type="float">
            <text:p>73.0769230769231</text:p>
          </table:table-cell>
          <table:table-cell table:number-columns-repeated="4"/>
          <table:table-cell table:style-name="ce27" office:value-type="string" calcext:value-type="string">
            <text:p>persistent-mobile</text:p>
          </table:table-cell>
          <table:table-cell table:style-name="ce27" table:formula="of:=(SUM([.K5];[.K9];[.K13])) / 3" office:value-type="float" office:value="926.504364986017" calcext:value-type="float">
            <text:p>926.5043649860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static</text:p>
          </table:table-cell>
          <table:table-cell office:value-type="float" office:value="368549.061521909" calcext:value-type="float">
            <text:p>368549.061521909</text:p>
          </table:table-cell>
          <table:table-cell office:value-type="float" office:value="1234634.48959244" calcext:value-type="float">
            <text:p>1234634.48959244</text:p>
          </table:table-cell>
          <table:table-cell office:value-type="float" office:value="27.4999359999998" calcext:value-type="float">
            <text:p>27.4999359999998</text:p>
          </table:table-cell>
          <table:table-cell office:value-type="float" office:value="12.2499744" calcext:value-type="float">
            <text:p>12.2499744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205.346153846154" calcext:value-type="float">
            <text:p>205.346153846154</text:p>
          </table:table-cell>
          <table:table-cell office:value-type="float" office:value="45" calcext:value-type="float">
            <text:p>45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.5384615384615" calcext:value-type="float">
            <text:p>61.5384615384615</text:p>
          </table:table-cell>
          <table:table-cell table:number-columns-repeated="4"/>
          <table:table-cell table:style-name="ce27" office:value-type="string" calcext:value-type="string">
            <text:p>transient-static</text:p>
          </table:table-cell>
          <table:table-cell table:style-name="ce27" table:formula="of:=(SUM([.K6];[.K10];[.K14])) / 3" office:value-type="float" office:value="636.518332287828" calcext:value-type="float">
            <text:p>636.518332287828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transient-mobile</text:p>
          </table:table-cell>
          <table:table-cell table:style-name="ce10" office:value-type="float" office:value="389654.121698844" calcext:value-type="float">
            <text:p>389654.121698844</text:p>
          </table:table-cell>
          <table:table-cell table:style-name="ce10" office:value-type="float" office:value="1313657.49142052" calcext:value-type="float">
            <text:p>1313657.49142052</text:p>
          </table:table-cell>
          <table:table-cell table:style-name="ce10" office:value-type="float" office:value="27.9999992238078" calcext:value-type="float">
            <text:p>27.9999992238078</text:p>
          </table:table-cell>
          <table:table-cell table:style-name="ce10" office:value-type="float" office:value="10.999999611904" calcext:value-type="float">
            <text:p>10.999999611904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466.307692307692" calcext:value-type="float">
            <text:p>466.30769230769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931.5" calcext:value-type="float">
            <text:p>931.5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9.5" calcext:value-type="float">
            <text:p>9.5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73.0769230769231" calcext:value-type="float">
            <text:p>73.0769230769231</text:p>
          </table:table-cell>
          <table:table-cell/>
          <table:table-cell table:formula="of:=(SUM([.E4:.E7])) / 4" office:value-type="float" office:value="1230407.24022134" calcext:value-type="float">
            <text:p>1230407.24022134</text:p>
          </table:table-cell>
          <table:table-cell table:formula="of:=(SUM([.S4:.S7]) / 4)" office:value-type="float" office:value="73.0769230769231" calcext:value-type="float">
            <text:p>73.0769230769231</text:p>
          </table:table-cell>
          <table:table-cell/>
          <table:table-cell table:style-name="ce27" office:value-type="string" calcext:value-type="string">
            <text:p>Transient-mobile</text:p>
          </table:table-cell>
          <table:table-cell table:style-name="ce27" table:formula="of:=(SUM([.K7];[.K11];[.K15])) / 3" office:value-type="float" office:value="926.504364986017" calcext:value-type="float">
            <text:p>926.504364986017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REGULAR MOD</text:p>
          </table:table-cell>
          <table:table-cell office:value-type="string" calcext:value-type="string">
            <text:p>persistent-static</text:p>
          </table:table-cell>
          <table:table-cell office:value-type="float" office:value="3663141.51121063" calcext:value-type="float">
            <text:p>3663141.51121063</text:p>
          </table:table-cell>
          <table:table-cell office:value-type="float" office:value="12191993.9781992" calcext:value-type="float">
            <text:p>12191993.9781992</text:p>
          </table:table-cell>
          <table:table-cell office:value-type="float" office:value="232.999999999838" calcext:value-type="float">
            <text:p>232.999999999838</text:p>
          </table:table-cell>
          <table:table-cell office:value-type="float" office:value="94.7499999999655" calcext:value-type="float">
            <text:p>94.7499999999655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2222222222222" calcext:value-type="float">
            <text:p>97.2222222222222</text:p>
          </table:table-cell>
          <table:table-cell table:number-columns-repeated="4"/>
          <table:table-cell office:value-type="string" calcext:value-type="string">
            <text:p>PCD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ersistent-mobile</text:p>
          </table:table-cell>
          <table:table-cell office:value-type="float" office:value="4617899.33596926" calcext:value-type="float">
            <text:p>4617899.33596926</text:p>
          </table:table-cell>
          <table:table-cell office:value-type="float" office:value="15472861.7399652" calcext:value-type="float">
            <text:p>15472861.7399652</text:p>
          </table:table-cell>
          <table:table-cell office:value-type="float" office:value="172.999999898623" calcext:value-type="float">
            <text:p>172.999999898623</text:p>
          </table:table-cell>
          <table:table-cell office:value-type="float" office:value="62.9999999743999" calcext:value-type="float">
            <text:p>62.9999999743999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2222222222222" calcext:value-type="float">
            <text:p>97.2222222222222</text:p>
          </table:table-cell>
          <table:table-cell table:number-columns-repeated="4"/>
          <table:table-cell table:style-name="ce6" office:value-type="string" calcext:value-type="string">
            <text:p>ContentType</text:p>
          </table:table-cell>
          <table:table-cell table:style-name="ce6" office:value-type="string" calcext:value-type="string">
            <text:p>AvgMinDistanc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static</text:p>
          </table:table-cell>
          <table:table-cell office:value-type="float" office:value="4461828.4149582" calcext:value-type="float">
            <text:p>4461828.4149582</text:p>
          </table:table-cell>
          <table:table-cell office:value-type="float" office:value="14928784.3507408" calcext:value-type="float">
            <text:p>14928784.3507408</text:p>
          </table:table-cell>
          <table:table-cell office:value-type="float" office:value="177.249999999825" calcext:value-type="float">
            <text:p>177.249999999825</text:p>
          </table:table-cell>
          <table:table-cell office:value-type="float" office:value="66.4999999999671" calcext:value-type="float">
            <text:p>66.4999999999671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812.263888888889" calcext:value-type="float">
            <text:p>812.263888888889</text:p>
          </table:table-cell>
          <table:table-cell office:value-type="float" office:value="45" calcext:value-type="float">
            <text:p>45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.0555555555556" calcext:value-type="float">
            <text:p>93.0555555555556</text:p>
          </table:table-cell>
          <table:table-cell table:number-columns-repeated="4"/>
          <table:table-cell table:style-name="ce27" office:value-type="string" calcext:value-type="string">
            <text:p>persistent-static</text:p>
          </table:table-cell>
          <table:table-cell table:style-name="ce27" table:formula="of:=(SUM([.K16];[.K20];[.K24])) / 3" office:value-type="float" office:value="819.641172665255" calcext:value-type="float">
            <text:p>819.64117266525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mobile</text:p>
          </table:table-cell>
          <table:table-cell office:value-type="float" office:value="4617899.33596926" calcext:value-type="float">
            <text:p>4617899.33596926</text:p>
          </table:table-cell>
          <table:table-cell office:value-type="float" office:value="15472861.7399652" calcext:value-type="float">
            <text:p>15472861.7399652</text:p>
          </table:table-cell>
          <table:table-cell office:value-type="float" office:value="172.999999898623" calcext:value-type="float">
            <text:p>172.999999898623</text:p>
          </table:table-cell>
          <table:table-cell office:value-type="float" office:value="62.9999999743999" calcext:value-type="float">
            <text:p>62.9999999743999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2222222222222" calcext:value-type="float">
            <text:p>97.2222222222222</text:p>
          </table:table-cell>
          <table:table-cell/>
          <table:table-cell table:formula="of:=(SUM([.E8:.E11])) / 4" office:value-type="float" office:value="14516625.4522176" calcext:value-type="float">
            <text:p>14516625.4522176</text:p>
          </table:table-cell>
          <table:table-cell table:formula="of:=(SUM([.S8:.S11]) / 4)" office:value-type="float" office:value="96.1805555555556" calcext:value-type="float">
            <text:p>96.1805555555556</text:p>
          </table:table-cell>
          <table:table-cell/>
          <table:table-cell table:style-name="ce27" office:value-type="string" calcext:value-type="string">
            <text:p>persistent-mobile</text:p>
          </table:table-cell>
          <table:table-cell table:style-name="ce27" table:formula="of:=(SUM([.K17];[.K21];[.K25])) / 3" office:value-type="float" office:value="927.902506599755" calcext:value-type="float">
            <text:p>927.90250659975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REGULAR DENSE</text:p>
          </table:table-cell>
          <table:table-cell table:style-name="ce1" office:value-type="string" calcext:value-type="string">
            <text:p>persistent-static</text:p>
          </table:table-cell>
          <table:table-cell table:style-name="ce9" office:value-type="float" office:value="5624154.73084535" calcext:value-type="float">
            <text:p>5624154.73084535</text:p>
          </table:table-cell>
          <table:table-cell table:style-name="ce9" office:value-type="float" office:value="18705724.9687583" calcext:value-type="float">
            <text:p>18705724.9687583</text:p>
          </table:table-cell>
          <table:table-cell table:style-name="ce9" office:value-type="float" office:value="426.749999999128" calcext:value-type="float">
            <text:p>426.749999999128</text:p>
          </table:table-cell>
          <table:table-cell table:style-name="ce9" office:value-type="float" office:value="215.999999999638" calcext:value-type="float">
            <text:p>215.999999999638</text:p>
          </table:table-cell>
          <table:table-cell table:style-name="ce9" office:value-type="float" office:value="166.5" calcext:value-type="float">
            <text:p>166.5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57.5" calcext:value-type="float">
            <text:p>57.5</text:p>
          </table:table-cell>
          <table:table-cell table:style-name="ce9" office:value-type="float" office:value="948.779816513761" calcext:value-type="float">
            <text:p>948.779816513761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047" calcext:value-type="float">
            <text:p>1047</text:p>
          </table:table-cell>
          <table:table-cell table:number-columns-repeated="2" table:style-name="ce9" office:value-type="float" office:value="109" calcext:value-type="float">
            <text:p>109</text:p>
          </table:table-cell>
          <table:table-cell table:style-name="ce9" office:value-type="float" office:value="107" calcext:value-type="float">
            <text:p>107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office:value-type="float" office:value="98.1651376146789" calcext:value-type="float">
            <text:p>98.1651376146789</text:p>
          </table:table-cell>
          <table:table-cell table:number-columns-repeated="4"/>
          <table:table-cell table:style-name="ce27" office:value-type="string" calcext:value-type="string">
            <text:p>transient-static</text:p>
          </table:table-cell>
          <table:table-cell table:style-name="ce27" table:formula="of:=(SUM([.K18];[.K22];[.K26])) / 3" office:value-type="float" office:value="646.621873284717" calcext:value-type="float">
            <text:p>646.6218732847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sistent-mobile</text:p>
          </table:table-cell>
          <table:table-cell office:value-type="float" office:value="7140993.1145539" calcext:value-type="float">
            <text:p>7140993.1145539</text:p>
          </table:table-cell>
          <table:table-cell office:value-type="float" office:value="23895326.3785502" calcext:value-type="float">
            <text:p>23895326.3785502</text:p>
          </table:table-cell>
          <table:table-cell office:value-type="float" office:value="340.249999836158" calcext:value-type="float">
            <text:p>340.249999836158</text:p>
          </table:table-cell>
          <table:table-cell office:value-type="float" office:value="163.749999955967" calcext:value-type="float">
            <text:p>163.749999955967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1651376146789" calcext:value-type="float">
            <text:p>98.1651376146789</text:p>
          </table:table-cell>
          <table:table-cell table:number-columns-repeated="4"/>
          <table:table-cell table:style-name="ce27" office:value-type="string" calcext:value-type="string">
            <text:p>Transient-mobile</text:p>
          </table:table-cell>
          <table:table-cell table:style-name="ce27" table:formula="of:=(SUM([.K19];[.K23];[.K27])) / 3" office:value-type="float" office:value="927.902506599755" calcext:value-type="float">
            <text:p>927.90250659975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nsient-static</text:p>
          </table:table-cell>
          <table:table-cell office:value-type="float" office:value="6896138.87555185" calcext:value-type="float">
            <text:p>6896138.87555185</text:p>
          </table:table-cell>
          <table:table-cell office:value-type="float" office:value="23031661.6938202" calcext:value-type="float">
            <text:p>23031661.6938202</text:p>
          </table:table-cell>
          <table:table-cell office:value-type="float" office:value="365.999999999172" calcext:value-type="float">
            <text:p>365.999999999172</text:p>
          </table:table-cell>
          <table:table-cell office:value-type="float" office:value="183.999999999637" calcext:value-type="float">
            <text:p>183.999999999637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891.94495412844" calcext:value-type="float">
            <text:p>891.94495412844</text:p>
          </table:table-cell>
          <table:table-cell office:value-type="float" office:value="45" calcext:value-type="float">
            <text:p>45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.4128440366972" calcext:value-type="float">
            <text:p>95.412844036697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8" office:value-type="string" calcext:value-type="string">
            <text:p>transient-mobile</text:p>
          </table:table-cell>
          <table:table-cell table:style-name="ce10" office:value-type="float" office:value="7140993.1145539" calcext:value-type="float">
            <text:p>7140993.1145539</text:p>
          </table:table-cell>
          <table:table-cell table:style-name="ce10" office:value-type="float" office:value="23895326.3785502" calcext:value-type="float">
            <text:p>23895326.3785502</text:p>
          </table:table-cell>
          <table:table-cell table:style-name="ce10" office:value-type="float" office:value="340.249999836158" calcext:value-type="float">
            <text:p>340.249999836158</text:p>
          </table:table-cell>
          <table:table-cell table:style-name="ce10" office:value-type="float" office:value="163.749999955967" calcext:value-type="float">
            <text:p>163.749999955967</text:p>
          </table:table-cell>
          <table:table-cell table:style-name="ce10" office:value-type="float" office:value="166.5" calcext:value-type="float">
            <text:p>166.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7.5" calcext:value-type="float">
            <text:p>57.5</text:p>
          </table:table-cell>
          <table:table-cell table:style-name="ce10" office:value-type="float" office:value="1199.81651376147" calcext:value-type="float">
            <text:p>1199.816513761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368" calcext:value-type="float">
            <text:p>1368</text:p>
          </table:table-cell>
          <table:table-cell table:number-columns-repeated="2" table:style-name="ce10" office:value-type="float" office:value="109" calcext:value-type="float">
            <text:p>109</text:p>
          </table:table-cell>
          <table:table-cell table:style-name="ce10" office:value-type="float" office:value="107" calcext:value-type="float">
            <text:p>107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98.1651376146789" calcext:value-type="float">
            <text:p>98.1651376146789</text:p>
          </table:table-cell>
          <table:table-cell/>
          <table:table-cell table:formula="of:=(SUM([.E12:.E15])) / 4" office:value-type="float" office:value="22382009.8549197" calcext:value-type="float">
            <text:p>22382009.8549197</text:p>
          </table:table-cell>
          <table:table-cell table:formula="of:=(SUM([.S12:.S15]) / 4)" office:value-type="float" office:value="97.4770642201835" calcext:value-type="float">
            <text:p>97.477064220183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1" table:number-rows-spanned="4">
            <text:p>PCD SPARSE</text:p>
          </table:table-cell>
          <table:table-cell office:value-type="string" calcext:value-type="string">
            <text:p>persistent-static</text:p>
          </table:table-cell>
          <table:table-cell office:value-type="float" office:value="316560.981114123" calcext:value-type="float">
            <text:p>316560.981114123</text:p>
          </table:table-cell>
          <table:table-cell office:value-type="float" office:value="1058321.48859864" calcext:value-type="float">
            <text:p>1058321.48859864</text:p>
          </table:table-cell>
          <table:table-cell office:value-type="float" office:value="40.7499999999702" calcext:value-type="float">
            <text:p>40.7499999999702</text:p>
          </table:table-cell>
          <table:table-cell office:value-type="float" office:value="14.7499999999885" calcext:value-type="float">
            <text:p>14.7499999999885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6153846153846" calcext:value-type="float">
            <text:p>84.6153846153846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persistent-mobile</text:p>
          </table:table-cell>
          <table:table-cell office:value-type="float" office:value="387992.255309231" calcext:value-type="float">
            <text:p>387992.255309231</text:p>
          </table:table-cell>
          <table:table-cell office:value-type="float" office:value="1307991.74308609" calcext:value-type="float">
            <text:p>1307991.74308609</text:p>
          </table:table-cell>
          <table:table-cell office:value-type="float" office:value="24.9999999211519" calcext:value-type="float">
            <text:p>24.9999999211519</text:p>
          </table:table-cell>
          <table:table-cell office:value-type="float" office:value="8.999999965184" calcext:value-type="float">
            <text:p>8.999999965184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470.096153846154" calcext:value-type="float">
            <text:p>470.096153846154</text:p>
          </table:table-cell>
          <table:table-cell office:value-type="float" office:value="49.5" calcext:value-type="float">
            <text:p>49.5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0769230769231" calcext:value-type="float">
            <text:p>73.0769230769231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static</text:p>
          </table:table-cell>
          <table:table-cell office:value-type="float" office:value="363569.383289976" calcext:value-type="float">
            <text:p>363569.383289976</text:p>
          </table:table-cell>
          <table:table-cell office:value-type="float" office:value="1221790.74094327" calcext:value-type="float">
            <text:p>1221790.74094327</text:p>
          </table:table-cell>
          <table:table-cell office:value-type="float" office:value="29.2499886079999" calcext:value-type="float">
            <text:p>29.2499886079999</text:p>
          </table:table-cell>
          <table:table-cell office:value-type="float" office:value="9.74999590399999" calcext:value-type="float">
            <text:p>9.7499959039999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227.653846153846" calcext:value-type="float">
            <text:p>227.653846153846</text:p>
          </table:table-cell>
          <table:table-cell office:value-type="float" office:value="47" calcext:value-type="float">
            <text:p>47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.2307692307692" calcext:value-type="float">
            <text:p>69.2307692307692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mobile</text:p>
          </table:table-cell>
          <table:table-cell office:value-type="float" office:value="387992.255309231" calcext:value-type="float">
            <text:p>387992.255309231</text:p>
          </table:table-cell>
          <table:table-cell office:value-type="float" office:value="1307991.74308609" calcext:value-type="float">
            <text:p>1307991.74308609</text:p>
          </table:table-cell>
          <table:table-cell office:value-type="float" office:value="24.9999999211519" calcext:value-type="float">
            <text:p>24.9999999211519</text:p>
          </table:table-cell>
          <table:table-cell office:value-type="float" office:value="8.999999965184" calcext:value-type="float">
            <text:p>8.999999965184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.5</text:p>
          </table:table-cell>
          <table:table-cell office:value-type="float" office:value="470.096153846154" calcext:value-type="float">
            <text:p>470.096153846154</text:p>
          </table:table-cell>
          <table:table-cell office:value-type="float" office:value="49.5" calcext:value-type="float">
            <text:p>49.5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0769230769231" calcext:value-type="float">
            <text:p>73.0769230769231</text:p>
          </table:table-cell>
          <table:table-cell/>
          <table:table-cell table:formula="of:=(SUM([.E16:.E19])) / 4" office:value-type="float" office:value="1224023.92892852" calcext:value-type="float">
            <text:p>1224023.92892852</text:p>
          </table:table-cell>
          <table:table-cell table:formula="of:=(SUM([.S16:.S19]) / 4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1" table:number-rows-spanned="4">
            <text:p>PCD MOD</text:p>
          </table:table-cell>
          <table:table-cell table:style-name="ce1" office:value-type="string" calcext:value-type="string">
            <text:p>persistent-static</text:p>
          </table:table-cell>
          <table:table-cell table:style-name="ce9" office:value-type="float" office:value="3655768.18895511" calcext:value-type="float">
            <text:p>3655768.18895511</text:p>
          </table:table-cell>
          <table:table-cell table:style-name="ce9" office:value-type="float" office:value="12152513.9764422" calcext:value-type="float">
            <text:p>12152513.9764422</text:p>
          </table:table-cell>
          <table:table-cell table:style-name="ce9" office:value-type="float" office:value="227.999999999833" calcext:value-type="float">
            <text:p>227.999999999833</text:p>
          </table:table-cell>
          <table:table-cell table:style-name="ce9" office:value-type="float" office:value="92.4999999999606" calcext:value-type="float">
            <text:p>92.4999999999606</text:p>
          </table:table-cell>
          <table:table-cell table:style-name="ce9" office:value-type="float" office:value="111.5" calcext:value-type="float">
            <text:p>111.5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39.5" calcext:value-type="float">
            <text:p>39.5</text:p>
          </table:table-cell>
          <table:table-cell table:style-name="ce9" office:value-type="float" office:value="898.625" calcext:value-type="float">
            <text:p>898.625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047" calcext:value-type="float">
            <text:p>1047</text:p>
          </table:table-cell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office:value-type="float" office:value="97.2222222222222" calcext:value-type="float">
            <text:p>97.2222222222222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persistent-mobile</text:p>
          </table:table-cell>
          <table:table-cell office:value-type="float" office:value="4621095.23498775" calcext:value-type="float">
            <text:p>4621095.23498775</text:p>
          </table:table-cell>
          <table:table-cell office:value-type="float" office:value="15468063.7395405" calcext:value-type="float">
            <text:p>15468063.7395405</text:p>
          </table:table-cell>
          <table:table-cell office:value-type="float" office:value="174.499999912959" calcext:value-type="float">
            <text:p>174.499999912959</text:p>
          </table:table-cell>
          <table:table-cell office:value-type="float" office:value="63.9999999743999" calcext:value-type="float">
            <text:p>63.9999999743999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2222222222222" calcext:value-type="float">
            <text:p>97.2222222222222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static</text:p>
          </table:table-cell>
          <table:table-cell office:value-type="float" office:value="4410205.5827447" calcext:value-type="float">
            <text:p>4410205.5827447</text:p>
          </table:table-cell>
          <table:table-cell office:value-type="float" office:value="14772982.5452907" calcext:value-type="float">
            <text:p>14772982.5452907</text:p>
          </table:table-cell>
          <table:table-cell office:value-type="float" office:value="176.499999999973" calcext:value-type="float">
            <text:p>176.499999999973</text:p>
          </table:table-cell>
          <table:table-cell office:value-type="float" office:value="70.2499999999927" calcext:value-type="float">
            <text:p>70.2499999999927</text:p>
          </table:table-cell>
          <table:table-cell office:value-type="float" office:value="111.5" calcext:value-type="float">
            <text:p>111.5</text:p>
          </table:table-cell>
          <table:table-cell office:value-type="float" office:value="72" calcext:value-type="float">
            <text:p>72</text:p>
          </table:table-cell>
          <table:table-cell office:value-type="float" office:value="39.5" calcext:value-type="float">
            <text:p>39.5</text:p>
          </table:table-cell>
          <table:table-cell office:value-type="float" office:value="817.083333333333" calcext:value-type="float">
            <text:p>817.083333333333</text:p>
          </table:table-cell>
          <table:table-cell office:value-type="float" office:value="47" calcext:value-type="float">
            <text:p>47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.0555555555556" calcext:value-type="float">
            <text:p>93.0555555555556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table:style-name="ce8" office:value-type="string" calcext:value-type="string">
            <text:p>transient-mobile</text:p>
          </table:table-cell>
          <table:table-cell table:style-name="ce10" office:value-type="float" office:value="4621095.23498775" calcext:value-type="float">
            <text:p>4621095.23498775</text:p>
          </table:table-cell>
          <table:table-cell table:style-name="ce10" office:value-type="float" office:value="15468063.7395405" calcext:value-type="float">
            <text:p>15468063.7395405</text:p>
          </table:table-cell>
          <table:table-cell table:style-name="ce10" office:value-type="float" office:value="174.499999912959" calcext:value-type="float">
            <text:p>174.499999912959</text:p>
          </table:table-cell>
          <table:table-cell table:style-name="ce10" office:value-type="float" office:value="63.9999999743999" calcext:value-type="float">
            <text:p>63.9999999743999</text:p>
          </table:table-cell>
          <table:table-cell table:style-name="ce10" office:value-type="float" office:value="111.5" calcext:value-type="float">
            <text:p>111.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39.5" calcext:value-type="float">
            <text:p>39.5</text:p>
          </table:table-cell>
          <table:table-cell table:style-name="ce10" office:value-type="float" office:value="1113.38888888889" calcext:value-type="float">
            <text:p>1113.3888888888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368" calcext:value-type="float">
            <text:p>1368</text:p>
          </table:table-cell>
          <table:table-cell table:number-columns-repeated="2" table:style-name="ce10" office:value-type="float" office:value="72" calcext:value-type="float">
            <text:p>72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97.2222222222222" calcext:value-type="float">
            <text:p>97.2222222222222</text:p>
          </table:table-cell>
          <table:table-cell/>
          <table:table-cell table:formula="of:=(SUM([.E20:.E23])) / 4" office:value-type="float" office:value="14465406.0002035" calcext:value-type="float">
            <text:p>14465406.0002035</text:p>
          </table:table-cell>
          <table:table-cell table:formula="of:=(SUM([.S20:.S23]) / 4)" office:value-type="float" office:value="96.1805555555556" calcext:value-type="float">
            <text:p>96.180555555555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PCD DENSE</text:p>
          </table:table-cell>
          <table:table-cell office:value-type="string" calcext:value-type="string">
            <text:p>persistent-static</text:p>
          </table:table-cell>
          <table:table-cell office:value-type="float" office:value="5635629.85611865" calcext:value-type="float">
            <text:p>5635629.85611865</text:p>
          </table:table-cell>
          <table:table-cell office:value-type="float" office:value="18744456.5041897" calcext:value-type="float">
            <text:p>18744456.5041897</text:p>
          </table:table-cell>
          <table:table-cell office:value-type="float" office:value="471.74999999763" calcext:value-type="float">
            <text:p>471.74999999763</text:p>
          </table:table-cell>
          <table:table-cell office:value-type="float" office:value="242.499999998756" calcext:value-type="float">
            <text:p>242.499999998756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1651376146789" calcext:value-type="float">
            <text:p>98.1651376146789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persistent-mobile</text:p>
          </table:table-cell>
          <table:table-cell office:value-type="float" office:value="7158399.27921581" calcext:value-type="float">
            <text:p>7158399.27921581</text:p>
          </table:table-cell>
          <table:table-cell office:value-type="float" office:value="23912131.3836824" calcext:value-type="float">
            <text:p>23912131.3836824</text:p>
          </table:table-cell>
          <table:table-cell office:value-type="float" office:value="356.249999548414" calcext:value-type="float">
            <text:p>356.249999548414</text:p>
          </table:table-cell>
          <table:table-cell office:value-type="float" office:value="178.749999813632" calcext:value-type="float">
            <text:p>178.749999813632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1200.22247706422" calcext:value-type="float">
            <text:p>1200.22247706422</text:p>
          </table:table-cell>
          <table:table-cell office:value-type="float" office:value="57" calcext:value-type="float">
            <text:p>57</text:p>
          </table:table-cell>
          <table:table-cell office:value-type="float" office:value="1368.75" calcext:value-type="float">
            <text:p>1368.7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1651376146789" calcext:value-type="float">
            <text:p>98.1651376146789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office:value-type="string" calcext:value-type="string">
            <text:p>transient-static</text:p>
          </table:table-cell>
          <table:table-cell office:value-type="float" office:value="6818778.06274257" calcext:value-type="float">
            <text:p>6818778.06274257</text:p>
          </table:table-cell>
          <table:table-cell office:value-type="float" office:value="22767784.94905" calcext:value-type="float">
            <text:p>22767784.94905</text:p>
          </table:table-cell>
          <table:table-cell office:value-type="float" office:value="375.249999999922" calcext:value-type="float">
            <text:p>375.249999999922</text:p>
          </table:table-cell>
          <table:table-cell office:value-type="float" office:value="199.999999999964" calcext:value-type="float">
            <text:p>199.999999999964</text:p>
          </table:table-cell>
          <table:table-cell office:value-type="float" office:value="166.5" calcext:value-type="float">
            <text:p>166.5</text:p>
          </table:table-cell>
          <table:table-cell office:value-type="float" office:value="109" calcext:value-type="float">
            <text:p>109</text:p>
          </table:table-cell>
          <table:table-cell office:value-type="float" office:value="57.5" calcext:value-type="float">
            <text:p>57.5</text:p>
          </table:table-cell>
          <table:table-cell office:value-type="float" office:value="895.128440366972" calcext:value-type="float">
            <text:p>895.128440366972</text:p>
          </table:table-cell>
          <table:table-cell office:value-type="float" office:value="47" calcext:value-type="float">
            <text:p>47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.4128440366972" calcext:value-type="float">
            <text:p>95.4128440366972</text:p>
          </table:table-cell>
          <table:table-cell table:number-columns-repeated="6"/>
        </table:table-row>
        <table:table-row table:style-name="ro1">
          <table:table-cell/>
          <table:covered-table-cell table:style-name="ce15"/>
          <table:table-cell table:style-name="ce8" office:value-type="string" calcext:value-type="string">
            <text:p>transient-mobile</text:p>
          </table:table-cell>
          <table:table-cell table:style-name="ce10" office:value-type="float" office:value="7158399.27921581" calcext:value-type="float">
            <text:p>7158399.27921581</text:p>
          </table:table-cell>
          <table:table-cell table:style-name="ce10" office:value-type="float" office:value="23912131.3836824" calcext:value-type="float">
            <text:p>23912131.3836824</text:p>
          </table:table-cell>
          <table:table-cell table:style-name="ce10" office:value-type="float" office:value="356.249999548414" calcext:value-type="float">
            <text:p>356.249999548414</text:p>
          </table:table-cell>
          <table:table-cell table:style-name="ce10" office:value-type="float" office:value="178.749999813632" calcext:value-type="float">
            <text:p>178.749999813632</text:p>
          </table:table-cell>
          <table:table-cell table:style-name="ce10" office:value-type="float" office:value="166.5" calcext:value-type="float">
            <text:p>166.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7.5" calcext:value-type="float">
            <text:p>57.5</text:p>
          </table:table-cell>
          <table:table-cell table:style-name="ce10" office:value-type="float" office:value="1200.22247706422" calcext:value-type="float">
            <text:p>1200.22247706422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368.75" calcext:value-type="float">
            <text:p>1368.75</text:p>
          </table:table-cell>
          <table:table-cell table:number-columns-repeated="2" table:style-name="ce10" office:value-type="float" office:value="109" calcext:value-type="float">
            <text:p>109</text:p>
          </table:table-cell>
          <table:table-cell table:style-name="ce10" office:value-type="float" office:value="107" calcext:value-type="float">
            <text:p>107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98.1651376146789" calcext:value-type="float">
            <text:p>98.1651376146789</text:p>
          </table:table-cell>
          <table:table-cell/>
          <table:table-cell table:formula="of:=(SUM([.E24:.E27])) / 4" office:value-type="float" office:value="22334126.0551511" calcext:value-type="float">
            <text:p>22334126.0551511</text:p>
          </table:table-cell>
          <table:table-cell table:formula="of:=(SUM([.S24:.S27]) / 4)" office:value-type="float" office:value="97.4770642201835" calcext:value-type="float">
            <text:p>97.4770642201835</text:p>
          </table:table-cell>
          <table:table-cell table:number-columns-repeated="3"/>
        </table:table-row>
      </table:table>
      <table:table table:name="100m infra data" table:style-name="ta1">
        <table:shapes>
          <draw:frame draw:z-index="0" draw:style-name="gr1" draw:text-style-name="P1" svg:width="159.99mm" svg:height="89.99mm" svg:x="90.09mm" svg:y="541.64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07.64mm" svg:height="173.04mm" svg:x="31.84mm" svg:y="532.21mm">
            <draw:object draw:notify-on-update-of-ranges="'100m infra data'.S5:'100m infra data'.S8 '100m infra data'.S4:'100m infra data'.S4 '100m infra data'.T5:'100m infra data'.T8 '100m infra data'.S61:'100m infra data'.S61 '100m infra data'.T62:'100m infra data'.T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305.14mm" svg:height="171.63mm" svg:x="32.1mm" svg:y="708.55mm">
            <draw:object draw:notify-on-update-of-ranges="'100m infra data'.S5:'100m infra data'.S8 '100m infra data'.S22:'100m infra data'.S22 '100m infra data'.T23:'100m infra data'.T26 '100m infra data'.S80:'100m infra data'.S80 '100m infra data'.T81:'100m infra data'.T8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306.49mm" svg:height="172.39mm" svg:x="342.31mm" svg:y="532.45mm">
            <draw:object draw:notify-on-update-of-ranges="'100m infra data'.S5:'100m infra data'.S8 '100m infra data'.S40:'100m infra data'.S40 '100m infra data'.T41:'100m infra data'.T44 '100m infra data'.S99:'100m infra data'.S99 '100m infra data'.T100:'100m infra data'.T10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1" table:number-columns-repeated="3" table:default-cell-style-name="ce27"/>
        <table:table-column table:style-name="co22" table:number-columns-repeated="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4" table:number-columns-repeated="3" table:default-cell-style-name="Default"/>
        <table:table-row table:style-name="ro1" table:number-rows-repeated="3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REG SPAR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REG SPAR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209299.733425997" calcext:value-type="float">
            <text:p>209299.733425997</text:p>
          </table:table-cell>
          <table:table-cell office:value-type="float" office:value="708337.007160937" calcext:value-type="float">
            <text:p>708337.007160937</text:p>
          </table:table-cell>
          <table:table-cell office:value-type="float" office:value="40.9999871590264" calcext:value-type="float">
            <text:p>40.9999871590264</text:p>
          </table:table-cell>
          <table:table-cell office:value-type="float" office:value="17.9999871999997" calcext:value-type="float">
            <text:p>17.999987199999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7.4615384615385" calcext:value-type="float">
            <text:p>57.4615384615385</text:p>
          </table:table-cell>
          <table:table-cell office:value-type="float" office:value="-31" calcext:value-type="float">
            <text:p>-31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infra</text:p>
          </table:table-cell>
          <table:table-cell table:formula="of:= ([.P5] + [.P9] + [.P13] + [.P17]) / 4" office:value-type="float" office:value="1.5" calcext:value-type="float">
            <text:p>1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07607.246319225" calcext:value-type="float">
            <text:p>207607.246319225</text:p>
          </table:table-cell>
          <table:table-cell office:value-type="float" office:value="701284.956758638" calcext:value-type="float">
            <text:p>701284.956758638</text:p>
          </table:table-cell>
          <table:table-cell office:value-type="float" office:value="45.9999999958899" calcext:value-type="float">
            <text:p>45.9999999958899</text:p>
          </table:table-cell>
          <table:table-cell office:value-type="float" office:value="20.9999999999934" calcext:value-type="float">
            <text:p>20.999999999993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3.846153846154" calcext:value-type="float">
            <text:p>173.846153846154</text:p>
          </table:table-cell>
          <table:table-cell office:value-type="float" office:value="49" calcext:value-type="float">
            <text:p>49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 infra</text:p>
          </table:table-cell>
          <table:table-cell table:formula="of:= ([.P6] + [.P10] + [.P14] + [.P18]) / 4" office:value-type="float" office:value="5.75" calcext:value-type="float">
            <text:p>5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09535.902616333" calcext:value-type="float">
            <text:p>209535.902616333</text:p>
          </table:table-cell>
          <table:table-cell office:value-type="float" office:value="708780.978120076" calcext:value-type="float">
            <text:p>708780.978120076</text:p>
          </table:table-cell>
          <table:table-cell office:value-type="float" office:value="45.9999998969313" calcext:value-type="float">
            <text:p>45.9999998969313</text:p>
          </table:table-cell>
          <table:table-cell office:value-type="float" office:value="19.9999999998361" calcext:value-type="float">
            <text:p>19.999999999836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2.153846153846" calcext:value-type="float">
            <text:p>292.153846153846</text:p>
          </table:table-cell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 infra</text:p>
          </table:table-cell>
          <table:table-cell table:formula="of:= ([.P7] + [.P11] + [.P15] + [.P19]) / 4" office:value-type="float" office:value="9.25" calcext:value-type="float">
            <text:p>9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5095.069134533" calcext:value-type="float">
            <text:p>205095.069134533</text:p>
          </table:table-cell>
          <table:table-cell office:value-type="float" office:value="690962.53303314" calcext:value-type="float">
            <text:p>690962.53303314</text:p>
          </table:table-cell>
          <table:table-cell office:value-type="float" office:value="55.9807999998228" calcext:value-type="float">
            <text:p>55.9807999998228</text:p>
          </table:table-cell>
          <table:table-cell office:value-type="float" office:value="24.9999999999999" calcext:value-type="float">
            <text:p>24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79.846153846154" calcext:value-type="float">
            <text:p>479.846153846154</text:p>
          </table:table-cell>
          <table:table-cell office:value-type="float" office:value="49" calcext:value-type="float">
            <text:p>49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 infra</text:p>
          </table:table-cell>
          <table:table-cell table:formula="of:= ([.P8] + [.P12] + [.P16] + [.P20]) / 4" office:value-type="float" office:value="10.25" calcext:value-type="float">
            <text:p>10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211047.926234562" calcext:value-type="float">
            <text:p>211047.926234562</text:p>
          </table:table-cell>
          <table:table-cell office:value-type="float" office:value="716019.692467084" calcext:value-type="float">
            <text:p>716019.692467084</text:p>
          </table:table-cell>
          <table:table-cell office:value-type="float" office:value="27.9999974318079" calcext:value-type="float">
            <text:p>27.9999974318079</text:p>
          </table:table-cell>
          <table:table-cell office:value-type="float" office:value="14.999998459904" calcext:value-type="float">
            <text:p>14.99999845990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.7692307692308" calcext:value-type="float">
            <text:p>5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09486.029390874" calcext:value-type="float">
            <text:p>209486.029390874</text:p>
          </table:table-cell>
          <table:table-cell office:value-type="float" office:value="711134.27676156" calcext:value-type="float">
            <text:p>711134.27676156</text:p>
          </table:table-cell>
          <table:table-cell office:value-type="float" office:value="24.9999989678079" calcext:value-type="float">
            <text:p>24.9999989678079</text:p>
          </table:table-cell>
          <table:table-cell office:value-type="float" office:value="11.999999483904" calcext:value-type="float">
            <text:p>11.99999948390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.7692307692308" calcext:value-type="float">
            <text:p>5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10147.168423818" calcext:value-type="float">
            <text:p>210147.168423818</text:p>
          </table:table-cell>
          <table:table-cell office:value-type="float" office:value="710319.978140372" calcext:value-type="float">
            <text:p>710319.978140372</text:p>
          </table:table-cell>
          <table:table-cell office:value-type="float" office:value="41.9999996846078" calcext:value-type="float">
            <text:p>41.9999996846078</text:p>
          </table:table-cell>
          <table:table-cell office:value-type="float" office:value="22.9999999959039" calcext:value-type="float">
            <text:p>22.999999995903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38.923076923077" calcext:value-type="float">
            <text:p>538.923076923077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6019.480249728" calcext:value-type="float">
            <text:p>206019.480249728</text:p>
          </table:table-cell>
          <table:table-cell office:value-type="float" office:value="697224.952125781" calcext:value-type="float">
            <text:p>697224.952125781</text:p>
          </table:table-cell>
          <table:table-cell office:value-type="float" office:value="44.9999995822077" calcext:value-type="float">
            <text:p>44.9999995822077</text:p>
          </table:table-cell>
          <table:table-cell office:value-type="float" office:value="20.9999999959039" calcext:value-type="float">
            <text:p>20.99999999590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38.846153846154" calcext:value-type="float">
            <text:p>438.846153846154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212607.629726121" calcext:value-type="float">
            <text:p>212607.629726121</text:p>
          </table:table-cell>
          <table:table-cell office:value-type="float" office:value="720810.00677391" calcext:value-type="float">
            <text:p>720810.00677391</text:p>
          </table:table-cell>
          <table:table-cell office:value-type="float" office:value="27.9999999508476" calcext:value-type="float">
            <text:p>27.9999999508476</text:p>
          </table:table-cell>
          <table:table-cell office:value-type="float" office:value="14.9999999918077" calcext:value-type="float">
            <text:p>14.999999991807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97.9230769230769" calcext:value-type="float">
            <text:p>-97.9230769230769</text:p>
          </table:table-cell>
          <table:table-cell office:value-type="float" office:value="-946" calcext:value-type="float">
            <text:p>-946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11110.560056989" calcext:value-type="float">
            <text:p>211110.560056989</text:p>
          </table:table-cell>
          <table:table-cell office:value-type="float" office:value="714077.957144458" calcext:value-type="float">
            <text:p>714077.957144458</text:p>
          </table:table-cell>
          <table:table-cell office:value-type="float" office:value="32.9999999877114" calcext:value-type="float">
            <text:p>32.9999999877114</text:p>
          </table:table-cell>
          <table:table-cell office:value-type="float" office:value="14.999999995904" calcext:value-type="float">
            <text:p>14.99999999590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-12.0769230769231" calcext:value-type="float">
            <text:p>-12.0769230769231</text:p>
          </table:table-cell>
          <table:table-cell office:value-type="float" office:value="-946" calcext:value-type="float">
            <text:p>-946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14172.877459489" calcext:value-type="float">
            <text:p>214172.877459489</text:p>
          </table:table-cell>
          <table:table-cell office:value-type="float" office:value="723389.963945743" calcext:value-type="float">
            <text:p>723389.963945743</text:p>
          </table:table-cell>
          <table:table-cell office:value-type="float" office:value="36.9993599303678" calcext:value-type="float">
            <text:p>36.9993599303678</text:p>
          </table:table-cell>
          <table:table-cell office:value-type="float" office:value="20.99966717952" calcext:value-type="float">
            <text:p>20.9996671795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946" calcext:value-type="float">
            <text:p>-946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5768.718145544" calcext:value-type="float">
            <text:p>205768.718145544</text:p>
          </table:table-cell>
          <table:table-cell office:value-type="float" office:value="694544.876589998" calcext:value-type="float">
            <text:p>694544.876589998</text:p>
          </table:table-cell>
          <table:table-cell office:value-type="float" office:value="48.9942271999998" calcext:value-type="float">
            <text:p>48.9942271999998</text:p>
          </table:table-cell>
          <table:table-cell office:value-type="float" office:value="23.9996671999999" calcext:value-type="float">
            <text:p>23.999667199999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office:value-type="float" office:value="-341" calcext:value-type="float">
            <text:p>-341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211047.926234562" calcext:value-type="float">
            <text:p>211047.926234562</text:p>
          </table:table-cell>
          <table:table-cell office:value-type="float" office:value="716019.692467084" calcext:value-type="float">
            <text:p>716019.692467084</text:p>
          </table:table-cell>
          <table:table-cell office:value-type="float" office:value="27.9999974318079" calcext:value-type="float">
            <text:p>27.9999974318079</text:p>
          </table:table-cell>
          <table:table-cell office:value-type="float" office:value="14.999998459904" calcext:value-type="float">
            <text:p>14.99999845990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.7692307692308" calcext:value-type="float">
            <text:p>5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09486.029390874" calcext:value-type="float">
            <text:p>209486.029390874</text:p>
          </table:table-cell>
          <table:table-cell office:value-type="float" office:value="711134.27676156" calcext:value-type="float">
            <text:p>711134.27676156</text:p>
          </table:table-cell>
          <table:table-cell office:value-type="float" office:value="24.9999989678079" calcext:value-type="float">
            <text:p>24.9999989678079</text:p>
          </table:table-cell>
          <table:table-cell office:value-type="float" office:value="11.999999483904" calcext:value-type="float">
            <text:p>11.99999948390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.7692307692308" calcext:value-type="float">
            <text:p>5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10147.168423818" calcext:value-type="float">
            <text:p>210147.168423818</text:p>
          </table:table-cell>
          <table:table-cell office:value-type="float" office:value="710319.978140372" calcext:value-type="float">
            <text:p>710319.978140372</text:p>
          </table:table-cell>
          <table:table-cell office:value-type="float" office:value="41.9999996846078" calcext:value-type="float">
            <text:p>41.9999996846078</text:p>
          </table:table-cell>
          <table:table-cell office:value-type="float" office:value="22.9999999959039" calcext:value-type="float">
            <text:p>22.999999995903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38.923076923077" calcext:value-type="float">
            <text:p>538.923076923077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6019.480249728" calcext:value-type="float">
            <text:p>206019.480249728</text:p>
          </table:table-cell>
          <table:table-cell office:value-type="float" office:value="697224.952125781" calcext:value-type="float">
            <text:p>697224.952125781</text:p>
          </table:table-cell>
          <table:table-cell office:value-type="float" office:value="44.9999995822077" calcext:value-type="float">
            <text:p>44.9999995822077</text:p>
          </table:table-cell>
          <table:table-cell office:value-type="float" office:value="20.9999999959039" calcext:value-type="float">
            <text:p>20.99999999590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38.846153846154" calcext:value-type="float">
            <text:p>438.846153846154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REG MOD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REG MOD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4329224.73078201" calcext:value-type="float">
            <text:p>4329224.73078201</text:p>
          </table:table-cell>
          <table:table-cell office:value-type="float" office:value="14538186.4565289" calcext:value-type="float">
            <text:p>14538186.4565289</text:p>
          </table:table-cell>
          <table:table-cell office:value-type="float" office:value="189.975999999961" calcext:value-type="float">
            <text:p>189.975999999961</text:p>
          </table:table-cell>
          <table:table-cell office:value-type="float" office:value="98.9919999999723" calcext:value-type="float">
            <text:p>98.9919999999723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79.166666666667" calcext:value-type="float">
            <text:p>779.1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table:formula="of:= ([.P23] + [.P27] + [.P31] + [.P35]) / 4" office:value-type="float" office:value="42.5" calcext:value-type="float">
            <text:p>4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666955.42719785" calcext:value-type="float">
            <text:p>5666955.42719785</text:p>
          </table:table-cell>
          <table:table-cell office:value-type="float" office:value="19103648.4156691" calcext:value-type="float">
            <text:p>19103648.4156691</text:p>
          </table:table-cell>
          <table:table-cell office:value-type="float" office:value="67.9995519997245" calcext:value-type="float">
            <text:p>67.9995519997245</text:p>
          </table:table-cell>
          <table:table-cell office:value-type="float" office:value="37.9996799997706" calcext:value-type="float">
            <text:p>37.9996799997706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28.805555555556" calcext:value-type="float">
            <text:p>128.805555555556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24] + [.P28] + [.P32] + [.P36]) / 4" office:value-type="float" office:value="28.75" calcext:value-type="float">
            <text:p>28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346504.98498341" calcext:value-type="float">
            <text:p>4346504.98498341</text:p>
          </table:table-cell>
          <table:table-cell office:value-type="float" office:value="14618112.1979583" calcext:value-type="float">
            <text:p>14618112.1979583</text:p>
          </table:table-cell>
          <table:table-cell office:value-type="float" office:value="161.999999999981" calcext:value-type="float">
            <text:p>161.999999999981</text:p>
          </table:table-cell>
          <table:table-cell office:value-type="float" office:value="69.9999999999854" calcext:value-type="float">
            <text:p>69.999999999985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774.472222222222" calcext:value-type="float">
            <text:p>774.472222222222</text:p>
          </table:table-cell>
          <table:table-cell office:value-type="float" office:value="22" calcext:value-type="float">
            <text:p>22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table:formula="of:= ([.P25] + [.P29] + [.P33] + [.P37]) / 4" office:value-type="float" office:value="68.5" calcext:value-type="float">
            <text:p>68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619078.57927773" calcext:value-type="float">
            <text:p>3619078.57927773</text:p>
          </table:table-cell>
          <table:table-cell office:value-type="float" office:value="12143706.8305757" calcext:value-type="float">
            <text:p>12143706.8305757</text:p>
          </table:table-cell>
          <table:table-cell office:value-type="float" office:value="198.825407999986" calcext:value-type="float">
            <text:p>198.825407999986</text:p>
          </table:table-cell>
          <table:table-cell office:value-type="float" office:value="80.9567359999933" calcext:value-type="float">
            <text:p>80.9567359999933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74.083333333333" calcext:value-type="float">
            <text:p>874.08333333333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table:formula="of:= ([.P26] + [.P30] + [.P34] + [.P38]) / 4" office:value-type="float" office:value="67.75" calcext:value-type="float">
            <text:p>67.7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5788711.02123189" calcext:value-type="float">
            <text:p>5788711.02123189</text:p>
          </table:table-cell>
          <table:table-cell office:value-type="float" office:value="19552303.9920119" calcext:value-type="float">
            <text:p>19552303.9920119</text:p>
          </table:table-cell>
          <table:table-cell office:value-type="float" office:value="26.9999999918079" calcext:value-type="float">
            <text:p>26.9999999918079</text:p>
          </table:table-cell>
          <table:table-cell office:value-type="float" office:value="17.7999999959039" calcext:value-type="float">
            <text:p>17.7999999959039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61.1388888888889" calcext:value-type="float">
            <text:p>61.1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823860.06765889" calcext:value-type="float">
            <text:p>5823860.06765889</text:p>
          </table:table-cell>
          <table:table-cell office:value-type="float" office:value="19672898.3425839" calcext:value-type="float">
            <text:p>19672898.3425839</text:p>
          </table:table-cell>
          <table:table-cell office:value-type="float" office:value="34.7999999918078" calcext:value-type="float">
            <text:p>34.7999999918078</text:p>
          </table:table-cell>
          <table:table-cell office:value-type="float" office:value="20.599999995904" calcext:value-type="float">
            <text:p>20.59999999590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8.9583333333333" calcext:value-type="float">
            <text:p>88.9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5424743.66310246" calcext:value-type="float">
            <text:p>5424743.66310246</text:p>
          </table:table-cell>
          <table:table-cell office:value-type="float" office:value="18254925.070953" calcext:value-type="float">
            <text:p>18254925.070953</text:p>
          </table:table-cell>
          <table:table-cell office:value-type="float" office:value="111.882559991808" calcext:value-type="float">
            <text:p>111.882559991808</text:p>
          </table:table-cell>
          <table:table-cell office:value-type="float" office:value="58.9561598935039" calcext:value-type="float">
            <text:p>58.956159893503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074.58333333333" calcext:value-type="float">
            <text:p>1074.58333333333</text:p>
          </table:table-cell>
          <table:table-cell office:value-type="float" office:value="57" calcext:value-type="float">
            <text:p>57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23879.20139539" calcext:value-type="float">
            <text:p>4623879.20139539</text:p>
          </table:table-cell>
          <table:table-cell office:value-type="float" office:value="15542303.3137423" calcext:value-type="float">
            <text:p>15542303.3137423</text:p>
          </table:table-cell>
          <table:table-cell office:value-type="float" office:value="172.599812702207" calcext:value-type="float">
            <text:p>172.599812702207</text:p>
          </table:table-cell>
          <table:table-cell office:value-type="float" office:value="85.9999589335038" calcext:value-type="float">
            <text:p>85.9999589335038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058.73611111111" calcext:value-type="float">
            <text:p>1058.73611111111</text:p>
          </table:table-cell>
          <table:table-cell office:value-type="float" office:value="32" calcext:value-type="float">
            <text:p>32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4331958.68389317" calcext:value-type="float">
            <text:p>4331958.68389317</text:p>
          </table:table-cell>
          <table:table-cell office:value-type="float" office:value="14548393.4564965" calcext:value-type="float">
            <text:p>14548393.4564965</text:p>
          </table:table-cell>
          <table:table-cell office:value-type="float" office:value="174.97599999998" calcext:value-type="float">
            <text:p>174.97599999998</text:p>
          </table:table-cell>
          <table:table-cell office:value-type="float" office:value="90.9919999999789" calcext:value-type="float">
            <text:p>90.9919999999789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51.111111111111" calcext:value-type="float">
            <text:p>751.111111111111</text:p>
          </table:table-cell>
          <table:table-cell office:value-type="float" office:value="-946" calcext:value-type="float">
            <text:p>-946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679578.20676218" calcext:value-type="float">
            <text:p>5679578.20676218</text:p>
          </table:table-cell>
          <table:table-cell office:value-type="float" office:value="19147213.3000392" calcext:value-type="float">
            <text:p>19147213.3000392</text:p>
          </table:table-cell>
          <table:table-cell office:value-type="float" office:value="44.5423359999999" calcext:value-type="float">
            <text:p>44.5423359999999</text:p>
          </table:table-cell>
          <table:table-cell office:value-type="float" office:value="29.5599743998296" calcext:value-type="float">
            <text:p>29.5599743998296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91.6388888888889" calcext:value-type="float">
            <text:p>91.6388888888889</text:p>
          </table:table-cell>
          <table:table-cell office:value-type="float" office:value="-946" calcext:value-type="float">
            <text:p>-946</text:p>
          </table:table-cell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346888.46942385" calcext:value-type="float">
            <text:p>4346888.46942385</text:p>
          </table:table-cell>
          <table:table-cell office:value-type="float" office:value="14618694.1979684" calcext:value-type="float">
            <text:p>14618694.1979684</text:p>
          </table:table-cell>
          <table:table-cell office:value-type="float" office:value="157.999999999987" calcext:value-type="float">
            <text:p>157.999999999987</text:p>
          </table:table-cell>
          <table:table-cell office:value-type="float" office:value="67.9999999999855" calcext:value-type="float">
            <text:p>67.9999999999855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766.888888888889" calcext:value-type="float">
            <text:p>766.888888888889</text:p>
          </table:table-cell>
          <table:table-cell office:value-type="float" office:value="-224" calcext:value-type="float">
            <text:p>-224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930854.63869552" calcext:value-type="float">
            <text:p>3930854.63869552</text:p>
          </table:table-cell>
          <table:table-cell office:value-type="float" office:value="13197731.3825337" calcext:value-type="float">
            <text:p>13197731.3825337</text:p>
          </table:table-cell>
          <table:table-cell office:value-type="float" office:value="211.999999978189" calcext:value-type="float">
            <text:p>211.999999978189</text:p>
          </table:table-cell>
          <table:table-cell office:value-type="float" office:value="93.9999999932824" calcext:value-type="float">
            <text:p>93.9999999932824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03.833333333333" calcext:value-type="float">
            <text:p>803.833333333333</text:p>
          </table:table-cell>
          <table:table-cell office:value-type="float" office:value="-315" calcext:value-type="float">
            <text:p>-315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5788711.02123189" calcext:value-type="float">
            <text:p>5788711.02123189</text:p>
          </table:table-cell>
          <table:table-cell office:value-type="float" office:value="19552303.9920119" calcext:value-type="float">
            <text:p>19552303.9920119</text:p>
          </table:table-cell>
          <table:table-cell office:value-type="float" office:value="26.9999999918079" calcext:value-type="float">
            <text:p>26.9999999918079</text:p>
          </table:table-cell>
          <table:table-cell office:value-type="float" office:value="17.7999999959039" calcext:value-type="float">
            <text:p>17.7999999959039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61.1388888888889" calcext:value-type="float">
            <text:p>61.1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823860.06765889" calcext:value-type="float">
            <text:p>5823860.06765889</text:p>
          </table:table-cell>
          <table:table-cell office:value-type="float" office:value="19672898.3425839" calcext:value-type="float">
            <text:p>19672898.3425839</text:p>
          </table:table-cell>
          <table:table-cell office:value-type="float" office:value="34.7999999918078" calcext:value-type="float">
            <text:p>34.7999999918078</text:p>
          </table:table-cell>
          <table:table-cell office:value-type="float" office:value="20.599999995904" calcext:value-type="float">
            <text:p>20.59999999590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8.9583333333333" calcext:value-type="float">
            <text:p>88.9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5424743.66310246" calcext:value-type="float">
            <text:p>5424743.66310246</text:p>
          </table:table-cell>
          <table:table-cell office:value-type="float" office:value="18254925.070953" calcext:value-type="float">
            <text:p>18254925.070953</text:p>
          </table:table-cell>
          <table:table-cell office:value-type="float" office:value="111.882559991808" calcext:value-type="float">
            <text:p>111.882559991808</text:p>
          </table:table-cell>
          <table:table-cell office:value-type="float" office:value="58.9561598935039" calcext:value-type="float">
            <text:p>58.956159893503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074.58333333333" calcext:value-type="float">
            <text:p>1074.58333333333</text:p>
          </table:table-cell>
          <table:table-cell office:value-type="float" office:value="57" calcext:value-type="float">
            <text:p>57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23879.20139539" calcext:value-type="float">
            <text:p>4623879.20139539</text:p>
          </table:table-cell>
          <table:table-cell office:value-type="float" office:value="15542303.3137423" calcext:value-type="float">
            <text:p>15542303.3137423</text:p>
          </table:table-cell>
          <table:table-cell office:value-type="float" office:value="172.599812702207" calcext:value-type="float">
            <text:p>172.599812702207</text:p>
          </table:table-cell>
          <table:table-cell office:value-type="float" office:value="85.9999589335038" calcext:value-type="float">
            <text:p>85.9999589335038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058.73611111111" calcext:value-type="float">
            <text:p>1058.73611111111</text:p>
          </table:table-cell>
          <table:table-cell office:value-type="float" office:value="32" calcext:value-type="float">
            <text:p>32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REG DEN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REG DEN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10385182.6031906" calcext:value-type="float">
            <text:p>10385182.6031906</text:p>
          </table:table-cell>
          <table:table-cell office:value-type="float" office:value="35016949.1791915" calcext:value-type="float">
            <text:p>35016949.1791915</text:p>
          </table:table-cell>
          <table:table-cell office:value-type="float" office:value="53.7951999999539" calcext:value-type="float">
            <text:p>53.7951999999539</text:p>
          </table:table-cell>
          <table:table-cell office:value-type="float" office:value="27.7999999999868" calcext:value-type="float">
            <text:p>27.7999999999868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71.5137614678899" calcext:value-type="float">
            <text:p>71.5137614678899</text:p>
          </table:table-cell>
          <table:table-cell office:value-type="float" office:value="-23" calcext:value-type="float">
            <text:p>-23</text:p>
          </table:table-cell>
          <table:table-cell office:value-type="float" office:value="595" calcext:value-type="float">
            <text:p>595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-infra</text:p>
          </table:table-cell>
          <table:table-cell table:formula="of:= ([.P41] + [.P45] + [.P49] + [.P53]) / 4" office:value-type="float" office:value="23" calcext:value-type="float">
            <text:p>2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7655294.50066819" calcext:value-type="float">
            <text:p>7655294.50066819</text:p>
          </table:table-cell>
          <table:table-cell office:value-type="float" office:value="25721810.637971" calcext:value-type="float">
            <text:p>25721810.637971</text:p>
          </table:table-cell>
          <table:table-cell office:value-type="float" office:value="303.879977983985" calcext:value-type="float">
            <text:p>303.879977983985</text:p>
          </table:table-cell>
          <table:table-cell office:value-type="float" office:value="185.519982079993" calcext:value-type="float">
            <text:p>185.519982079993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875.981651376147" calcext:value-type="float">
            <text:p>875.981651376147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42] + [.P46] + [.P50] + [.P54]) / 4" office:value-type="float" office:value="61.5" calcext:value-type="float">
            <text:p>61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258714.14148962" calcext:value-type="float">
            <text:p>7258714.14148962</text:p>
          </table:table-cell>
          <table:table-cell office:value-type="float" office:value="24283935.4601223" calcext:value-type="float">
            <text:p>24283935.4601223</text:p>
          </table:table-cell>
          <table:table-cell office:value-type="float" office:value="346.999999999878" calcext:value-type="float">
            <text:p>346.999999999878</text:p>
          </table:table-cell>
          <table:table-cell office:value-type="float" office:value="202.999999999925" calcext:value-type="float">
            <text:p>202.999999999925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66.871559633028" calcext:value-type="float">
            <text:p>866.871559633028</text:p>
          </table:table-cell>
          <table:table-cell office:value-type="float" office:value="22" calcext:value-type="float">
            <text:p>22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5613946.54346914" calcext:value-type="float">
            <text:p>5613946.54346914</text:p>
          </table:table-cell>
          <table:table-cell office:value-type="float" office:value="18795143.5195497" calcext:value-type="float">
            <text:p>18795143.5195497</text:p>
          </table:table-cell>
          <table:table-cell office:value-type="float" office:value="444.99997542382" calcext:value-type="float">
            <text:p>444.99997542382</text:p>
          </table:table-cell>
          <table:table-cell office:value-type="float" office:value="232.999988223665" calcext:value-type="float">
            <text:p>232.999988223665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43" calcext:value-type="float">
            <text:p>94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10535723.3120758" calcext:value-type="float">
            <text:p>10535723.3120758</text:p>
          </table:table-cell>
          <table:table-cell office:value-type="float" office:value="35547844.0111831" calcext:value-type="float">
            <text:p>35547844.0111831</text:p>
          </table:table-cell>
          <table:table-cell office:value-type="float" office:value="27.3999999999999" calcext:value-type="float">
            <text:p>27.3999999999999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58.7614678899083" calcext:value-type="float">
            <text:p>58.76146788990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10554512.3037289" calcext:value-type="float">
            <text:p>10554512.3037289</text:p>
          </table:table-cell>
          <table:table-cell office:value-type="float" office:value="35614419.2516114" calcext:value-type="float">
            <text:p>35614419.2516114</text:p>
          </table:table-cell>
          <table:table-cell office:value-type="float" office:value="29.9999999918078" calcext:value-type="float">
            <text:p>29.9999999918078</text:p>
          </table:table-cell>
          <table:table-cell office:value-type="float" office:value="16.5999999959039" calcext:value-type="float">
            <text:p>16.599999995903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40.3853211009174" calcext:value-type="float">
            <text:p>40.3853211009174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9322142.96613766" calcext:value-type="float">
            <text:p>9322142.96613766</text:p>
          </table:table-cell>
          <table:table-cell office:value-type="float" office:value="31380555.9282429" calcext:value-type="float">
            <text:p>31380555.9282429</text:p>
          </table:table-cell>
          <table:table-cell office:value-type="float" office:value="224.999030570981" calcext:value-type="float">
            <text:p>224.999030570981</text:p>
          </table:table-cell>
          <table:table-cell office:value-type="float" office:value="117.999356207097" calcext:value-type="float">
            <text:p>117.999356207097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51.42201834862" calcext:value-type="float">
            <text:p>1251.42201834862</text:p>
          </table:table-cell>
          <table:table-cell office:value-type="float" office:value="57" calcext:value-type="float">
            <text:p>57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8815919.74553364" calcext:value-type="float">
            <text:p>8815919.74553364</text:p>
          </table:table-cell>
          <table:table-cell office:value-type="float" office:value="29675933.0607222" calcext:value-type="float">
            <text:p>29675933.0607222</text:p>
          </table:table-cell>
          <table:table-cell office:value-type="float" office:value="233.694399479807" calcext:value-type="float">
            <text:p>233.694399479807</text:p>
          </table:table-cell>
          <table:table-cell office:value-type="float" office:value="111.942399791104" calcext:value-type="float">
            <text:p>111.942399791104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213.85321100917" calcext:value-type="float">
            <text:p>1213.85321100917</text:p>
          </table:table-cell>
          <table:table-cell office:value-type="float" office:value="49" calcext:value-type="float">
            <text:p>49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10388018.4638978" calcext:value-type="float">
            <text:p>10388018.4638978</text:p>
          </table:table-cell>
          <table:table-cell office:value-type="float" office:value="35026636.1786712" calcext:value-type="float">
            <text:p>35026636.1786712</text:p>
          </table:table-cell>
          <table:table-cell office:value-type="float" office:value="41.7951999999671" calcext:value-type="float">
            <text:p>41.7951999999671</text:p>
          </table:table-cell>
          <table:table-cell office:value-type="float" office:value="23.7999999999606" calcext:value-type="float">
            <text:p>23.7999999999606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52.9816513761468" calcext:value-type="float">
            <text:p>52.9816513761468</text:p>
          </table:table-cell>
          <table:table-cell office:value-type="float" office:value="-946" calcext:value-type="float">
            <text:p>-946</text:p>
          </table:table-cell>
          <table:table-cell office:value-type="float" office:value="595" calcext:value-type="float">
            <text:p>595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6860718.06272602" calcext:value-type="float">
            <text:p>6860718.06272602</text:p>
          </table:table-cell>
          <table:table-cell office:value-type="float" office:value="22994411.4035336" calcext:value-type="float">
            <text:p>22994411.4035336</text:p>
          </table:table-cell>
          <table:table-cell office:value-type="float" office:value="373.662399487985" calcext:value-type="float">
            <text:p>373.662399487985</text:p>
          </table:table-cell>
          <table:table-cell office:value-type="float" office:value="207.791356927993" calcext:value-type="float">
            <text:p>207.791356927993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865.238532110092" calcext:value-type="float">
            <text:p>865.238532110092</text:p>
          </table:table-cell>
          <table:table-cell office:value-type="float" office:value="-946" calcext:value-type="float">
            <text:p>-946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258964.09475504" calcext:value-type="float">
            <text:p>7258964.09475504</text:p>
          </table:table-cell>
          <table:table-cell office:value-type="float" office:value="24284530.4601191" calcext:value-type="float">
            <text:p>24284530.4601191</text:p>
          </table:table-cell>
          <table:table-cell office:value-type="float" office:value="343.999999999878" calcext:value-type="float">
            <text:p>343.999999999878</text:p>
          </table:table-cell>
          <table:table-cell office:value-type="float" office:value="201.999999999925" calcext:value-type="float">
            <text:p>201.999999999925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61.862385321101" calcext:value-type="float">
            <text:p>861.862385321101</text:p>
          </table:table-cell>
          <table:table-cell office:value-type="float" office:value="-224" calcext:value-type="float">
            <text:p>-224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6618157.4758407" calcext:value-type="float">
            <text:p>6618157.4758407</text:p>
          </table:table-cell>
          <table:table-cell office:value-type="float" office:value="22204416.5908471" calcext:value-type="float">
            <text:p>22204416.5908471</text:p>
          </table:table-cell>
          <table:table-cell office:value-type="float" office:value="438.999986072923" calcext:value-type="float">
            <text:p>438.999986072923</text:p>
          </table:table-cell>
          <table:table-cell office:value-type="float" office:value="243.999985254222" calcext:value-type="float">
            <text:p>243.999985254222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885.770642201835" calcext:value-type="float">
            <text:p>885.770642201835</text:p>
          </table:table-cell>
          <table:table-cell office:value-type="float" office:value="-302" calcext:value-type="float">
            <text:p>-302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10535723.3120758" calcext:value-type="float">
            <text:p>10535723.3120758</text:p>
          </table:table-cell>
          <table:table-cell office:value-type="float" office:value="35547844.0111831" calcext:value-type="float">
            <text:p>35547844.0111831</text:p>
          </table:table-cell>
          <table:table-cell office:value-type="float" office:value="27.3999999999999" calcext:value-type="float">
            <text:p>27.3999999999999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58.7614678899083" calcext:value-type="float">
            <text:p>58.76146788990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10554512.3037289" calcext:value-type="float">
            <text:p>10554512.3037289</text:p>
          </table:table-cell>
          <table:table-cell office:value-type="float" office:value="35614419.2516114" calcext:value-type="float">
            <text:p>35614419.2516114</text:p>
          </table:table-cell>
          <table:table-cell office:value-type="float" office:value="29.9999999918078" calcext:value-type="float">
            <text:p>29.9999999918078</text:p>
          </table:table-cell>
          <table:table-cell office:value-type="float" office:value="16.5999999959039" calcext:value-type="float">
            <text:p>16.599999995903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40.3853211009174" calcext:value-type="float">
            <text:p>40.3853211009174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9322142.96613766" calcext:value-type="float">
            <text:p>9322142.96613766</text:p>
          </table:table-cell>
          <table:table-cell office:value-type="float" office:value="31380555.9282429" calcext:value-type="float">
            <text:p>31380555.9282429</text:p>
          </table:table-cell>
          <table:table-cell office:value-type="float" office:value="224.999030570981" calcext:value-type="float">
            <text:p>224.999030570981</text:p>
          </table:table-cell>
          <table:table-cell office:value-type="float" office:value="117.999356207097" calcext:value-type="float">
            <text:p>117.999356207097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51.42201834862" calcext:value-type="float">
            <text:p>1251.42201834862</text:p>
          </table:table-cell>
          <table:table-cell office:value-type="float" office:value="57" calcext:value-type="float">
            <text:p>57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8815919.74553364" calcext:value-type="float">
            <text:p>8815919.74553364</text:p>
          </table:table-cell>
          <table:table-cell office:value-type="float" office:value="29675933.0607222" calcext:value-type="float">
            <text:p>29675933.0607222</text:p>
          </table:table-cell>
          <table:table-cell office:value-type="float" office:value="233.694399479807" calcext:value-type="float">
            <text:p>233.694399479807</text:p>
          </table:table-cell>
          <table:table-cell office:value-type="float" office:value="111.942399791104" calcext:value-type="float">
            <text:p>111.942399791104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213.85321100917" calcext:value-type="float">
            <text:p>1213.85321100917</text:p>
          </table:table-cell>
          <table:table-cell office:value-type="float" office:value="49" calcext:value-type="float">
            <text:p>49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PCD SPAR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PCD SPAR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209359.177399719" calcext:value-type="float">
            <text:p>209359.177399719</text:p>
          </table:table-cell>
          <table:table-cell office:value-type="float" office:value="708001.695931645" calcext:value-type="float">
            <text:p>708001.695931645</text:p>
          </table:table-cell>
          <table:table-cell office:value-type="float" office:value="41.9839994470267" calcext:value-type="float">
            <text:p>41.9839994470267</text:p>
          </table:table-cell>
          <table:table-cell office:value-type="float" office:value="16.999999488" calcext:value-type="float">
            <text:p>16.99999948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2.8461538461538" calcext:value-type="float">
            <text:p>82.8461538461538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table:formula="of:= ([.P62] + [.P66] + [.P70] + [.P74]) / 4"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07630.199440855" calcext:value-type="float">
            <text:p>207630.199440855</text:p>
          </table:table-cell>
          <table:table-cell office:value-type="float" office:value="701280.956759617" calcext:value-type="float">
            <text:p>701280.956759617</text:p>
          </table:table-cell>
          <table:table-cell office:value-type="float" office:value="44.9999999958899" calcext:value-type="float">
            <text:p>44.9999999958899</text:p>
          </table:table-cell>
          <table:table-cell office:value-type="float" office:value="20.9999999999934" calcext:value-type="float">
            <text:p>20.999999999993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3.846153846154" calcext:value-type="float">
            <text:p>173.846153846154</text:p>
          </table:table-cell>
          <table:table-cell office:value-type="float" office:value="49" calcext:value-type="float">
            <text:p>49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63] + [.P67] + [.P71] + [.P75]) / 4" office:value-type="float" office:value="6" calcext:value-type="float">
            <text:p>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09535.340120189" calcext:value-type="float">
            <text:p>209535.340120189</text:p>
          </table:table-cell>
          <table:table-cell office:value-type="float" office:value="708749.9781223" calcext:value-type="float">
            <text:p>708749.9781223</text:p>
          </table:table-cell>
          <table:table-cell office:value-type="float" office:value="43.9999998969314" calcext:value-type="float">
            <text:p>43.9999998969314</text:p>
          </table:table-cell>
          <table:table-cell office:value-type="float" office:value="20.9999999998295" calcext:value-type="float">
            <text:p>20.999999999829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2.153846153846" calcext:value-type="float">
            <text:p>292.153846153846</text:p>
          </table:table-cell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table:formula="of:= ([.P64] + [.P68] + [.P72] + [.P76]) / 4" office:value-type="float" office:value="9.5" calcext:value-type="float">
            <text:p>9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5015.819053892" calcext:value-type="float">
            <text:p>205015.819053892</text:p>
          </table:table-cell>
          <table:table-cell office:value-type="float" office:value="690939.533033141" calcext:value-type="float">
            <text:p>690939.533033141</text:p>
          </table:table-cell>
          <table:table-cell office:value-type="float" office:value="54.9807999998228" calcext:value-type="float">
            <text:p>54.9807999998228</text:p>
          </table:table-cell>
          <table:table-cell office:value-type="float" office:value="24.9999999999934" calcext:value-type="float">
            <text:p>24.99999999999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79.846153846154" calcext:value-type="float">
            <text:p>479.846153846154</text:p>
          </table:table-cell>
          <table:table-cell office:value-type="float" office:value="49" calcext:value-type="float">
            <text:p>49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table:formula="of:= ([.P65] + [.P69] + [.P73] + [.P77]) / 4" office:value-type="float" office:value="10.5" calcext:value-type="float">
            <text:p>10.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210918.707600416" calcext:value-type="float">
            <text:p>210918.707600416</text:p>
          </table:table-cell>
          <table:table-cell office:value-type="float" office:value="715904.692500352" calcext:value-type="float">
            <text:p>715904.692500352</text:p>
          </table:table-cell>
          <table:table-cell office:value-type="float" office:value="22.9999989678079" calcext:value-type="float">
            <text:p>22.9999989678079</text:p>
          </table:table-cell>
          <table:table-cell office:value-type="float" office:value="11.999999483904" calcext:value-type="float">
            <text:p>11.99999948390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4.6923076923077" calcext:value-type="float">
            <text:p>54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09644.982562767" calcext:value-type="float">
            <text:p>209644.982562767</text:p>
          </table:table-cell>
          <table:table-cell office:value-type="float" office:value="711046.276762263" calcext:value-type="float">
            <text:p>711046.276762263</text:p>
          </table:table-cell>
          <table:table-cell office:value-type="float" office:value="22.9999989678079" calcext:value-type="float">
            <text:p>22.9999989678079</text:p>
          </table:table-cell>
          <table:table-cell office:value-type="float" office:value="12.999999483904" calcext:value-type="float">
            <text:p>12.99999948390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.6923076923077" calcext:value-type="float">
            <text:p>54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10109.043423712" calcext:value-type="float">
            <text:p>210109.043423712</text:p>
          </table:table-cell>
          <table:table-cell office:value-type="float" office:value="710299.978144491" calcext:value-type="float">
            <text:p>710299.978144491</text:p>
          </table:table-cell>
          <table:table-cell office:value-type="float" office:value="40.9999996846078" calcext:value-type="float">
            <text:p>40.9999996846078</text:p>
          </table:table-cell>
          <table:table-cell office:value-type="float" office:value="22.9999999959039" calcext:value-type="float">
            <text:p>22.999999995903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38.923076923077" calcext:value-type="float">
            <text:p>538.923076923077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6155.980358991" calcext:value-type="float">
            <text:p>206155.980358991</text:p>
          </table:table-cell>
          <table:table-cell office:value-type="float" office:value="697223.952125752" calcext:value-type="float">
            <text:p>697223.952125752</text:p>
          </table:table-cell>
          <table:table-cell office:value-type="float" office:value="43.9999995822077" calcext:value-type="float">
            <text:p>43.9999995822077</text:p>
          </table:table-cell>
          <table:table-cell office:value-type="float" office:value="19.9999999959039" calcext:value-type="float">
            <text:p>19.99999999590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38.846153846154" calcext:value-type="float">
            <text:p>438.846153846154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212720.100065459" calcext:value-type="float">
            <text:p>212720.100065459</text:p>
          </table:table-cell>
          <table:table-cell office:value-type="float" office:value="720490.694704633" calcext:value-type="float">
            <text:p>720490.694704633</text:p>
          </table:table-cell>
          <table:table-cell office:value-type="float" office:value="29.9839999508479" calcext:value-type="float">
            <text:p>29.9839999508479</text:p>
          </table:table-cell>
          <table:table-cell office:value-type="float" office:value="13.999999991808" calcext:value-type="float">
            <text:p>13.99999999180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72.5384615384615" calcext:value-type="float">
            <text:p>-72.5384615384615</text:p>
          </table:table-cell>
          <table:table-cell office:value-type="float" office:value="-946" calcext:value-type="float">
            <text:p>-94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11247.747558873" calcext:value-type="float">
            <text:p>211247.747558873</text:p>
          </table:table-cell>
          <table:table-cell office:value-type="float" office:value="713997.957163708" calcext:value-type="float">
            <text:p>713997.957163708</text:p>
          </table:table-cell>
          <table:table-cell office:value-type="float" office:value="32.9999999877114" calcext:value-type="float">
            <text:p>32.9999999877114</text:p>
          </table:table-cell>
          <table:table-cell office:value-type="float" office:value="14.999999995904" calcext:value-type="float">
            <text:p>14.99999999590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-6.38461538461539" calcext:value-type="float">
            <text:p>-6.38461538461539</text:p>
          </table:table-cell>
          <table:table-cell office:value-type="float" office:value="-946" calcext:value-type="float">
            <text:p>-946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13951.153090806" calcext:value-type="float">
            <text:p>213951.153090806</text:p>
          </table:table-cell>
          <table:table-cell office:value-type="float" office:value="723155.976979491" calcext:value-type="float">
            <text:p>723155.976979491</text:p>
          </table:table-cell>
          <table:table-cell office:value-type="float" office:value="35.9999743303679" calcext:value-type="float">
            <text:p>35.9999743303679</text:p>
          </table:table-cell>
          <table:table-cell office:value-type="float" office:value="16.999999483904" calcext:value-type="float">
            <text:p>16.99999948390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.6923076923077" calcext:value-type="float">
            <text:p>22.6923076923077</text:p>
          </table:table-cell>
          <table:table-cell office:value-type="float" office:value="-946" calcext:value-type="float">
            <text:p>-94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7199.588972542" calcext:value-type="float">
            <text:p>207199.588972542</text:p>
          </table:table-cell>
          <table:table-cell office:value-type="float" office:value="694480.951525856" calcext:value-type="float">
            <text:p>694480.951525856</text:p>
          </table:table-cell>
          <table:table-cell office:value-type="float" office:value="44.9999610879998" calcext:value-type="float">
            <text:p>44.999961087999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-315" calcext:value-type="float">
            <text:p>-315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210918.707600416" calcext:value-type="float">
            <text:p>210918.707600416</text:p>
          </table:table-cell>
          <table:table-cell office:value-type="float" office:value="715904.692500352" calcext:value-type="float">
            <text:p>715904.692500352</text:p>
          </table:table-cell>
          <table:table-cell office:value-type="float" office:value="22.9999989678079" calcext:value-type="float">
            <text:p>22.9999989678079</text:p>
          </table:table-cell>
          <table:table-cell office:value-type="float" office:value="11.999999483904" calcext:value-type="float">
            <text:p>11.99999948390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4.6923076923077" calcext:value-type="float">
            <text:p>54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209644.982562767" calcext:value-type="float">
            <text:p>209644.982562767</text:p>
          </table:table-cell>
          <table:table-cell office:value-type="float" office:value="711046.276762263" calcext:value-type="float">
            <text:p>711046.276762263</text:p>
          </table:table-cell>
          <table:table-cell office:value-type="float" office:value="22.9999989678079" calcext:value-type="float">
            <text:p>22.9999989678079</text:p>
          </table:table-cell>
          <table:table-cell office:value-type="float" office:value="12.999999483904" calcext:value-type="float">
            <text:p>12.99999948390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.6923076923077" calcext:value-type="float">
            <text:p>54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210109.043423712" calcext:value-type="float">
            <text:p>210109.043423712</text:p>
          </table:table-cell>
          <table:table-cell office:value-type="float" office:value="710299.978144491" calcext:value-type="float">
            <text:p>710299.978144491</text:p>
          </table:table-cell>
          <table:table-cell office:value-type="float" office:value="40.9999996846078" calcext:value-type="float">
            <text:p>40.9999996846078</text:p>
          </table:table-cell>
          <table:table-cell office:value-type="float" office:value="22.9999999959039" calcext:value-type="float">
            <text:p>22.999999995903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38.923076923077" calcext:value-type="float">
            <text:p>538.923076923077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206155.980358991" calcext:value-type="float">
            <text:p>206155.980358991</text:p>
          </table:table-cell>
          <table:table-cell office:value-type="float" office:value="697223.952125752" calcext:value-type="float">
            <text:p>697223.952125752</text:p>
          </table:table-cell>
          <table:table-cell office:value-type="float" office:value="43.9999995822077" calcext:value-type="float">
            <text:p>43.9999995822077</text:p>
          </table:table-cell>
          <table:table-cell office:value-type="float" office:value="19.9999999959039" calcext:value-type="float">
            <text:p>19.99999999590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38.846153846154" calcext:value-type="float">
            <text:p>438.846153846154</text:p>
          </table:table-cell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PCD MOD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PCD MOD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4392876.95702132" calcext:value-type="float">
            <text:p>4392876.95702132</text:p>
          </table:table-cell>
          <table:table-cell office:value-type="float" office:value="14739935.7638536" calcext:value-type="float">
            <text:p>14739935.7638536</text:p>
          </table:table-cell>
          <table:table-cell office:value-type="float" office:value="172.996799997269" calcext:value-type="float">
            <text:p>172.996799997269</text:p>
          </table:table-cell>
          <table:table-cell office:value-type="float" office:value="90.9983999994648" calcext:value-type="float">
            <text:p>90.998399999464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81.041666666667" calcext:value-type="float">
            <text:p>781.041666666667</text:p>
          </table:table-cell>
          <table:table-cell office:value-type="float" office:value="34" calcext:value-type="float">
            <text:p>34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table:formula="of:= ([.P81] + [.P85] + [.P89] + [.P93]) / 4" office:value-type="float" office:value="42.5" calcext:value-type="float">
            <text:p>4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666818.66153345" calcext:value-type="float">
            <text:p>5666818.66153345</text:p>
          </table:table-cell>
          <table:table-cell office:value-type="float" office:value="19103621.4156968" calcext:value-type="float">
            <text:p>19103621.4156968</text:p>
          </table:table-cell>
          <table:table-cell office:value-type="float" office:value="66.9995519997246" calcext:value-type="float">
            <text:p>66.9995519997246</text:p>
          </table:table-cell>
          <table:table-cell office:value-type="float" office:value="36.9996799997706" calcext:value-type="float">
            <text:p>36.9996799997706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28.805555555556" calcext:value-type="float">
            <text:p>128.805555555556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82] + [.P86] + [.P90] + [.P94]) / 4" office:value-type="float" office:value="35.25" calcext:value-type="float">
            <text:p>35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981355.73257053" calcext:value-type="float">
            <text:p>3981355.73257053</text:p>
          </table:table-cell>
          <table:table-cell office:value-type="float" office:value="13357675.8269405" calcext:value-type="float">
            <text:p>13357675.8269405</text:p>
          </table:table-cell>
          <table:table-cell office:value-type="float" office:value="196.999999980203" calcext:value-type="float">
            <text:p>196.999999980203</text:p>
          </table:table-cell>
          <table:table-cell office:value-type="float" office:value="93.9999999926244" calcext:value-type="float">
            <text:p>93.999999992624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18.305555555556" calcext:value-type="float">
            <text:p>818.305555555556</text:p>
          </table:table-cell>
          <table:table-cell office:value-type="float" office:value="34" calcext:value-type="float">
            <text:p>34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table:formula="of:= ([.P83] + [.P87] + [.P91] + [.P95]) / 4" office:value-type="float" office:value="68.5" calcext:value-type="float">
            <text:p>68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619077.09490249" calcext:value-type="float">
            <text:p>3619077.09490249</text:p>
          </table:table-cell>
          <table:table-cell office:value-type="float" office:value="12143701.8305755" calcext:value-type="float">
            <text:p>12143701.8305755</text:p>
          </table:table-cell>
          <table:table-cell office:value-type="float" office:value="197.825407999986" calcext:value-type="float">
            <text:p>197.825407999986</text:p>
          </table:table-cell>
          <table:table-cell office:value-type="float" office:value="80.9567359999933" calcext:value-type="float">
            <text:p>80.9567359999933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74.083333333333" calcext:value-type="float">
            <text:p>874.08333333333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table:formula="of:= ([.P84] + [.P88] + [.P92] + [.P96]) / 4" office:value-type="float" office:value="67.75" calcext:value-type="float">
            <text:p>67.7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5785088.16715026" calcext:value-type="float">
            <text:p>5785088.16715026</text:p>
          </table:table-cell>
          <table:table-cell office:value-type="float" office:value="19539456.2346966" calcext:value-type="float">
            <text:p>19539456.2346966</text:p>
          </table:table-cell>
          <table:table-cell office:value-type="float" office:value="29.7199999918079" calcext:value-type="float">
            <text:p>29.7199999918079</text:p>
          </table:table-cell>
          <table:table-cell office:value-type="float" office:value="17.319999995904" calcext:value-type="float">
            <text:p>17.319999995904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64.4027777777778" calcext:value-type="float">
            <text:p>64.4027777777778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726610.67497599" calcext:value-type="float">
            <text:p>5726610.67497599</text:p>
          </table:table-cell>
          <table:table-cell office:value-type="float" office:value="19323951.9375035" calcext:value-type="float">
            <text:p>19323951.9375035</text:p>
          </table:table-cell>
          <table:table-cell office:value-type="float" office:value="52.9342719918068" calcext:value-type="float">
            <text:p>52.9342719918068</text:p>
          </table:table-cell>
          <table:table-cell office:value-type="float" office:value="27.9119359957399" calcext:value-type="float">
            <text:p>27.9119359957399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01.527777777778" calcext:value-type="float">
            <text:p>301.527777777778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5424453.44411652" calcext:value-type="float">
            <text:p>5424453.44411652</text:p>
          </table:table-cell>
          <table:table-cell office:value-type="float" office:value="18254868.0709562" calcext:value-type="float">
            <text:p>18254868.0709562</text:p>
          </table:table-cell>
          <table:table-cell office:value-type="float" office:value="110.882559991808" calcext:value-type="float">
            <text:p>110.882559991808</text:p>
          </table:table-cell>
          <table:table-cell office:value-type="float" office:value="59.9561598935039" calcext:value-type="float">
            <text:p>59.956159893503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074.58333333333" calcext:value-type="float">
            <text:p>1074.58333333333</text:p>
          </table:table-cell>
          <table:table-cell office:value-type="float" office:value="57" calcext:value-type="float">
            <text:p>57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22897.71725761" calcext:value-type="float">
            <text:p>4622897.71725761</text:p>
          </table:table-cell>
          <table:table-cell office:value-type="float" office:value="15541412.1139986" calcext:value-type="float">
            <text:p>15541412.1139986</text:p>
          </table:table-cell>
          <table:table-cell office:value-type="float" office:value="169.999812190207" calcext:value-type="float">
            <text:p>169.999812190207</text:p>
          </table:table-cell>
          <table:table-cell office:value-type="float" office:value="81.9999584215038" calcext:value-type="float">
            <text:p>81.9999584215038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059.11111111111" calcext:value-type="float">
            <text:p>1059.11111111111</text:p>
          </table:table-cell>
          <table:table-cell office:value-type="float" office:value="41" calcext:value-type="float">
            <text:p>41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4395191.08235197" calcext:value-type="float">
            <text:p>4395191.08235197</text:p>
          </table:table-cell>
          <table:table-cell office:value-type="float" office:value="14750059.7638085" calcext:value-type="float">
            <text:p>14750059.7638085</text:p>
          </table:table-cell>
          <table:table-cell office:value-type="float" office:value="160.996799997278" calcext:value-type="float">
            <text:p>160.996799997278</text:p>
          </table:table-cell>
          <table:table-cell office:value-type="float" office:value="84.9983999994674" calcext:value-type="float">
            <text:p>84.9983999994674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52.986111111111" calcext:value-type="float">
            <text:p>752.986111111111</text:p>
          </table:table-cell>
          <table:table-cell office:value-type="float" office:value="-946" calcext:value-type="float">
            <text:p>-946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678848.61140816" calcext:value-type="float">
            <text:p>5678848.61140816</text:p>
          </table:table-cell>
          <table:table-cell office:value-type="float" office:value="19151509.4609542" calcext:value-type="float">
            <text:p>19151509.4609542</text:p>
          </table:table-cell>
          <table:table-cell office:value-type="float" office:value="48.9987199999964" calcext:value-type="float">
            <text:p>48.9987199999964</text:p>
          </table:table-cell>
          <table:table-cell office:value-type="float" office:value="30.999219199834" calcext:value-type="float">
            <text:p>30.99921919983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95.5" calcext:value-type="float">
            <text:p>95.5</text:p>
          </table:table-cell>
          <table:table-cell office:value-type="float" office:value="-946" calcext:value-type="float">
            <text:p>-946</text:p>
          </table:table-cell>
          <table:table-cell office:value-type="float" office:value="446" calcext:value-type="float">
            <text:p>446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981332.7795241" calcext:value-type="float">
            <text:p>3981332.7795241</text:p>
          </table:table-cell>
          <table:table-cell office:value-type="float" office:value="13358191.8269525" calcext:value-type="float">
            <text:p>13358191.8269525</text:p>
          </table:table-cell>
          <table:table-cell office:value-type="float" office:value="195.999999980203" calcext:value-type="float">
            <text:p>195.999999980203</text:p>
          </table:table-cell>
          <table:table-cell office:value-type="float" office:value="93.9999999926244" calcext:value-type="float">
            <text:p>93.999999992624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11.083333333333" calcext:value-type="float">
            <text:p>811.083333333333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996334.61261187" calcext:value-type="float">
            <text:p>3996334.61261187</text:p>
          </table:table-cell>
          <table:table-cell office:value-type="float" office:value="13419743.0245521" calcext:value-type="float">
            <text:p>13419743.0245521</text:p>
          </table:table-cell>
          <table:table-cell office:value-type="float" office:value="183.999999283166" calcext:value-type="float">
            <text:p>183.999999283166</text:p>
          </table:table-cell>
          <table:table-cell office:value-type="float" office:value="92.9999994879317" calcext:value-type="float">
            <text:p>92.9999994879317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07.166666666667" calcext:value-type="float">
            <text:p>807.166666666667</text:p>
          </table:table-cell>
          <table:table-cell office:value-type="float" office:value="-315" calcext:value-type="float">
            <text:p>-315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5785088.16715026" calcext:value-type="float">
            <text:p>5785088.16715026</text:p>
          </table:table-cell>
          <table:table-cell office:value-type="float" office:value="19539456.2346966" calcext:value-type="float">
            <text:p>19539456.2346966</text:p>
          </table:table-cell>
          <table:table-cell office:value-type="float" office:value="29.7199999918079" calcext:value-type="float">
            <text:p>29.7199999918079</text:p>
          </table:table-cell>
          <table:table-cell office:value-type="float" office:value="17.319999995904" calcext:value-type="float">
            <text:p>17.319999995904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64.4027777777778" calcext:value-type="float">
            <text:p>64.4027777777778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726610.67497599" calcext:value-type="float">
            <text:p>5726610.67497599</text:p>
          </table:table-cell>
          <table:table-cell office:value-type="float" office:value="19323951.9375035" calcext:value-type="float">
            <text:p>19323951.9375035</text:p>
          </table:table-cell>
          <table:table-cell office:value-type="float" office:value="52.9342719918068" calcext:value-type="float">
            <text:p>52.9342719918068</text:p>
          </table:table-cell>
          <table:table-cell office:value-type="float" office:value="27.9119359957399" calcext:value-type="float">
            <text:p>27.9119359957399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01.527777777778" calcext:value-type="float">
            <text:p>301.527777777778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5424453.44411652" calcext:value-type="float">
            <text:p>5424453.44411652</text:p>
          </table:table-cell>
          <table:table-cell office:value-type="float" office:value="18254868.0709562" calcext:value-type="float">
            <text:p>18254868.0709562</text:p>
          </table:table-cell>
          <table:table-cell office:value-type="float" office:value="110.882559991808" calcext:value-type="float">
            <text:p>110.882559991808</text:p>
          </table:table-cell>
          <table:table-cell office:value-type="float" office:value="59.9561598935039" calcext:value-type="float">
            <text:p>59.956159893503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074.58333333333" calcext:value-type="float">
            <text:p>1074.58333333333</text:p>
          </table:table-cell>
          <table:table-cell office:value-type="float" office:value="57" calcext:value-type="float">
            <text:p>57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22897.71725761" calcext:value-type="float">
            <text:p>4622897.71725761</text:p>
          </table:table-cell>
          <table:table-cell office:value-type="float" office:value="15541412.1139986" calcext:value-type="float">
            <text:p>15541412.1139986</text:p>
          </table:table-cell>
          <table:table-cell office:value-type="float" office:value="169.999812190207" calcext:value-type="float">
            <text:p>169.999812190207</text:p>
          </table:table-cell>
          <table:table-cell office:value-type="float" office:value="81.9999584215038" calcext:value-type="float">
            <text:p>81.9999584215038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059.11111111111" calcext:value-type="float">
            <text:p>1059.11111111111</text:p>
          </table:table-cell>
          <table:table-cell office:value-type="float" office:value="41" calcext:value-type="float">
            <text:p>41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PCD DEN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PCD DEN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10392604.504989" calcext:value-type="float">
            <text:p>10392604.504989</text:p>
          </table:table-cell>
          <table:table-cell office:value-type="float" office:value="35038294.2885353" calcext:value-type="float">
            <text:p>35038294.2885353</text:p>
          </table:table-cell>
          <table:table-cell office:value-type="float" office:value="61.9919358975959" calcext:value-type="float">
            <text:p>61.9919358975959</text:p>
          </table:table-cell>
          <table:table-cell office:value-type="float" office:value="36.9973759795199" calcext:value-type="float">
            <text:p>36.9973759795199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70.2201834862385" calcext:value-type="float">
            <text:p>70.2201834862385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table:formula="of:= ([.P100] + [.P104] + [.P108] + [.P112]) / 4" office:value-type="float" office:value="24" calcext:value-type="float">
            <text:p>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7654889.67624211" calcext:value-type="float">
            <text:p>7654889.67624211</text:p>
          </table:table-cell>
          <table:table-cell office:value-type="float" office:value="25721769.7579615" calcext:value-type="float">
            <text:p>25721769.7579615</text:p>
          </table:table-cell>
          <table:table-cell office:value-type="float" office:value="302.879977983985" calcext:value-type="float">
            <text:p>302.879977983985</text:p>
          </table:table-cell>
          <table:table-cell office:value-type="float" office:value="186.559982079993" calcext:value-type="float">
            <text:p>186.559982079993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875.981651376147" calcext:value-type="float">
            <text:p>875.981651376147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101] + [.P105] + [.P109] + [.P113]) / 4" office:value-type="float" office:value="53" calcext:value-type="float">
            <text:p>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169620.86248975" calcext:value-type="float">
            <text:p>7169620.86248975</text:p>
          </table:table-cell>
          <table:table-cell office:value-type="float" office:value="24077876.0562933" calcext:value-type="float">
            <text:p>24077876.0562933</text:p>
          </table:table-cell>
          <table:table-cell office:value-type="float" office:value="345.679999999981" calcext:value-type="float">
            <text:p>345.679999999981</text:p>
          </table:table-cell>
          <table:table-cell office:value-type="float" office:value="195.919999999986" calcext:value-type="float">
            <text:p>195.919999999986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72.825688073395" calcext:value-type="float">
            <text:p>872.825688073395</text:p>
          </table:table-cell>
          <table:table-cell office:value-type="float" office:value="34" calcext:value-type="float">
            <text:p>34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5614033.54350896" calcext:value-type="float">
            <text:p>5614033.54350896</text:p>
          </table:table-cell>
          <table:table-cell office:value-type="float" office:value="18795165.5195537" calcext:value-type="float">
            <text:p>18795165.5195537</text:p>
          </table:table-cell>
          <table:table-cell office:value-type="float" office:value="443.99997542382" calcext:value-type="float">
            <text:p>443.99997542382</text:p>
          </table:table-cell>
          <table:table-cell office:value-type="float" office:value="231.999988223665" calcext:value-type="float">
            <text:p>231.999988223665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43" calcext:value-type="float">
            <text:p>94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10533823.0193346" calcext:value-type="float">
            <text:p>10533823.0193346</text:p>
          </table:table-cell>
          <table:table-cell office:value-type="float" office:value="35538547.2535816" calcext:value-type="float">
            <text:p>35538547.2535816</text:p>
          </table:table-cell>
          <table:table-cell office:value-type="float" office:value="31.9199999918078" calcext:value-type="float">
            <text:p>31.9199999918078</text:p>
          </table:table-cell>
          <table:table-cell office:value-type="float" office:value="14.559999995904" calcext:value-type="float">
            <text:p>14.5599999959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42.5412844036697" calcext:value-type="float">
            <text:p>42.5412844036697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10453911.9183597" calcext:value-type="float">
            <text:p>10453911.9183597</text:p>
          </table:table-cell>
          <table:table-cell office:value-type="float" office:value="35253408.5796825" calcext:value-type="float">
            <text:p>35253408.5796825</text:p>
          </table:table-cell>
          <table:table-cell office:value-type="float" office:value="58.8415359918077" calcext:value-type="float">
            <text:p>58.8415359918077</text:p>
          </table:table-cell>
          <table:table-cell office:value-type="float" office:value="36.9631974357401" calcext:value-type="float">
            <text:p>36.9631974357401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201.247706422018" calcext:value-type="float">
            <text:p>201.247706422018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9321954.95042823" calcext:value-type="float">
            <text:p>9321954.95042823</text:p>
          </table:table-cell>
          <table:table-cell office:value-type="float" office:value="31380518.9282367" calcext:value-type="float">
            <text:p>31380518.9282367</text:p>
          </table:table-cell>
          <table:table-cell office:value-type="float" office:value="223.999030570981" calcext:value-type="float">
            <text:p>223.999030570981</text:p>
          </table:table-cell>
          <table:table-cell office:value-type="float" office:value="118.999356207097" calcext:value-type="float">
            <text:p>118.999356207097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51.42201834862" calcext:value-type="float">
            <text:p>1251.42201834862</text:p>
          </table:table-cell>
          <table:table-cell office:value-type="float" office:value="57" calcext:value-type="float">
            <text:p>57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8816020.1674477" calcext:value-type="float">
            <text:p>8816020.1674477</text:p>
          </table:table-cell>
          <table:table-cell office:value-type="float" office:value="29675946.0607229" calcext:value-type="float">
            <text:p>29675946.0607229</text:p>
          </table:table-cell>
          <table:table-cell office:value-type="float" office:value="232.694399479807" calcext:value-type="float">
            <text:p>232.694399479807</text:p>
          </table:table-cell>
          <table:table-cell office:value-type="float" office:value="111.942399791104" calcext:value-type="float">
            <text:p>111.942399791104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213.85321100917" calcext:value-type="float">
            <text:p>1213.85321100917</text:p>
          </table:table-cell>
          <table:table-cell office:value-type="float" office:value="49" calcext:value-type="float">
            <text:p>49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10395359.6308176" calcext:value-type="float">
            <text:p>10395359.6308176</text:p>
          </table:table-cell>
          <table:table-cell office:value-type="float" office:value="35047951.2879687" calcext:value-type="float">
            <text:p>35047951.2879687</text:p>
          </table:table-cell>
          <table:table-cell office:value-type="float" office:value="49.9919359180786" calcext:value-type="float">
            <text:p>49.9919359180786</text:p>
          </table:table-cell>
          <table:table-cell office:value-type="float" office:value="36.9973759795186" calcext:value-type="float">
            <text:p>36.9973759795186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51.6880733944954" calcext:value-type="float">
            <text:p>51.6880733944954</text:p>
          </table:table-cell>
          <table:table-cell office:value-type="float" office:value="-946" calcext:value-type="float">
            <text:p>-946</text:p>
          </table:table-cell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10407196.8252878" calcext:value-type="float">
            <text:p>10407196.8252878</text:p>
          </table:table-cell>
          <table:table-cell office:value-type="float" office:value="35074062.7660089" calcext:value-type="float">
            <text:p>35074062.7660089</text:p>
          </table:table-cell>
          <table:table-cell office:value-type="float" office:value="59.6671359999999" calcext:value-type="float">
            <text:p>59.6671359999999</text:p>
          </table:table-cell>
          <table:table-cell office:value-type="float" office:value="38.9103359998361" calcext:value-type="float">
            <text:p>38.9103359998361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79.4128440366973" calcext:value-type="float">
            <text:p>79.4128440366973</text:p>
          </table:table-cell>
          <table:table-cell office:value-type="float" office:value="-946" calcext:value-type="float">
            <text:p>-946</text:p>
          </table:table-cell>
          <table:table-cell office:value-type="float" office:value="677" calcext:value-type="float">
            <text:p>677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169704.56566666" calcext:value-type="float">
            <text:p>7169704.56566666</text:p>
          </table:table-cell>
          <table:table-cell office:value-type="float" office:value="24078426.0562912" calcext:value-type="float">
            <text:p>24078426.0562912</text:p>
          </table:table-cell>
          <table:table-cell office:value-type="float" office:value="344.679999999981" calcext:value-type="float">
            <text:p>344.679999999981</text:p>
          </table:table-cell>
          <table:table-cell office:value-type="float" office:value="195.919999999986" calcext:value-type="float">
            <text:p>195.919999999986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68.05504587156" calcext:value-type="float">
            <text:p>868.05504587156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6351159.24789428" calcext:value-type="float">
            <text:p>6351159.24789428</text:p>
          </table:table-cell>
          <table:table-cell office:value-type="float" office:value="21273233.0900927" calcext:value-type="float">
            <text:p>21273233.0900927</text:p>
          </table:table-cell>
          <table:table-cell office:value-type="float" office:value="419.999999997667" calcext:value-type="float">
            <text:p>419.999999997667</text:p>
          </table:table-cell>
          <table:table-cell office:value-type="float" office:value="227.99999999875" calcext:value-type="float">
            <text:p>227.99999999875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892.56880733945" calcext:value-type="float">
            <text:p>892.56880733945</text:p>
          </table:table-cell>
          <table:table-cell office:value-type="float" office:value="-302" calcext:value-type="float">
            <text:p>-302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10533823.0193346" calcext:value-type="float">
            <text:p>10533823.0193346</text:p>
          </table:table-cell>
          <table:table-cell office:value-type="float" office:value="35538547.2535816" calcext:value-type="float">
            <text:p>35538547.2535816</text:p>
          </table:table-cell>
          <table:table-cell office:value-type="float" office:value="31.9199999918078" calcext:value-type="float">
            <text:p>31.9199999918078</text:p>
          </table:table-cell>
          <table:table-cell office:value-type="float" office:value="14.559999995904" calcext:value-type="float">
            <text:p>14.5599999959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42.5412844036697" calcext:value-type="float">
            <text:p>42.5412844036697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10453911.9183597" calcext:value-type="float">
            <text:p>10453911.9183597</text:p>
          </table:table-cell>
          <table:table-cell office:value-type="float" office:value="35253408.5796825" calcext:value-type="float">
            <text:p>35253408.5796825</text:p>
          </table:table-cell>
          <table:table-cell office:value-type="float" office:value="58.8415359918077" calcext:value-type="float">
            <text:p>58.8415359918077</text:p>
          </table:table-cell>
          <table:table-cell office:value-type="float" office:value="36.9631974357401" calcext:value-type="float">
            <text:p>36.9631974357401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201.247706422018" calcext:value-type="float">
            <text:p>201.247706422018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9321954.95042823" calcext:value-type="float">
            <text:p>9321954.95042823</text:p>
          </table:table-cell>
          <table:table-cell office:value-type="float" office:value="31380518.9282367" calcext:value-type="float">
            <text:p>31380518.9282367</text:p>
          </table:table-cell>
          <table:table-cell office:value-type="float" office:value="223.999030570981" calcext:value-type="float">
            <text:p>223.999030570981</text:p>
          </table:table-cell>
          <table:table-cell office:value-type="float" office:value="118.999356207097" calcext:value-type="float">
            <text:p>118.999356207097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51.42201834862" calcext:value-type="float">
            <text:p>1251.42201834862</text:p>
          </table:table-cell>
          <table:table-cell office:value-type="float" office:value="57" calcext:value-type="float">
            <text:p>57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8816020.1674477" calcext:value-type="float">
            <text:p>8816020.1674477</text:p>
          </table:table-cell>
          <table:table-cell office:value-type="float" office:value="29675946.0607229" calcext:value-type="float">
            <text:p>29675946.0607229</text:p>
          </table:table-cell>
          <table:table-cell office:value-type="float" office:value="232.694399479807" calcext:value-type="float">
            <text:p>232.694399479807</text:p>
          </table:table-cell>
          <table:table-cell office:value-type="float" office:value="111.942399791104" calcext:value-type="float">
            <text:p>111.942399791104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213.85321100917" calcext:value-type="float">
            <text:p>1213.85321100917</text:p>
          </table:table-cell>
          <table:table-cell office:value-type="float" office:value="49" calcext:value-type="float">
            <text:p>49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300m infra data" table:style-name="ta1">
        <table:shapes>
          <draw:frame draw:z-index="0" draw:style-name="gr1" draw:text-style-name="P1" svg:width="307.64mm" svg:height="173.04mm" svg:x="68.53mm" svg:y="537.35mm">
            <draw:object draw:notify-on-update-of-ranges="'300m infra data'.S5:'300m infra data'.S8 '300m infra data'.S4:'300m infra data'.S4 '300m infra data'.T5:'300m infra data'.T8 '300m infra data'.S61:'300m infra data'.S61 '300m infra data'.T62:'300m infra data'.T6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05.14mm" svg:height="171.63mm" svg:x="68.53mm" svg:y="717.98mm">
            <draw:object draw:notify-on-update-of-ranges="'300m infra data'.S5:'300m infra data'.S8 '300m infra data'.S22:'300m infra data'.S22 '300m infra data'.T23:'300m infra data'.T26 '300m infra data'.S80:'300m infra data'.S80 '300m infra data'.T81:'300m infra data'.T8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306.49mm" svg:height="172.39mm" svg:x="386.05mm" svg:y="537.36mm">
            <draw:object draw:notify-on-update-of-ranges="'300m infra data'.S5:'300m infra data'.S8 '300m infra data'.S40:'300m infra data'.S40 '300m infra data'.T41:'300m infra data'.T44 '300m infra data'.S99:'300m infra data'.S99 '300m infra data'.T100:'300m infra data'.T10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1" table:number-columns-repeated="3" table:default-cell-style-name="ce27"/>
        <table:table-column table:style-name="co22" table:number-columns-repeated="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4" table:number-columns-repeated="3" table:default-cell-style-name="Default"/>
        <table:table-row table:style-name="ro1" table:number-rows-repeated="3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REG SPAR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REG SPAR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318183.240597979" calcext:value-type="float">
            <text:p>318183.240597979</text:p>
          </table:table-cell>
          <table:table-cell office:value-type="float" office:value="1065437.00100053" calcext:value-type="float">
            <text:p>1065437.00100053</text:p>
          </table:table-cell>
          <table:table-cell office:value-type="float" office:value="38.9999999999735" calcext:value-type="float">
            <text:p>38.9999999999735</text:p>
          </table:table-cell>
          <table:table-cell office:value-type="float" office:value="12.9999999999869" calcext:value-type="float">
            <text:p>12.999999999986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infra</text:p>
          </table:table-cell>
          <table:table-cell table:formula="of:= ([.P5] + [.P9] + [.P13] + [.P17]) / 4" office:value-type="float" office:value="8.75" calcext:value-type="float">
            <text:p>8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317612.307346325" calcext:value-type="float">
            <text:p>317612.307346325</text:p>
          </table:table-cell>
          <table:table-cell office:value-type="float" office:value="1061195.96130196" calcext:value-type="float">
            <text:p>1061195.96130196</text:p>
          </table:table-cell>
          <table:table-cell office:value-type="float" office:value="39.9999999999736" calcext:value-type="float">
            <text:p>39.9999999999736</text:p>
          </table:table-cell>
          <table:table-cell office:value-type="float" office:value="19.9999999999737" calcext:value-type="float">
            <text:p>19.999999999973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 infra</text:p>
          </table:table-cell>
          <table:table-cell table:formula="of:= ([.P6] + [.P10] + [.P14] + [.P18]) / 4" office:value-type="float" office:value="8.75" calcext:value-type="float">
            <text:p>8.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17051.052042639" calcext:value-type="float">
            <text:p>317051.052042639</text:p>
          </table:table-cell>
          <table:table-cell office:value-type="float" office:value="1063820.030817" calcext:value-type="float">
            <text:p>1063820.030817</text:p>
          </table:table-cell>
          <table:table-cell office:value-type="float" office:value="47.9999999999538" calcext:value-type="float">
            <text:p>47.9999999999538</text:p>
          </table:table-cell>
          <table:table-cell office:value-type="float" office:value="10.9999999999869" calcext:value-type="float">
            <text:p>10.999999999986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 infra</text:p>
          </table:table-cell>
          <table:table-cell table:formula="of:= ([.P7] + [.P11] + [.P15] + [.P19]) / 4" office:value-type="float" office:value="10.25" calcext:value-type="float">
            <text:p>10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15185.026878951" calcext:value-type="float">
            <text:p>315185.026878951</text:p>
          </table:table-cell>
          <table:table-cell office:value-type="float" office:value="1048264.96068804" calcext:value-type="float">
            <text:p>1048264.96068804</text:p>
          </table:table-cell>
          <table:table-cell office:value-type="float" office:value="38.9999999999998" calcext:value-type="float">
            <text:p>38.9999999999998</text:p>
          </table:table-cell>
          <table:table-cell office:value-type="float" office:value="15.9999999999934" calcext:value-type="float">
            <text:p>15.99999999999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 infra</text:p>
          </table:table-cell>
          <table:table-cell table:formula="of:= ([.P8] + [.P12] + [.P16] + [.P20]) / 4" office:value-type="float" office:value="10.25" calcext:value-type="float">
            <text:p>10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420786.175171074" calcext:value-type="float">
            <text:p>420786.175171074</text:p>
          </table:table-cell>
          <table:table-cell office:value-type="float" office:value="1425606.99212606" calcext:value-type="float">
            <text:p>1425606.99212606</text:p>
          </table:table-cell>
          <table:table-cell office:value-type="float" office:value="18.9999989678079" calcext:value-type="float">
            <text:p>18.9999989678079</text:p>
          </table:table-cell>
          <table:table-cell office:value-type="float" office:value="6.99999948390399" calcext:value-type="float">
            <text:p>6.9999994839039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94.461538461538" calcext:value-type="float">
            <text:p>294.461538461538</text:p>
          </table:table-cell>
          <table:table-cell office:value-type="float" office:value="25" calcext:value-type="float">
            <text:p>25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24124.265261822" calcext:value-type="float">
            <text:p>424124.265261822</text:p>
          </table:table-cell>
          <table:table-cell office:value-type="float" office:value="1434379.97743488" calcext:value-type="float">
            <text:p>1434379.97743488</text:p>
          </table:table-cell>
          <table:table-cell office:value-type="float" office:value="22.9999979519999" calcext:value-type="float">
            <text:p>22.9999979519999</text:p>
          </table:table-cell>
          <table:table-cell office:value-type="float" office:value="8.999998976" calcext:value-type="float">
            <text:p>8.99999897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94.461538461538" calcext:value-type="float">
            <text:p>294.461538461538</text:p>
          </table:table-cell>
          <table:table-cell office:value-type="float" office:value="25" calcext:value-type="float">
            <text:p>25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57723.301975022" calcext:value-type="float">
            <text:p>357723.301975022</text:p>
          </table:table-cell>
          <table:table-cell office:value-type="float" office:value="1201322.03583387" calcext:value-type="float">
            <text:p>1201322.03583387</text:p>
          </table:table-cell>
          <table:table-cell office:value-type="float" office:value="30.9999999959038" calcext:value-type="float">
            <text:p>30.9999999959038</text:p>
          </table:table-cell>
          <table:table-cell office:value-type="float" office:value="13.9999999959039" calcext:value-type="float">
            <text:p>13.999999995903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38.153846153846" calcext:value-type="float">
            <text:p>638.153846153846</text:p>
          </table:table-cell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55982.744387458" calcext:value-type="float">
            <text:p>355982.744387458</text:p>
          </table:table-cell>
          <table:table-cell office:value-type="float" office:value="1193320.96028726" calcext:value-type="float">
            <text:p>1193320.96028726</text:p>
          </table:table-cell>
          <table:table-cell office:value-type="float" office:value="38.9999999795197" calcext:value-type="float">
            <text:p>38.9999999795197</text:p>
          </table:table-cell>
          <table:table-cell office:value-type="float" office:value="13.999999991808" calcext:value-type="float">
            <text:p>13.99999999180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8.153846153846" calcext:value-type="float">
            <text:p>638.153846153846</text:p>
          </table:table-cell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369994.728766362" calcext:value-type="float">
            <text:p>369994.728766362</text:p>
          </table:table-cell>
          <table:table-cell office:value-type="float" office:value="1238854.00084582" calcext:value-type="float">
            <text:p>1238854.00084582</text:p>
          </table:table-cell>
          <table:table-cell office:value-type="float" office:value="21.9999487999999" calcext:value-type="float">
            <text:p>21.9999487999999</text:p>
          </table:table-cell>
          <table:table-cell office:value-type="float" office:value="10.9999872" calcext:value-type="float">
            <text:p>10.999987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7.153846153846" calcext:value-type="float">
            <text:p>157.153846153846</text:p>
          </table:table-cell>
          <table:table-cell office:value-type="float" office:value="-946" calcext:value-type="float">
            <text:p>-946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368886.220398439" calcext:value-type="float">
            <text:p>368886.220398439</text:p>
          </table:table-cell>
          <table:table-cell office:value-type="float" office:value="1242361.96936042" calcext:value-type="float">
            <text:p>1242361.96936042</text:p>
          </table:table-cell>
          <table:table-cell office:value-type="float" office:value="24.9999103999999" calcext:value-type="float">
            <text:p>24.9999103999999</text:p>
          </table:table-cell>
          <table:table-cell office:value-type="float" office:value="9.99997439999998" calcext:value-type="float">
            <text:p>9.9999743999999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7.153846153846" calcext:value-type="float">
            <text:p>157.153846153846</text:p>
          </table:table-cell>
          <table:table-cell office:value-type="float" office:value="-946" calcext:value-type="float">
            <text:p>-946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69117.021515923" calcext:value-type="float">
            <text:p>369117.021515923</text:p>
          </table:table-cell>
          <table:table-cell office:value-type="float" office:value="1233704.02970063" calcext:value-type="float">
            <text:p>1233704.02970063</text:p>
          </table:table-cell>
          <table:table-cell office:value-type="float" office:value="29.9999359999998" calcext:value-type="float">
            <text:p>29.9999359999998</text:p>
          </table:table-cell>
          <table:table-cell office:value-type="float" office:value="13.9999743999999" calcext:value-type="float">
            <text:p>13.999974399999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4.538461538462" calcext:value-type="float">
            <text:p>254.538461538462</text:p>
          </table:table-cell>
          <table:table-cell office:value-type="float" office:value="-328" calcext:value-type="float">
            <text:p>-328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66198.275406914" calcext:value-type="float">
            <text:p>366198.275406914</text:p>
          </table:table-cell>
          <table:table-cell office:value-type="float" office:value="1223617.9584629" calcext:value-type="float">
            <text:p>1223617.9584629</text:p>
          </table:table-cell>
          <table:table-cell office:value-type="float" office:value="32.9999487999998" calcext:value-type="float">
            <text:p>32.9999487999998</text:p>
          </table:table-cell>
          <table:table-cell office:value-type="float" office:value="13.9999616" calcext:value-type="float">
            <text:p>13.999961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2.538461538462" calcext:value-type="float">
            <text:p>252.538461538462</text:p>
          </table:table-cell>
          <table:table-cell office:value-type="float" office:value="-341" calcext:value-type="float">
            <text:p>-341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420786.175171074" calcext:value-type="float">
            <text:p>420786.175171074</text:p>
          </table:table-cell>
          <table:table-cell office:value-type="float" office:value="1425606.99212606" calcext:value-type="float">
            <text:p>1425606.99212606</text:p>
          </table:table-cell>
          <table:table-cell office:value-type="float" office:value="18.9999989678079" calcext:value-type="float">
            <text:p>18.9999989678079</text:p>
          </table:table-cell>
          <table:table-cell office:value-type="float" office:value="6.99999948390399" calcext:value-type="float">
            <text:p>6.9999994839039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94.461538461538" calcext:value-type="float">
            <text:p>294.461538461538</text:p>
          </table:table-cell>
          <table:table-cell office:value-type="float" office:value="25" calcext:value-type="float">
            <text:p>25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24124.265261822" calcext:value-type="float">
            <text:p>424124.265261822</text:p>
          </table:table-cell>
          <table:table-cell office:value-type="float" office:value="1434379.97743488" calcext:value-type="float">
            <text:p>1434379.97743488</text:p>
          </table:table-cell>
          <table:table-cell office:value-type="float" office:value="22.9999979519999" calcext:value-type="float">
            <text:p>22.9999979519999</text:p>
          </table:table-cell>
          <table:table-cell office:value-type="float" office:value="8.999998976" calcext:value-type="float">
            <text:p>8.99999897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94.461538461538" calcext:value-type="float">
            <text:p>294.461538461538</text:p>
          </table:table-cell>
          <table:table-cell office:value-type="float" office:value="25" calcext:value-type="float">
            <text:p>25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57723.301975022" calcext:value-type="float">
            <text:p>357723.301975022</text:p>
          </table:table-cell>
          <table:table-cell office:value-type="float" office:value="1201322.03583387" calcext:value-type="float">
            <text:p>1201322.03583387</text:p>
          </table:table-cell>
          <table:table-cell office:value-type="float" office:value="30.9999999959038" calcext:value-type="float">
            <text:p>30.9999999959038</text:p>
          </table:table-cell>
          <table:table-cell office:value-type="float" office:value="13.9999999959039" calcext:value-type="float">
            <text:p>13.999999995903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38.153846153846" calcext:value-type="float">
            <text:p>638.153846153846</text:p>
          </table:table-cell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55982.744387458" calcext:value-type="float">
            <text:p>355982.744387458</text:p>
          </table:table-cell>
          <table:table-cell office:value-type="float" office:value="1193320.96028726" calcext:value-type="float">
            <text:p>1193320.96028726</text:p>
          </table:table-cell>
          <table:table-cell office:value-type="float" office:value="38.9999999795197" calcext:value-type="float">
            <text:p>38.9999999795197</text:p>
          </table:table-cell>
          <table:table-cell office:value-type="float" office:value="13.999999991808" calcext:value-type="float">
            <text:p>13.99999999180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8.153846153846" calcext:value-type="float">
            <text:p>638.153846153846</text:p>
          </table:table-cell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REG MOD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REG MOD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3674564.48838036" calcext:value-type="float">
            <text:p>3674564.48838036</text:p>
          </table:table-cell>
          <table:table-cell office:value-type="float" office:value="12221628.6466743" calcext:value-type="float">
            <text:p>12221628.6466743</text:p>
          </table:table-cell>
          <table:table-cell office:value-type="float" office:value="241.999999999867" calcext:value-type="float">
            <text:p>241.999999999867</text:p>
          </table:table-cell>
          <table:table-cell office:value-type="float" office:value="116.999999999954" calcext:value-type="float">
            <text:p>116.999999999954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table:formula="of:= ([.P23] + [.P27] + [.P31] + [.P35]) / 4" office:value-type="float" office:value="69.25" calcext:value-type="float">
            <text:p>69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3651659.32212488" calcext:value-type="float">
            <text:p>3651659.32212488</text:p>
          </table:table-cell>
          <table:table-cell office:value-type="float" office:value="12165166.7749575" calcext:value-type="float">
            <text:p>12165166.7749575</text:p>
          </table:table-cell>
          <table:table-cell office:value-type="float" office:value="223.999999999841" calcext:value-type="float">
            <text:p>223.999999999841</text:p>
          </table:table-cell>
          <table:table-cell office:value-type="float" office:value="74.9999999999737" calcext:value-type="float">
            <text:p>74.9999999999737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24] + [.P28] + [.P32] + [.P36]) / 4" office:value-type="float" office:value="69.25" calcext:value-type="float">
            <text:p>69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671787.58718862" calcext:value-type="float">
            <text:p>3671787.58718862</text:p>
          </table:table-cell>
          <table:table-cell office:value-type="float" office:value="12215270.2030063" calcext:value-type="float">
            <text:p>12215270.2030063</text:p>
          </table:table-cell>
          <table:table-cell office:value-type="float" office:value="241.999999999815" calcext:value-type="float">
            <text:p>241.999999999815</text:p>
          </table:table-cell>
          <table:table-cell office:value-type="float" office:value="99.9999999999671" calcext:value-type="float">
            <text:p>99.999999999967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table:formula="of:= ([.P25] + [.P29] + [.P33] + [.P37]) / 4" office:value-type="float" office:value="69.25" calcext:value-type="float">
            <text:p>69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654554.64714867" calcext:value-type="float">
            <text:p>3654554.64714867</text:p>
          </table:table-cell>
          <table:table-cell office:value-type="float" office:value="12165910.2881589" calcext:value-type="float">
            <text:p>12165910.2881589</text:p>
          </table:table-cell>
          <table:table-cell office:value-type="float" office:value="223.999999999828" calcext:value-type="float">
            <text:p>223.999999999828</text:p>
          </table:table-cell>
          <table:table-cell office:value-type="float" office:value="86.9999999999671" calcext:value-type="float">
            <text:p>86.9999999999671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table:formula="of:= ([.P26] + [.P30] + [.P34] + [.P38]) / 4" office:value-type="float" office:value="69.25" calcext:value-type="float">
            <text:p>69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4612039.032446" calcext:value-type="float">
            <text:p>4612039.032446</text:p>
          </table:table-cell>
          <table:table-cell office:value-type="float" office:value="15464535.4661748" calcext:value-type="float">
            <text:p>15464535.4661748</text:p>
          </table:table-cell>
          <table:table-cell office:value-type="float" office:value="142.99999993856" calcext:value-type="float">
            <text:p>142.99999993856</text:p>
          </table:table-cell>
          <table:table-cell office:value-type="float" office:value="59.99999997952" calcext:value-type="float">
            <text:p>59.99999997952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608079.95849023" calcext:value-type="float">
            <text:p>4608079.95849023</text:p>
          </table:table-cell>
          <table:table-cell office:value-type="float" office:value="15458621.9419667" calcext:value-type="float">
            <text:p>15458621.9419667</text:p>
          </table:table-cell>
          <table:table-cell office:value-type="float" office:value="170.999999885311" calcext:value-type="float">
            <text:p>170.999999885311</text:p>
          </table:table-cell>
          <table:table-cell office:value-type="float" office:value="55.999999987712" calcext:value-type="float">
            <text:p>55.99999998771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622531.8580396" calcext:value-type="float">
            <text:p>4622531.8580396</text:p>
          </table:table-cell>
          <table:table-cell office:value-type="float" office:value="15475886.3363737" calcext:value-type="float">
            <text:p>15475886.3363737</text:p>
          </table:table-cell>
          <table:table-cell office:value-type="float" office:value="183.999999873023" calcext:value-type="float">
            <text:p>183.999999873023</text:p>
          </table:table-cell>
          <table:table-cell office:value-type="float" office:value="61.9999999795199" calcext:value-type="float">
            <text:p>61.999999979519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28946.49490121" calcext:value-type="float">
            <text:p>4628946.49490121</text:p>
          </table:table-cell>
          <table:table-cell office:value-type="float" office:value="15492403.2153456" calcext:value-type="float">
            <text:p>15492403.2153456</text:p>
          </table:table-cell>
          <table:table-cell office:value-type="float" office:value="193.999999897599" calcext:value-type="float">
            <text:p>193.999999897599</text:p>
          </table:table-cell>
          <table:table-cell office:value-type="float" office:value="73.9999999508479" calcext:value-type="float">
            <text:p>73.9999999508479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4461319.67781354" calcext:value-type="float">
            <text:p>4461319.67781354</text:p>
          </table:table-cell>
          <table:table-cell office:value-type="float" office:value="14927354.3386824" calcext:value-type="float">
            <text:p>14927354.3386824</text:p>
          </table:table-cell>
          <table:table-cell office:value-type="float" office:value="190.999999999815" calcext:value-type="float">
            <text:p>190.999999999815</text:p>
          </table:table-cell>
          <table:table-cell office:value-type="float" office:value="75.999999999954" calcext:value-type="float">
            <text:p>75.999999999954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12.263888888889" calcext:value-type="float">
            <text:p>812.263888888889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445775.48216648" calcext:value-type="float">
            <text:p>4445775.48216648</text:p>
          </table:table-cell>
          <table:table-cell office:value-type="float" office:value="14901729.9034679" calcext:value-type="float">
            <text:p>14901729.9034679</text:p>
          </table:table-cell>
          <table:table-cell office:value-type="float" office:value="169.999999999842" calcext:value-type="float">
            <text:p>169.999999999842</text:p>
          </table:table-cell>
          <table:table-cell office:value-type="float" office:value="62.9999999999672" calcext:value-type="float">
            <text:p>62.999999999967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12.263888888889" calcext:value-type="float">
            <text:p>812.263888888889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480669.11461476" calcext:value-type="float">
            <text:p>4480669.11461476</text:p>
          </table:table-cell>
          <table:table-cell office:value-type="float" office:value="14929130.1446438" calcext:value-type="float">
            <text:p>14929130.1446438</text:p>
          </table:table-cell>
          <table:table-cell office:value-type="float" office:value="189.999999999835" calcext:value-type="float">
            <text:p>189.999999999835</text:p>
          </table:table-cell>
          <table:table-cell office:value-type="float" office:value="75.9999999999736" calcext:value-type="float">
            <text:p>75.999999999973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12.263888888889" calcext:value-type="float">
            <text:p>812.263888888889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459549.38523802" calcext:value-type="float">
            <text:p>4459549.38523802</text:p>
          </table:table-cell>
          <table:table-cell office:value-type="float" office:value="14956923.0161691" calcext:value-type="float">
            <text:p>14956923.0161691</text:p>
          </table:table-cell>
          <table:table-cell office:value-type="float" office:value="157.999999999809" calcext:value-type="float">
            <text:p>157.999999999809</text:p>
          </table:table-cell>
          <table:table-cell office:value-type="float" office:value="50.9999999999738" calcext:value-type="float">
            <text:p>50.9999999999738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12.263888888889" calcext:value-type="float">
            <text:p>812.263888888889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4612039.032446" calcext:value-type="float">
            <text:p>4612039.032446</text:p>
          </table:table-cell>
          <table:table-cell office:value-type="float" office:value="15464535.4661748" calcext:value-type="float">
            <text:p>15464535.4661748</text:p>
          </table:table-cell>
          <table:table-cell office:value-type="float" office:value="142.99999993856" calcext:value-type="float">
            <text:p>142.99999993856</text:p>
          </table:table-cell>
          <table:table-cell office:value-type="float" office:value="59.99999997952" calcext:value-type="float">
            <text:p>59.99999997952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608079.95849023" calcext:value-type="float">
            <text:p>4608079.95849023</text:p>
          </table:table-cell>
          <table:table-cell office:value-type="float" office:value="15458621.9419667" calcext:value-type="float">
            <text:p>15458621.9419667</text:p>
          </table:table-cell>
          <table:table-cell office:value-type="float" office:value="170.999999885311" calcext:value-type="float">
            <text:p>170.999999885311</text:p>
          </table:table-cell>
          <table:table-cell office:value-type="float" office:value="55.999999987712" calcext:value-type="float">
            <text:p>55.99999998771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622531.8580396" calcext:value-type="float">
            <text:p>4622531.8580396</text:p>
          </table:table-cell>
          <table:table-cell office:value-type="float" office:value="15475886.3363737" calcext:value-type="float">
            <text:p>15475886.3363737</text:p>
          </table:table-cell>
          <table:table-cell office:value-type="float" office:value="183.999999873023" calcext:value-type="float">
            <text:p>183.999999873023</text:p>
          </table:table-cell>
          <table:table-cell office:value-type="float" office:value="61.9999999795199" calcext:value-type="float">
            <text:p>61.999999979519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28946.49490121" calcext:value-type="float">
            <text:p>4628946.49490121</text:p>
          </table:table-cell>
          <table:table-cell office:value-type="float" office:value="15492403.2153456" calcext:value-type="float">
            <text:p>15492403.2153456</text:p>
          </table:table-cell>
          <table:table-cell office:value-type="float" office:value="193.999999897599" calcext:value-type="float">
            <text:p>193.999999897599</text:p>
          </table:table-cell>
          <table:table-cell office:value-type="float" office:value="73.9999999508479" calcext:value-type="float">
            <text:p>73.9999999508479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REG DEN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REG DEN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5570080.83625688" calcext:value-type="float">
            <text:p>5570080.83625688</text:p>
          </table:table-cell>
          <table:table-cell office:value-type="float" office:value="18592379.428137" calcext:value-type="float">
            <text:p>18592379.428137</text:p>
          </table:table-cell>
          <table:table-cell office:value-type="float" office:value="333.999999999613" calcext:value-type="float">
            <text:p>333.999999999613</text:p>
          </table:table-cell>
          <table:table-cell office:value-type="float" office:value="170.999999999862" calcext:value-type="float">
            <text:p>170.999999999862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632625.71709299" calcext:value-type="float">
            <text:p>5632625.71709299</text:p>
          </table:table-cell>
          <table:table-cell office:value-type="float" office:value="18683519.3807716" calcext:value-type="float">
            <text:p>18683519.3807716</text:p>
          </table:table-cell>
          <table:table-cell office:value-type="float" office:value="486.999999998366" calcext:value-type="float">
            <text:p>486.999999998366</text:p>
          </table:table-cell>
          <table:table-cell office:value-type="float" office:value="252.999999999239" calcext:value-type="float">
            <text:p>252.99999999923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5597936.95844643" calcext:value-type="float">
            <text:p>5597936.95844643</text:p>
          </table:table-cell>
          <table:table-cell office:value-type="float" office:value="18610714.8427466" calcext:value-type="float">
            <text:p>18610714.8427466</text:p>
          </table:table-cell>
          <table:table-cell office:value-type="float" office:value="429.999999999906" calcext:value-type="float">
            <text:p>429.999999999906</text:p>
          </table:table-cell>
          <table:table-cell office:value-type="float" office:value="213.999999999954" calcext:value-type="float">
            <text:p>213.999999999954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5695975.41158509" calcext:value-type="float">
            <text:p>5695975.41158509</text:p>
          </table:table-cell>
          <table:table-cell office:value-type="float" office:value="18936286.2233781" calcext:value-type="float">
            <text:p>18936286.2233781</text:p>
          </table:table-cell>
          <table:table-cell office:value-type="float" office:value="455.999999998628" calcext:value-type="float">
            <text:p>455.999999998628</text:p>
          </table:table-cell>
          <table:table-cell office:value-type="float" office:value="225.999999999495" calcext:value-type="float">
            <text:p>225.999999999495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48.146788990826" calcext:value-type="float">
            <text:p>948.146788990826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7156124.88088169" calcext:value-type="float">
            <text:p>7156124.88088169</text:p>
          </table:table-cell>
          <table:table-cell office:value-type="float" office:value="23886564.3676391" calcext:value-type="float">
            <text:p>23886564.3676391</text:p>
          </table:table-cell>
          <table:table-cell office:value-type="float" office:value="340.999999963134" calcext:value-type="float">
            <text:p>340.999999963134</text:p>
          </table:table-cell>
          <table:table-cell office:value-type="float" office:value="187.999999991807" calcext:value-type="float">
            <text:p>187.999999991807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7112776.87274332" calcext:value-type="float">
            <text:p>7112776.87274332</text:p>
          </table:table-cell>
          <table:table-cell office:value-type="float" office:value="23820434.4391298" calcext:value-type="float">
            <text:p>23820434.4391298</text:p>
          </table:table-cell>
          <table:table-cell office:value-type="float" office:value="375.999999770622" calcext:value-type="float">
            <text:p>375.999999770622</text:p>
          </table:table-cell>
          <table:table-cell office:value-type="float" office:value="186.999999905791" calcext:value-type="float">
            <text:p>186.999999905791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114636.35146564" calcext:value-type="float">
            <text:p>7114636.35146564</text:p>
          </table:table-cell>
          <table:table-cell office:value-type="float" office:value="23831897.5886697" calcext:value-type="float">
            <text:p>23831897.5886697</text:p>
          </table:table-cell>
          <table:table-cell office:value-type="float" office:value="288.999999795199" calcext:value-type="float">
            <text:p>288.999999795199</text:p>
          </table:table-cell>
          <table:table-cell office:value-type="float" office:value="122.999999946752" calcext:value-type="float">
            <text:p>122.999999946752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7180434.35312494" calcext:value-type="float">
            <text:p>7180434.35312494</text:p>
          </table:table-cell>
          <table:table-cell office:value-type="float" office:value="24042409.1187622" calcext:value-type="float">
            <text:p>24042409.1187622</text:p>
          </table:table-cell>
          <table:table-cell office:value-type="float" office:value="354.999999815678" calcext:value-type="float">
            <text:p>354.999999815678</text:p>
          </table:table-cell>
          <table:table-cell office:value-type="float" office:value="156.99999997952" calcext:value-type="float">
            <text:p>156.99999997952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6883868.08333351" calcext:value-type="float">
            <text:p>6883868.08333351</text:p>
          </table:table-cell>
          <table:table-cell office:value-type="float" office:value="23022519.1538596" calcext:value-type="float">
            <text:p>23022519.1538596</text:p>
          </table:table-cell>
          <table:table-cell office:value-type="float" office:value="365.999999999598" calcext:value-type="float">
            <text:p>365.999999999598</text:p>
          </table:table-cell>
          <table:table-cell office:value-type="float" office:value="162.999999999842" calcext:value-type="float">
            <text:p>162.999999999842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891.94495412844" calcext:value-type="float">
            <text:p>891.94495412844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6870015.66714428" calcext:value-type="float">
            <text:p>6870015.66714428</text:p>
          </table:table-cell>
          <table:table-cell office:value-type="float" office:value="22970714.1721446" calcext:value-type="float">
            <text:p>22970714.1721446</text:p>
          </table:table-cell>
          <table:table-cell office:value-type="float" office:value="352.99999999971" calcext:value-type="float">
            <text:p>352.99999999971</text:p>
          </table:table-cell>
          <table:table-cell office:value-type="float" office:value="186.999999999855" calcext:value-type="float">
            <text:p>186.999999999855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891.94495412844" calcext:value-type="float">
            <text:p>891.94495412844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6844109.84627222" calcext:value-type="float">
            <text:p>6844109.84627222</text:p>
          </table:table-cell>
          <table:table-cell office:value-type="float" office:value="22902565.9308094" calcext:value-type="float">
            <text:p>22902565.9308094</text:p>
          </table:table-cell>
          <table:table-cell office:value-type="float" office:value="336.999999999684" calcext:value-type="float">
            <text:p>336.999999999684</text:p>
          </table:table-cell>
          <table:table-cell office:value-type="float" office:value="172.999999999875" calcext:value-type="float">
            <text:p>172.999999999875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91.94495412844" calcext:value-type="float">
            <text:p>891.94495412844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6986561.90545738" calcext:value-type="float">
            <text:p>6986561.90545738</text:p>
          </table:table-cell>
          <table:table-cell office:value-type="float" office:value="23230847.5184674" calcext:value-type="float">
            <text:p>23230847.5184674</text:p>
          </table:table-cell>
          <table:table-cell office:value-type="float" office:value="407.999999997698" calcext:value-type="float">
            <text:p>407.999999997698</text:p>
          </table:table-cell>
          <table:table-cell office:value-type="float" office:value="212.999999998977" calcext:value-type="float">
            <text:p>212.999999998977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891.94495412844" calcext:value-type="float">
            <text:p>891.94495412844</text:p>
          </table:table-cell>
          <table:table-cell office:value-type="float" office:value="-211" calcext:value-type="float">
            <text:p>-21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7156124.88088169" calcext:value-type="float">
            <text:p>7156124.88088169</text:p>
          </table:table-cell>
          <table:table-cell office:value-type="float" office:value="23886564.3676391" calcext:value-type="float">
            <text:p>23886564.3676391</text:p>
          </table:table-cell>
          <table:table-cell office:value-type="float" office:value="340.999999963134" calcext:value-type="float">
            <text:p>340.999999963134</text:p>
          </table:table-cell>
          <table:table-cell office:value-type="float" office:value="187.999999991807" calcext:value-type="float">
            <text:p>187.999999991807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7112776.87274332" calcext:value-type="float">
            <text:p>7112776.87274332</text:p>
          </table:table-cell>
          <table:table-cell office:value-type="float" office:value="23820434.4391298" calcext:value-type="float">
            <text:p>23820434.4391298</text:p>
          </table:table-cell>
          <table:table-cell office:value-type="float" office:value="375.999999770622" calcext:value-type="float">
            <text:p>375.999999770622</text:p>
          </table:table-cell>
          <table:table-cell office:value-type="float" office:value="186.999999905791" calcext:value-type="float">
            <text:p>186.999999905791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114636.35146564" calcext:value-type="float">
            <text:p>7114636.35146564</text:p>
          </table:table-cell>
          <table:table-cell office:value-type="float" office:value="23831897.5886697" calcext:value-type="float">
            <text:p>23831897.5886697</text:p>
          </table:table-cell>
          <table:table-cell office:value-type="float" office:value="288.999999795199" calcext:value-type="float">
            <text:p>288.999999795199</text:p>
          </table:table-cell>
          <table:table-cell office:value-type="float" office:value="122.999999946752" calcext:value-type="float">
            <text:p>122.999999946752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7180434.35312494" calcext:value-type="float">
            <text:p>7180434.35312494</text:p>
          </table:table-cell>
          <table:table-cell office:value-type="float" office:value="24042409.1187622" calcext:value-type="float">
            <text:p>24042409.1187622</text:p>
          </table:table-cell>
          <table:table-cell office:value-type="float" office:value="354.999999815678" calcext:value-type="float">
            <text:p>354.999999815678</text:p>
          </table:table-cell>
          <table:table-cell office:value-type="float" office:value="156.99999997952" calcext:value-type="float">
            <text:p>156.99999997952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PCD SPAR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PCD SPAR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317760.037298444" calcext:value-type="float">
            <text:p>317760.037298444</text:p>
          </table:table-cell>
          <table:table-cell office:value-type="float" office:value="1065163.00115064" calcext:value-type="float">
            <text:p>1065163.00115064</text:p>
          </table:table-cell>
          <table:table-cell office:value-type="float" office:value="32.9999999999867" calcext:value-type="float">
            <text:p>32.9999999999867</text:p>
          </table:table-cell>
          <table:table-cell office:value-type="float" office:value="12.9999999999869" calcext:value-type="float">
            <text:p>12.999999999986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table:formula="of:= ([.P62] + [.P66] + [.P70] + [.P74]) / 4" office:value-type="float" office:value="9" calcext:value-type="float">
            <text:p>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315891.024666836" calcext:value-type="float">
            <text:p>315891.024666836</text:p>
          </table:table-cell>
          <table:table-cell office:value-type="float" office:value="1058433.96013592" calcext:value-type="float">
            <text:p>1058433.96013592</text:p>
          </table:table-cell>
          <table:table-cell office:value-type="float" office:value="37.999999999967" calcext:value-type="float">
            <text:p>37.999999999967</text:p>
          </table:table-cell>
          <table:table-cell office:value-type="float" office:value="14.9999999999934" calcext:value-type="float">
            <text:p>14.999999999993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63] + [.P67] + [.P71] + [.P75]) / 4" office:value-type="float" office:value="9" calcext:value-type="float">
            <text:p>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18237.380877263" calcext:value-type="float">
            <text:p>318237.380877263</text:p>
          </table:table-cell>
          <table:table-cell office:value-type="float" office:value="1062882.03135343" calcext:value-type="float">
            <text:p>1062882.03135343</text:p>
          </table:table-cell>
          <table:table-cell office:value-type="float" office:value="41.9999999999735" calcext:value-type="float">
            <text:p>41.9999999999735</text:p>
          </table:table-cell>
          <table:table-cell office:value-type="float" office:value="12.9999999999869" calcext:value-type="float">
            <text:p>12.999999999986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table:formula="of:= ([.P64] + [.P68] + [.P72] + [.P76]) / 4" office:value-type="float" office:value="10.5" calcext:value-type="float">
            <text:p>1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14355.481613951" calcext:value-type="float">
            <text:p>314355.481613951</text:p>
          </table:table-cell>
          <table:table-cell office:value-type="float" office:value="1046806.96175459" calcext:value-type="float">
            <text:p>1046806.96175459</text:p>
          </table:table-cell>
          <table:table-cell office:value-type="float" office:value="49.9999999999538" calcext:value-type="float">
            <text:p>49.9999999999538</text:p>
          </table:table-cell>
          <table:table-cell office:value-type="float" office:value="17.9999999999868" calcext:value-type="float">
            <text:p>17.999999999986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11.307692307692" calcext:value-type="float">
            <text:p>611.307692307692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table:formula="of:= ([.P65] + [.P69] + [.P73] + [.P77]) / 4" office:value-type="float" office:value="10.5" calcext:value-type="float">
            <text:p>10.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414319.548308481" calcext:value-type="float">
            <text:p>414319.548308481</text:p>
          </table:table-cell>
          <table:table-cell office:value-type="float" office:value="1403003.99794106" calcext:value-type="float">
            <text:p>1403003.99794106</text:p>
          </table:table-cell>
          <table:table-cell office:value-type="float" office:value="18.9999999508479" calcext:value-type="float">
            <text:p>18.9999999508479</text:p>
          </table:table-cell>
          <table:table-cell office:value-type="float" office:value="6.999999995904" calcext:value-type="float">
            <text:p>6.99999999590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10.076923076923" calcext:value-type="float">
            <text:p>310.076923076923</text:p>
          </table:table-cell>
          <table:table-cell office:value-type="float" office:value="42" calcext:value-type="float">
            <text:p>42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21038.567389314" calcext:value-type="float">
            <text:p>421038.567389314</text:p>
          </table:table-cell>
          <table:table-cell office:value-type="float" office:value="1425373.97833184" calcext:value-type="float">
            <text:p>1425373.97833184</text:p>
          </table:table-cell>
          <table:table-cell office:value-type="float" office:value="20.9999999508479" calcext:value-type="float">
            <text:p>20.9999999508479</text:p>
          </table:table-cell>
          <table:table-cell office:value-type="float" office:value="8.999999975424" calcext:value-type="float">
            <text:p>8.9999999754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10.076923076923" calcext:value-type="float">
            <text:p>310.076923076923</text:p>
          </table:table-cell>
          <table:table-cell office:value-type="float" office:value="42" calcext:value-type="float">
            <text:p>42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56624.567153798" calcext:value-type="float">
            <text:p>356624.567153798</text:p>
          </table:table-cell>
          <table:table-cell office:value-type="float" office:value="1200698.03589757" calcext:value-type="float">
            <text:p>1200698.03589757</text:p>
          </table:table-cell>
          <table:table-cell office:value-type="float" office:value="31.9999999959038" calcext:value-type="float">
            <text:p>31.9999999959038</text:p>
          </table:table-cell>
          <table:table-cell office:value-type="float" office:value="8.99999999590399" calcext:value-type="float">
            <text:p>8.9999999959039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38.153846153846" calcext:value-type="float">
            <text:p>638.153846153846</text:p>
          </table:table-cell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59986.33838533" calcext:value-type="float">
            <text:p>359986.33838533</text:p>
          </table:table-cell>
          <table:table-cell office:value-type="float" office:value="1202890.9601739" calcext:value-type="float">
            <text:p>1202890.9601739</text:p>
          </table:table-cell>
          <table:table-cell office:value-type="float" office:value="27.9999997870079" calcext:value-type="float">
            <text:p>27.9999997870079</text:p>
          </table:table-cell>
          <table:table-cell office:value-type="float" office:value="10.999999893504" calcext:value-type="float">
            <text:p>10.99999989350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22.076923076923" calcext:value-type="float">
            <text:p>622.076923076923</text:p>
          </table:table-cell>
          <table:table-cell office:value-type="float" office:value="57" calcext:value-type="float">
            <text:p>57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363673.3951469" calcext:value-type="float">
            <text:p>363673.3951469</text:p>
          </table:table-cell>
          <table:table-cell office:value-type="float" office:value="1226590.00358492" calcext:value-type="float">
            <text:p>1226590.00358492</text:p>
          </table:table-cell>
          <table:table-cell office:value-type="float" office:value="23.9999979519999" calcext:value-type="float">
            <text:p>23.9999979519999</text:p>
          </table:table-cell>
          <table:table-cell office:value-type="float" office:value="9.99999897599999" calcext:value-type="float">
            <text:p>9.9999989759999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8.461538461538" calcext:value-type="float">
            <text:p>178.461538461538</text:p>
          </table:table-cell>
          <table:table-cell office:value-type="float" office:value="-946" calcext:value-type="float">
            <text:p>-946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365673.853647337" calcext:value-type="float">
            <text:p>365673.853647337</text:p>
          </table:table-cell>
          <table:table-cell office:value-type="float" office:value="1229919.97014495" calcext:value-type="float">
            <text:p>1229919.97014495</text:p>
          </table:table-cell>
          <table:table-cell office:value-type="float" office:value="25.9999979519999" calcext:value-type="float">
            <text:p>25.9999979519999</text:p>
          </table:table-cell>
          <table:table-cell office:value-type="float" office:value="8.99999897599999" calcext:value-type="float">
            <text:p>8.9999989759999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8.461538461538" calcext:value-type="float">
            <text:p>178.461538461538</text:p>
          </table:table-cell>
          <table:table-cell office:value-type="float" office:value="-946" calcext:value-type="float">
            <text:p>-946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65999.883061944" calcext:value-type="float">
            <text:p>365999.883061944</text:p>
          </table:table-cell>
          <table:table-cell office:value-type="float" office:value="1220605.02916012" calcext:value-type="float">
            <text:p>1220605.02916012</text:p>
          </table:table-cell>
          <table:table-cell office:value-type="float" office:value="31.9999610879998" calcext:value-type="float">
            <text:p>31.9999610879998</text:p>
          </table:table-cell>
          <table:table-cell office:value-type="float" office:value="12.999986688" calcext:value-type="float">
            <text:p>12.99998668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5.846153846154" calcext:value-type="float">
            <text:p>275.846153846154</text:p>
          </table:table-cell>
          <table:table-cell office:value-type="float" office:value="-328" calcext:value-type="float">
            <text:p>-328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58930.401303724" calcext:value-type="float">
            <text:p>358930.401303724</text:p>
          </table:table-cell>
          <table:table-cell office:value-type="float" office:value="1210047.9608831" calcext:value-type="float">
            <text:p>1210047.9608831</text:p>
          </table:table-cell>
          <table:table-cell office:value-type="float" office:value="34.9999974399998" calcext:value-type="float">
            <text:p>34.9999974399998</text:p>
          </table:table-cell>
          <table:table-cell office:value-type="float" office:value="6.99999897599999" calcext:value-type="float">
            <text:p>6.9999989759999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77.846153846154" calcext:value-type="float">
            <text:p>277.846153846154</text:p>
          </table:table-cell>
          <table:table-cell office:value-type="float" office:value="-315" calcext:value-type="float">
            <text:p>-315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414319.548308481" calcext:value-type="float">
            <text:p>414319.548308481</text:p>
          </table:table-cell>
          <table:table-cell office:value-type="float" office:value="1403003.99794106" calcext:value-type="float">
            <text:p>1403003.99794106</text:p>
          </table:table-cell>
          <table:table-cell office:value-type="float" office:value="18.9999999508479" calcext:value-type="float">
            <text:p>18.9999999508479</text:p>
          </table:table-cell>
          <table:table-cell office:value-type="float" office:value="6.999999995904" calcext:value-type="float">
            <text:p>6.99999999590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10.076923076923" calcext:value-type="float">
            <text:p>310.076923076923</text:p>
          </table:table-cell>
          <table:table-cell office:value-type="float" office:value="42" calcext:value-type="float">
            <text:p>42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21038.567389314" calcext:value-type="float">
            <text:p>421038.567389314</text:p>
          </table:table-cell>
          <table:table-cell office:value-type="float" office:value="1425373.97833184" calcext:value-type="float">
            <text:p>1425373.97833184</text:p>
          </table:table-cell>
          <table:table-cell office:value-type="float" office:value="20.9999999508479" calcext:value-type="float">
            <text:p>20.9999999508479</text:p>
          </table:table-cell>
          <table:table-cell office:value-type="float" office:value="8.999999975424" calcext:value-type="float">
            <text:p>8.9999999754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10.076923076923" calcext:value-type="float">
            <text:p>310.076923076923</text:p>
          </table:table-cell>
          <table:table-cell office:value-type="float" office:value="42" calcext:value-type="float">
            <text:p>42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56624.567153798" calcext:value-type="float">
            <text:p>356624.567153798</text:p>
          </table:table-cell>
          <table:table-cell office:value-type="float" office:value="1200698.03589757" calcext:value-type="float">
            <text:p>1200698.03589757</text:p>
          </table:table-cell>
          <table:table-cell office:value-type="float" office:value="31.9999999959038" calcext:value-type="float">
            <text:p>31.9999999959038</text:p>
          </table:table-cell>
          <table:table-cell office:value-type="float" office:value="8.99999999590399" calcext:value-type="float">
            <text:p>8.9999999959039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38.153846153846" calcext:value-type="float">
            <text:p>638.153846153846</text:p>
          </table:table-cell>
          <table:table-cell office:value-type="float" office:value="57" calcext:value-type="float">
            <text:p>57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59986.33838533" calcext:value-type="float">
            <text:p>359986.33838533</text:p>
          </table:table-cell>
          <table:table-cell office:value-type="float" office:value="1202890.9601739" calcext:value-type="float">
            <text:p>1202890.9601739</text:p>
          </table:table-cell>
          <table:table-cell office:value-type="float" office:value="27.9999997870079" calcext:value-type="float">
            <text:p>27.9999997870079</text:p>
          </table:table-cell>
          <table:table-cell office:value-type="float" office:value="10.999999893504" calcext:value-type="float">
            <text:p>10.99999989350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22.076923076923" calcext:value-type="float">
            <text:p>622.076923076923</text:p>
          </table:table-cell>
          <table:table-cell office:value-type="float" office:value="57" calcext:value-type="float">
            <text:p>57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PCD MOD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PCD MOD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3660197.98914105" calcext:value-type="float">
            <text:p>3660197.98914105</text:p>
          </table:table-cell>
          <table:table-cell office:value-type="float" office:value="12156711.6406766" calcext:value-type="float">
            <text:p>12156711.6406766</text:p>
          </table:table-cell>
          <table:table-cell office:value-type="float" office:value="238.999999999841" calcext:value-type="float">
            <text:p>238.999999999841</text:p>
          </table:table-cell>
          <table:table-cell office:value-type="float" office:value="93.9999999999605" calcext:value-type="float">
            <text:p>93.9999999999605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table:formula="of:= ([.P81] + [.P85] + [.P89] + [.P93]) / 4" office:value-type="float" office:value="69.25" calcext:value-type="float">
            <text:p>69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3661638.2368741" calcext:value-type="float">
            <text:p>3661638.2368741</text:p>
          </table:table-cell>
          <table:table-cell office:value-type="float" office:value="12140009.7598584" calcext:value-type="float">
            <text:p>12140009.7598584</text:p>
          </table:table-cell>
          <table:table-cell office:value-type="float" office:value="210.999999999822" calcext:value-type="float">
            <text:p>210.999999999822</text:p>
          </table:table-cell>
          <table:table-cell office:value-type="float" office:value="103.999999999915" calcext:value-type="float">
            <text:p>103.99999999991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table:formula="of:= ([.P82] + [.P86] + [.P90] + [.P94]) / 4" office:value-type="float" office:value="69.25" calcext:value-type="float">
            <text:p>69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3654539.95213141" calcext:value-type="float">
            <text:p>3654539.95213141</text:p>
          </table:table-cell>
          <table:table-cell office:value-type="float" office:value="12174116.2179353" calcext:value-type="float">
            <text:p>12174116.2179353</text:p>
          </table:table-cell>
          <table:table-cell office:value-type="float" office:value="222.999999999815" calcext:value-type="float">
            <text:p>222.999999999815</text:p>
          </table:table-cell>
          <table:table-cell office:value-type="float" office:value="72.9999999999868" calcext:value-type="float">
            <text:p>72.999999999986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table:formula="of:= ([.P83] + [.P87] + [.P91] + [.P95]) / 4" office:value-type="float" office:value="69.25" calcext:value-type="float">
            <text:p>69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3646696.57767387" calcext:value-type="float">
            <text:p>3646696.57767387</text:p>
          </table:table-cell>
          <table:table-cell office:value-type="float" office:value="12139218.2872984" calcext:value-type="float">
            <text:p>12139218.2872984</text:p>
          </table:table-cell>
          <table:table-cell office:value-type="float" office:value="238.999999999854" calcext:value-type="float">
            <text:p>238.999999999854</text:p>
          </table:table-cell>
          <table:table-cell office:value-type="float" office:value="98.9999999999801" calcext:value-type="float">
            <text:p>98.9999999999801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98.625" calcext:value-type="float">
            <text:p>898.625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table:formula="of:= ([.P84] + [.P88] + [.P92] + [.P96]) / 4" office:value-type="float" office:value="69.25" calcext:value-type="float">
            <text:p>69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4621331.22295042" calcext:value-type="float">
            <text:p>4621331.22295042</text:p>
          </table:table-cell>
          <table:table-cell office:value-type="float" office:value="15470398.4646853" calcext:value-type="float">
            <text:p>15470398.4646853</text:p>
          </table:table-cell>
          <table:table-cell office:value-type="float" office:value="168.999999905791" calcext:value-type="float">
            <text:p>168.999999905791</text:p>
          </table:table-cell>
          <table:table-cell office:value-type="float" office:value="66.9999999754239" calcext:value-type="float">
            <text:p>66.9999999754239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620697.08134719" calcext:value-type="float">
            <text:p>4620697.08134719</text:p>
          </table:table-cell>
          <table:table-cell office:value-type="float" office:value="15443219.9424956" calcext:value-type="float">
            <text:p>15443219.9424956</text:p>
          </table:table-cell>
          <table:table-cell office:value-type="float" office:value="179.999999954943" calcext:value-type="float">
            <text:p>179.999999954943</text:p>
          </table:table-cell>
          <table:table-cell office:value-type="float" office:value="67.9999999795199" calcext:value-type="float">
            <text:p>67.9999999795199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622599.53370119" calcext:value-type="float">
            <text:p>4622599.53370119</text:p>
          </table:table-cell>
          <table:table-cell office:value-type="float" office:value="15472973.3361135" calcext:value-type="float">
            <text:p>15472973.3361135</text:p>
          </table:table-cell>
          <table:table-cell office:value-type="float" office:value="159.999999909887" calcext:value-type="float">
            <text:p>159.999999909887</text:p>
          </table:table-cell>
          <table:table-cell office:value-type="float" office:value="54.999999975424" calcext:value-type="float">
            <text:p>54.99999997542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19753.10195218" calcext:value-type="float">
            <text:p>4619753.10195218</text:p>
          </table:table-cell>
          <table:table-cell office:value-type="float" office:value="15485663.2148675" calcext:value-type="float">
            <text:p>15485663.2148675</text:p>
          </table:table-cell>
          <table:table-cell office:value-type="float" office:value="188.999999881215" calcext:value-type="float">
            <text:p>188.999999881215</text:p>
          </table:table-cell>
          <table:table-cell office:value-type="float" office:value="65.9999999672319" calcext:value-type="float">
            <text:p>65.9999999672319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4407240.45204817" calcext:value-type="float">
            <text:p>4407240.45204817</text:p>
          </table:table-cell>
          <table:table-cell office:value-type="float" office:value="14766194.3914084" calcext:value-type="float">
            <text:p>14766194.3914084</text:p>
          </table:table-cell>
          <table:table-cell office:value-type="float" office:value="152.999999999965" calcext:value-type="float">
            <text:p>152.999999999965</text:p>
          </table:table-cell>
          <table:table-cell office:value-type="float" office:value="62.9999999999921" calcext:value-type="float">
            <text:p>62.9999999999921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17.083333333333" calcext:value-type="float">
            <text:p>817.083333333333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401563.0057996" calcext:value-type="float">
            <text:p>4401563.0057996</text:p>
          </table:table-cell>
          <table:table-cell office:value-type="float" office:value="14755313.7836695" calcext:value-type="float">
            <text:p>14755313.7836695</text:p>
          </table:table-cell>
          <table:table-cell office:value-type="float" office:value="184.999999999987" calcext:value-type="float">
            <text:p>184.999999999987</text:p>
          </table:table-cell>
          <table:table-cell office:value-type="float" office:value="78.9999999999972" calcext:value-type="float">
            <text:p>78.999999999997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17.083333333333" calcext:value-type="float">
            <text:p>817.083333333333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412320.3216421" calcext:value-type="float">
            <text:p>4412320.3216421</text:p>
          </table:table-cell>
          <table:table-cell office:value-type="float" office:value="14766256.0849891" calcext:value-type="float">
            <text:p>14766256.0849891</text:p>
          </table:table-cell>
          <table:table-cell office:value-type="float" office:value="174.99999999997" calcext:value-type="float">
            <text:p>174.99999999997</text:p>
          </table:table-cell>
          <table:table-cell office:value-type="float" office:value="56.9999999999908" calcext:value-type="float">
            <text:p>56.999999999990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17.083333333333" calcext:value-type="float">
            <text:p>817.083333333333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419698.55148892" calcext:value-type="float">
            <text:p>4419698.55148892</text:p>
          </table:table-cell>
          <table:table-cell office:value-type="float" office:value="14804165.9210959" calcext:value-type="float">
            <text:p>14804165.9210959</text:p>
          </table:table-cell>
          <table:table-cell office:value-type="float" office:value="192.99999999997" calcext:value-type="float">
            <text:p>192.99999999997</text:p>
          </table:table-cell>
          <table:table-cell office:value-type="float" office:value="81.9999999999906" calcext:value-type="float">
            <text:p>81.9999999999906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17.083333333333" calcext:value-type="float">
            <text:p>817.083333333333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4621331.22295042" calcext:value-type="float">
            <text:p>4621331.22295042</text:p>
          </table:table-cell>
          <table:table-cell office:value-type="float" office:value="15470398.4646853" calcext:value-type="float">
            <text:p>15470398.4646853</text:p>
          </table:table-cell>
          <table:table-cell office:value-type="float" office:value="168.999999905791" calcext:value-type="float">
            <text:p>168.999999905791</text:p>
          </table:table-cell>
          <table:table-cell office:value-type="float" office:value="66.9999999754239" calcext:value-type="float">
            <text:p>66.9999999754239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4620697.08134719" calcext:value-type="float">
            <text:p>4620697.08134719</text:p>
          </table:table-cell>
          <table:table-cell office:value-type="float" office:value="15443219.9424956" calcext:value-type="float">
            <text:p>15443219.9424956</text:p>
          </table:table-cell>
          <table:table-cell office:value-type="float" office:value="179.999999954943" calcext:value-type="float">
            <text:p>179.999999954943</text:p>
          </table:table-cell>
          <table:table-cell office:value-type="float" office:value="67.9999999795199" calcext:value-type="float">
            <text:p>67.9999999795199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4622599.53370119" calcext:value-type="float">
            <text:p>4622599.53370119</text:p>
          </table:table-cell>
          <table:table-cell office:value-type="float" office:value="15472973.3361135" calcext:value-type="float">
            <text:p>15472973.3361135</text:p>
          </table:table-cell>
          <table:table-cell office:value-type="float" office:value="159.999999909887" calcext:value-type="float">
            <text:p>159.999999909887</text:p>
          </table:table-cell>
          <table:table-cell office:value-type="float" office:value="54.999999975424" calcext:value-type="float">
            <text:p>54.99999997542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4619753.10195218" calcext:value-type="float">
            <text:p>4619753.10195218</text:p>
          </table:table-cell>
          <table:table-cell office:value-type="float" office:value="15485663.2148675" calcext:value-type="float">
            <text:p>15485663.2148675</text:p>
          </table:table-cell>
          <table:table-cell office:value-type="float" office:value="188.999999881215" calcext:value-type="float">
            <text:p>188.999999881215</text:p>
          </table:table-cell>
          <table:table-cell office:value-type="float" office:value="65.9999999672319" calcext:value-type="float">
            <text:p>65.9999999672319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13.38888888889" calcext:value-type="float">
            <text:p>1113.38888888889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1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Kb</text:p>
          </table:table-cell>
          <table:table-cell table:style-name="Default" office:value-type="string" calcext:value-type="string">
            <text:p>TotalPackets</text:p>
          </table:table-cell>
          <table:table-cell table:style-name="Default" office:value-type="string" calcext:value-type="string">
            <text:p>InSatisfiedInterests</text:p>
          </table:table-cell>
          <table:table-cell table:style-name="Default" office:value-type="string" calcext:value-type="string">
            <text:p>OutSatisfiedInterests</text:p>
          </table:table-cell>
          <table:table-cell table:style-name="Default" office:value-type="string" calcext:value-type="string">
            <text:p>TotalNodes</text:p>
          </table:table-cell>
          <table:table-cell table:style-name="Default" office:value-type="string" calcext:value-type="string">
            <text:p>TotalConsumers</text:p>
          </table:table-cell>
          <table:table-cell table:style-name="Default" office:value-type="string" calcext:value-type="string">
            <text:p>TotalProducers</text:p>
          </table:table-cell>
          <table:table-cell table:style-name="Default" office:value-type="string" calcext:value-type="string">
            <text:p>AverageAwarenessDistance</text:p>
          </table:table-cell>
          <table:table-cell table:style-name="Default" office:value-type="string" calcext:value-type="string">
            <text:p>MinimumAwarenessDistance</text:p>
          </table:table-cell>
          <table:table-cell table:style-name="Default" office:value-type="string" calcext:value-type="string">
            <text:p>MaximumAwarenessDistance</text:p>
          </table:table-cell>
          <table:table-cell table:style-name="Default" office:value-type="string" calcext:value-type="string">
            <text:p>TotalInformed</text:p>
          </table:table-cell>
          <table:table-cell table:style-name="Default" office:value-type="string" calcext:value-type="string">
            <text:p>TotalInformedBefore</text:p>
          </table:table-cell>
          <table:table-cell table:style-name="Default" office:value-type="string" calcext:value-type="string">
            <text:p>TotalSafelyInformed</text:p>
          </table:table-cell>
          <table:table-cell table:style-name="Default" office:value-type="string" calcext:value-type="string">
            <text:p>TotalInformedAfter</text:p>
          </table:table-cell>
          <table:table-cell/>
          <table:table-cell office:value-type="string" calcext:value-type="string">
            <text:p>PCD DENS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6">
            <text:p>PCD DENSE</text:p>
          </table:table-cell>
          <table:table-cell office:value-type="string" calcext:value-type="string" table:number-columns-spanned="1" table:number-rows-spanned="4">
            <text:p>PS</text:p>
          </table:table-cell>
          <table:table-cell office:value-type="string" calcext:value-type="string">
            <text:p>non-infra</text:p>
          </table:table-cell>
          <table:table-cell office:value-type="float" office:value="5641129.91955418" calcext:value-type="float">
            <text:p>5641129.91955418</text:p>
          </table:table-cell>
          <table:table-cell office:value-type="float" office:value="18752762.4816409" calcext:value-type="float">
            <text:p>18752762.4816409</text:p>
          </table:table-cell>
          <table:table-cell office:value-type="float" office:value="484.999999997403" calcext:value-type="float">
            <text:p>484.999999997403</text:p>
          </table:table-cell>
          <table:table-cell office:value-type="float" office:value="264.999999998472" calcext:value-type="float">
            <text:p>264.999999998472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infra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5627730.32497894" calcext:value-type="float">
            <text:p>5627730.32497894</text:p>
          </table:table-cell>
          <table:table-cell office:value-type="float" office:value="18706403.4979067" calcext:value-type="float">
            <text:p>18706403.4979067</text:p>
          </table:table-cell>
          <table:table-cell office:value-type="float" office:value="487.999999998084" calcext:value-type="float">
            <text:p>487.999999998084</text:p>
          </table:table-cell>
          <table:table-cell office:value-type="float" office:value="233.999999999239" calcext:value-type="float">
            <text:p>233.99999999923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se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5615910.12050007" calcext:value-type="float">
            <text:p>5615910.12050007</text:p>
          </table:table-cell>
          <table:table-cell office:value-type="float" office:value="18690530.7971422" calcext:value-type="float">
            <text:p>18690530.7971422</text:p>
          </table:table-cell>
          <table:table-cell office:value-type="float" office:value="443.999999998052" calcext:value-type="float">
            <text:p>443.999999998052</text:p>
          </table:table-cell>
          <table:table-cell office:value-type="float" office:value="225.999999998951" calcext:value-type="float">
            <text:p>225.999999998951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5657749.05944139" calcext:value-type="float">
            <text:p>5657749.05944139</text:p>
          </table:table-cell>
          <table:table-cell office:value-type="float" office:value="18828129.2400688" calcext:value-type="float">
            <text:p>18828129.2400688</text:p>
          </table:table-cell>
          <table:table-cell office:value-type="float" office:value="469.999999996983" calcext:value-type="float">
            <text:p>469.999999996983</text:p>
          </table:table-cell>
          <table:table-cell office:value-type="float" office:value="244.999999998361" calcext:value-type="float">
            <text:p>244.999999998361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48.990825688073" calcext:value-type="float">
            <text:p>948.990825688073</text:p>
          </table:table-cell>
          <table:table-cell office:value-type="float" office:value="49" calcext:value-type="float">
            <text:p>4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se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M</text:p>
          </table:table-cell>
          <table:table-cell office:value-type="string" calcext:value-type="string">
            <text:p>non-infra</text:p>
          </table:table-cell>
          <table:table-cell office:value-type="float" office:value="7154625.24987705" calcext:value-type="float">
            <text:p>7154625.24987705</text:p>
          </table:table-cell>
          <table:table-cell office:value-type="float" office:value="23920733.3681486" calcext:value-type="float">
            <text:p>23920733.3681486</text:p>
          </table:table-cell>
          <table:table-cell office:value-type="float" office:value="334.999999860734" calcext:value-type="float">
            <text:p>334.999999860734</text:p>
          </table:table-cell>
          <table:table-cell office:value-type="float" office:value="165.999999971328" calcext:value-type="float">
            <text:p>165.999999971328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7117826.74290725" calcext:value-type="float">
            <text:p>7117826.74290725</text:p>
          </table:table-cell>
          <table:table-cell office:value-type="float" office:value="23794455.4253908" calcext:value-type="float">
            <text:p>23794455.4253908</text:p>
          </table:table-cell>
          <table:table-cell office:value-type="float" office:value="398.999999795198" calcext:value-type="float">
            <text:p>398.999999795198</text:p>
          </table:table-cell>
          <table:table-cell office:value-type="float" office:value="202.999999938559" calcext:value-type="float">
            <text:p>202.99999993855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130681.02936114" calcext:value-type="float">
            <text:p>7130681.02936114</text:p>
          </table:table-cell>
          <table:table-cell office:value-type="float" office:value="23830265.5884991" calcext:value-type="float">
            <text:p>23830265.5884991</text:p>
          </table:table-cell>
          <table:table-cell office:value-type="float" office:value="307.999999836159" calcext:value-type="float">
            <text:p>307.999999836159</text:p>
          </table:table-cell>
          <table:table-cell office:value-type="float" office:value="144.999999971328" calcext:value-type="float">
            <text:p>144.999999971328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7230464.0947178" calcext:value-type="float">
            <text:p>7230464.0947178</text:p>
          </table:table-cell>
          <table:table-cell office:value-type="float" office:value="24103071.1526911" calcext:value-type="float">
            <text:p>24103071.1526911</text:p>
          </table:table-cell>
          <table:table-cell office:value-type="float" office:value="382.999998701566" calcext:value-type="float">
            <text:p>382.999998701566</text:p>
          </table:table-cell>
          <table:table-cell office:value-type="float" office:value="200.999999373311" calcext:value-type="float">
            <text:p>200.999999373311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201.44036697248" calcext:value-type="float">
            <text:p>1201.44036697248</text:p>
          </table:table-cell>
          <table:table-cell office:value-type="float" office:value="57" calcext:value-type="float">
            <text:p>57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S</text:p>
          </table:table-cell>
          <table:table-cell office:value-type="string" calcext:value-type="string">
            <text:p>non-infra</text:p>
          </table:table-cell>
          <table:table-cell office:value-type="float" office:value="6839075.24382206" calcext:value-type="float">
            <text:p>6839075.24382206</text:p>
          </table:table-cell>
          <table:table-cell office:value-type="float" office:value="22837354.2446001" calcext:value-type="float">
            <text:p>22837354.2446001</text:p>
          </table:table-cell>
          <table:table-cell office:value-type="float" office:value="378.999999999932" calcext:value-type="float">
            <text:p>378.999999999932</text:p>
          </table:table-cell>
          <table:table-cell office:value-type="float" office:value="195.99999999998" calcext:value-type="float">
            <text:p>195.99999999998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895.128440366972" calcext:value-type="float">
            <text:p>895.128440366972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6831974.29905642" calcext:value-type="float">
            <text:p>6831974.29905642</text:p>
          </table:table-cell>
          <table:table-cell office:value-type="float" office:value="22729330.9829569" calcext:value-type="float">
            <text:p>22729330.9829569</text:p>
          </table:table-cell>
          <table:table-cell office:value-type="float" office:value="441.999999999921" calcext:value-type="float">
            <text:p>441.999999999921</text:p>
          </table:table-cell>
          <table:table-cell office:value-type="float" office:value="250.999999999959" calcext:value-type="float">
            <text:p>250.99999999995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895.128440366972" calcext:value-type="float">
            <text:p>895.128440366972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6771257.04228287" calcext:value-type="float">
            <text:p>6771257.04228287</text:p>
          </table:table-cell>
          <table:table-cell office:value-type="float" office:value="22667021.7874657" calcext:value-type="float">
            <text:p>22667021.7874657</text:p>
          </table:table-cell>
          <table:table-cell office:value-type="float" office:value="370.999999999917" calcext:value-type="float">
            <text:p>370.999999999917</text:p>
          </table:table-cell>
          <table:table-cell office:value-type="float" office:value="186.999999999959" calcext:value-type="float">
            <text:p>186.999999999959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95.128440366972" calcext:value-type="float">
            <text:p>895.128440366972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6832805.66580893" calcext:value-type="float">
            <text:p>6832805.66580893</text:p>
          </table:table-cell>
          <table:table-cell office:value-type="float" office:value="22837432.7811772" calcext:value-type="float">
            <text:p>22837432.7811772</text:p>
          </table:table-cell>
          <table:table-cell office:value-type="float" office:value="308.999999999917" calcext:value-type="float">
            <text:p>308.999999999917</text:p>
          </table:table-cell>
          <table:table-cell office:value-type="float" office:value="165.999999999957" calcext:value-type="float">
            <text:p>165.999999999957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895.128440366972" calcext:value-type="float">
            <text:p>895.128440366972</text:p>
          </table:table-cell>
          <table:table-cell office:value-type="float" office:value="-198" calcext:value-type="float">
            <text:p>-198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TM</text:p>
          </table:table-cell>
          <table:table-cell office:value-type="string" calcext:value-type="string">
            <text:p>non-infra</text:p>
          </table:table-cell>
          <table:table-cell office:value-type="float" office:value="7154625.24987705" calcext:value-type="float">
            <text:p>7154625.24987705</text:p>
          </table:table-cell>
          <table:table-cell office:value-type="float" office:value="23920733.3681486" calcext:value-type="float">
            <text:p>23920733.3681486</text:p>
          </table:table-cell>
          <table:table-cell office:value-type="float" office:value="334.999999860734" calcext:value-type="float">
            <text:p>334.999999860734</text:p>
          </table:table-cell>
          <table:table-cell office:value-type="float" office:value="165.999999971328" calcext:value-type="float">
            <text:p>165.999999971328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parse-infra</text:p>
          </table:table-cell>
          <table:table-cell office:value-type="float" office:value="7117826.74290725" calcext:value-type="float">
            <text:p>7117826.74290725</text:p>
          </table:table-cell>
          <table:table-cell office:value-type="float" office:value="23794455.4253908" calcext:value-type="float">
            <text:p>23794455.4253908</text:p>
          </table:table-cell>
          <table:table-cell office:value-type="float" office:value="398.999999795198" calcext:value-type="float">
            <text:p>398.999999795198</text:p>
          </table:table-cell>
          <table:table-cell office:value-type="float" office:value="202.999999938559" calcext:value-type="float">
            <text:p>202.999999938559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-infra</text:p>
          </table:table-cell>
          <table:table-cell office:value-type="float" office:value="7130681.02936114" calcext:value-type="float">
            <text:p>7130681.02936114</text:p>
          </table:table-cell>
          <table:table-cell office:value-type="float" office:value="23830265.5884991" calcext:value-type="float">
            <text:p>23830265.5884991</text:p>
          </table:table-cell>
          <table:table-cell office:value-type="float" office:value="307.999999836159" calcext:value-type="float">
            <text:p>307.999999836159</text:p>
          </table:table-cell>
          <table:table-cell office:value-type="float" office:value="144.999999971328" calcext:value-type="float">
            <text:p>144.999999971328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199.81651376147" calcext:value-type="float">
            <text:p>1199.81651376147</text:p>
          </table:table-cell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nse-infra</text:p>
          </table:table-cell>
          <table:table-cell office:value-type="float" office:value="7230464.0947178" calcext:value-type="float">
            <text:p>7230464.0947178</text:p>
          </table:table-cell>
          <table:table-cell office:value-type="float" office:value="24103071.1526911" calcext:value-type="float">
            <text:p>24103071.1526911</text:p>
          </table:table-cell>
          <table:table-cell office:value-type="float" office:value="382.999998701566" calcext:value-type="float">
            <text:p>382.999998701566</text:p>
          </table:table-cell>
          <table:table-cell office:value-type="float" office:value="200.999999373311" calcext:value-type="float">
            <text:p>200.999999373311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1201.44036697248" calcext:value-type="float">
            <text:p>1201.44036697248</text:p>
          </table:table-cell>
          <table:table-cell office:value-type="float" office:value="57" calcext:value-type="float">
            <text:p>57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4:28:31.514710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9:14:49.004118847</meta:creation-date>
    <dc:date>2020-04-29T22:52:23.078313206</dc:date>
    <meta:editing-duration>PT15H11M37S</meta:editing-duration>
    <meta:editing-cycles>12</meta:editing-cycles>
    <meta:generator>LibreOffice/6.0.7.3$Linux_X86_64 LibreOffice_project/00m0$Build-3</meta:generator>
    <meta:document-statistic meta:table-count="4" meta:cell-count="409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9.354cm" svg:height="15.969cm" xlink:href=".." xlink:type="simple" chart:class="chart:bar" chart:style-name="ch1">
        <chart:title svg:x="4.395cm" svg:y="0.455cm" chart:style-name="ch2">
          <text:p>% of Safely Informed Consumers by Vehicle Density</text:p>
        </chart:title>
        <chart:subtitle svg:x="5.916cm" svg:y="1.553cm" chart:style-name="ch3">
          <text:p>Grouped in 2s of PCD Enabled or Disabled</text:p>
        </chart:subtitle>
        <chart:legend chart:legend-position="end" svg:x="15.424cm" svg:y="5.942cm" style:legend-expansion="high" chart:style-name="ch4"/>
        <chart:plot-area chart:style-name="ch5" table:cell-range-address="Sheet1.B4:Sheet1.B4 Sheet2.V7:Sheet2.V7 Sheet1.B16:Sheet1.B16 Sheet2.V19:Sheet2.V19 Sheet1.W39:Sheet1.W40 Sheet1.B8:Sheet1.B8 Sheet2.V11:Sheet2.V11 Sheet1.B20:Sheet1.B20 Sheet2.V23:Sheet2.V23 Sheet1.B12:Sheet1.B12 Sheet2.V15:Sheet2.V15 Sheet1.B24:Sheet1.B24 Sheet2.V27:Sheet2.V27" chart:data-source-has-labels="column" svg:x="1.398cm" svg:y="2.555cm" svg:width="13.639cm" svg:height="12.114cm">
          <chartooo:coordinate-region svg:x="2.205cm" svg:y="2.754cm" svg:width="12.832cm" svg:height="11.716cm"/>
          <chart:axis chart:dimension="x" chart:name="primary-x" chart:style-name="ch6">
            <chart:title svg:x="7.035cm" svg:y="14.988cm" chart:style-name="ch7">
              <text:p>Vehicle Density</text:p>
            </chart:title>
          </chart:axis>
          <chart:axis chart:dimension="y" chart:name="primary-y" chart:style-name="ch8">
            <chart:title svg:x="0.451cm" svg:y="11.024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Sheet2.V7:Sheet2.V7" chart:label-cell-address="Sheet1.B4:Sheet1.B4" chart:class="chart:bar">
            <chart:data-point/>
          </chart:series>
          <chart:series chart:style-name="ch12" chart:values-cell-range-address="Sheet2.V19:Sheet2.V19" chart:label-cell-address="Sheet1.B16:Sheet1.B16" chart:class="chart:bar">
            <chart:data-point chart:style-name="ch13"/>
          </chart:series>
          <chart:series chart:style-name="ch14" chart:values-cell-range-address="Sheet1.W40:Sheet1.W40" chart:class="chart:bar">
            <chart:data-point/>
          </chart:series>
          <chart:series chart:style-name="ch15" chart:values-cell-range-address="Sheet2.V11:Sheet2.V11" chart:label-cell-address="Sheet1.B8:Sheet1.B8" chart:class="chart:bar">
            <chart:data-point chart:style-name="ch13"/>
          </chart:series>
          <chart:series chart:style-name="ch16" chart:values-cell-range-address="Sheet2.V23:Sheet2.V23" chart:label-cell-address="Sheet1.B20:Sheet1.B20" chart:class="chart:bar">
            <chart:data-point/>
          </chart:series>
          <chart:series chart:style-name="ch17" chart:values-cell-range-address="Sheet1.W39:Sheet1.W39" chart:class="chart:bar">
            <chart:data-point/>
          </chart:series>
          <chart:series chart:style-name="ch18" chart:values-cell-range-address="Sheet2.V15:Sheet2.V15" chart:label-cell-address="Sheet1.B12:Sheet1.B12" chart:class="chart:bar">
            <chart:data-point/>
          </chart:series>
          <chart:series chart:style-name="ch19" chart:values-cell-range-address="Sheet2.V27:Sheet2.V27" chart:label-cell-address="Sheet1.B24:Sheet1.B24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GULAR SPARSE</text:p>
                <draw:g>
                  <svg:desc>Sheet1.B4:Sheet1.B4</svg:desc>
                </draw:g>
              </table:table-cell>
              <table:table-cell office:value-type="float" office:value="73.0769230769231">
                <text:p>73.0769230769231</text:p>
                <draw:g>
                  <svg:desc>Sheet2.V7:Sheet2.V7</svg:desc>
                </draw:g>
              </table:table-cell>
            </table:table-row>
            <table:table-row>
              <table:table-cell office:value-type="string">
                <text:p>PCD SPARSE</text:p>
                <draw:g>
                  <svg:desc>Sheet1.B16:Sheet1.B16</svg:desc>
                </draw:g>
              </table:table-cell>
              <table:table-cell office:value-type="float" office:value="75">
                <text:p>75</text:p>
                <draw:g>
                  <svg:desc>Sheet2.V19:Sheet2.V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W40:Sheet1.W40</svg:desc>
                </draw:g>
              </table:table-cell>
            </table:table-row>
            <table:table-row>
              <table:table-cell office:value-type="string">
                <text:p>REGULAR MOD</text:p>
                <draw:g>
                  <svg:desc>Sheet1.B8:Sheet1.B8</svg:desc>
                </draw:g>
              </table:table-cell>
              <table:table-cell office:value-type="float" office:value="96.1805555555556">
                <text:p>96.1805555555556</text:p>
                <draw:g>
                  <svg:desc>Sheet2.V11:Sheet2.V11</svg:desc>
                </draw:g>
              </table:table-cell>
            </table:table-row>
            <table:table-row>
              <table:table-cell office:value-type="string">
                <text:p>PCD MOD</text:p>
                <draw:g>
                  <svg:desc>Sheet1.B20:Sheet1.B20</svg:desc>
                </draw:g>
              </table:table-cell>
              <table:table-cell office:value-type="float" office:value="96.1805555555556">
                <text:p>96.1805555555556</text:p>
                <draw:g>
                  <svg:desc>Sheet2.V23:Sheet2.V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W39:Sheet1.W39</svg:desc>
                </draw:g>
              </table:table-cell>
            </table:table-row>
            <table:table-row>
              <table:table-cell office:value-type="string">
                <text:p>REGULAR DENSE</text:p>
                <draw:g>
                  <svg:desc>Sheet1.B12:Sheet1.B12</svg:desc>
                </draw:g>
              </table:table-cell>
              <table:table-cell office:value-type="float" office:value="97.4770642201835">
                <text:p>97.4770642201835</text:p>
                <draw:g>
                  <svg:desc>Sheet2.V15:Sheet2.V15</svg:desc>
                </draw:g>
              </table:table-cell>
            </table:table-row>
            <table:table-row>
              <table:table-cell office:value-type="string">
                <text:p>PCD DENSE</text:p>
                <draw:g>
                  <svg:desc>Sheet1.B24:Sheet1.B24</svg:desc>
                </draw:g>
              </table:table-cell>
              <table:table-cell office:value-type="float" office:value="97.4770642201835">
                <text:p>97.4770642201835</text:p>
                <draw:g>
                  <svg:desc>Sheet2.V27:Sheet2.V2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65cm" svg:height="17.24cm" xlink:href=".." xlink:type="simple" chart:class="chart:bar" chart:style-name="ch1">
        <chart:title svg:x="9.593cm" svg:y="0.48cm" chart:style-name="ch2">
          <text:p>% Of Safely Informed Consumers by Infrastructure Mode</text:p>
        </chart:title>
        <chart:subtitle svg:x="10.797cm" svg:y="1.603cm" chart:style-name="ch3">
          <text:p>Dense Vehicle Demand, 100m Transmission Range</text:p>
        </chart:subtitle>
        <chart:legend chart:legend-position="end" svg:x="27.858cm" svg:y="8.072cm" style:legend-expansion="high" chart:style-name="ch4"/>
        <chart:plot-area chart:style-name="ch5" table:cell-range-address="'100m infra data'.S5:'100m infra data'.S8 '100m infra data'.S40:'100m infra data'.S40 '100m infra data'.T41:'100m infra data'.T44 '100m infra data'.S99:'100m infra data'.S99 '100m infra data'.T100:'100m infra data'.T103" chart:data-source-has-labels="both" svg:x="1.624cm" svg:y="2.63cm" svg:width="25.621cm" svg:height="13.285cm">
          <chartooo:coordinate-region svg:x="2.431cm" svg:y="2.829cm" svg:width="24.814cm" svg:height="12.439cm"/>
          <chart:axis chart:dimension="x" chart:name="primary-x" chart:style-name="ch6" chartooo:axis-type="auto">
            <chartooo:date-scale/>
            <chart:title svg:x="12.988cm" svg:y="16.259cm" chart:style-name="ch7">
              <text:p>Infrastructure Mode</text:p>
            </chart:title>
            <chart:categories table:cell-range-address="'100m infra data'.S5:'100m infra data'.S8"/>
          </chart:axis>
          <chart:axis chart:dimension="y" chart:name="primary-y" chart:style-name="ch8">
            <chart:title svg:x="0.451cm" svg:y="11.684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'100m infra data'.T41:'100m infra data'.T44" chart:label-cell-address="'100m infra data'.S40:'100m infra data'.S40" chart:class="chart:bar">
            <chart:data-point chart:repeated="4"/>
          </chart:series>
          <chart:series chart:style-name="ch12" chart:values-cell-range-address="'100m infra data'.T100:'100m infra data'.T103" chart:label-cell-address="'100m infra data'.S99:'100m infra data'.S9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 DENSE</text:p>
                <draw:g>
                  <svg:desc>'100m infra data'.S40:'100m infra data'.S40</svg:desc>
                </draw:g>
              </table:table-cell>
              <table:table-cell office:value-type="string">
                <text:p>PCD DENSE</text:p>
                <draw:g>
                  <svg:desc>'100m infra data'.S99:'100m infra data'.S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infra</text:p>
                <draw:g>
                  <svg:desc>'100m infra data'.S5:'100m infra data'.S8</svg:desc>
                </draw:g>
              </table:table-cell>
              <table:table-cell office:value-type="float" office:value="23">
                <text:p>23</text:p>
                <draw:g>
                  <svg:desc>'100m infra data'.T41:'100m infra data'.T44</svg:desc>
                </draw:g>
              </table:table-cell>
              <table:table-cell office:value-type="float" office:value="24">
                <text:p>24</text:p>
                <draw:g>
                  <svg:desc>'100m infra data'.T100:'100m infra data'.T103</svg:desc>
                </draw:g>
              </table:table-cell>
            </table:table-row>
            <table:table-row>
              <table:table-cell office:value-type="string">
                <text:p>sparse infra</text:p>
              </table:table-cell>
              <table:table-cell office:value-type="float" office:value="61.5">
                <text:p>61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mod infra</text:p>
              </table:table-cell>
              <table:table-cell office:value-type="float" office:value="82.5">
                <text:p>82.5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dense infra</text:p>
              </table:table-cell>
              <table:table-cell office:value-type="float" office:value="92.25">
                <text:p>92.25</text:p>
              </table:table-cell>
              <table:table-cell office:value-type="float" office:value="92.25">
                <text:p>92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765cm" svg:height="17.305cm" xlink:href=".." xlink:type="simple" chart:class="chart:bar" chart:style-name="ch1">
        <chart:title svg:x="9.65cm" svg:y="0.482cm" chart:style-name="ch2">
          <text:p>% Of Safely Informed Consumers by Infrastructure Mode</text:p>
        </chart:title>
        <chart:subtitle svg:x="10.801cm" svg:y="1.607cm" chart:style-name="ch3">
          <text:p>Sparse Vehicle Demand, 300m Transmission Range</text:p>
        </chart:subtitle>
        <chart:legend chart:legend-position="end" svg:x="27.735cm" svg:y="8.104cm" style:legend-expansion="high" chart:style-name="ch4"/>
        <chart:plot-area chart:style-name="ch5" table:cell-range-address="'300m infra data'.S4:'300m infra data'.S8 '300m infra data'.T5:'300m infra data'.T8 '300m infra data'.S61:'300m infra data'.S61 '300m infra data'.T62:'300m infra data'.T65" chart:data-source-has-labels="both" svg:x="1.626cm" svg:y="2.636cm" svg:width="25.494cm" svg:height="13.342cm">
          <chartooo:coordinate-region svg:x="2.538cm" svg:y="2.835cm" svg:width="24.582cm" svg:height="12.496cm"/>
          <chart:axis chart:dimension="x" chart:name="primary-x" chart:style-name="ch6" chartooo:axis-type="auto">
            <chartooo:date-scale/>
            <chart:title svg:x="12.927cm" svg:y="16.324cm" chart:style-name="ch7">
              <text:p>Infrastructure Mode</text:p>
            </chart:title>
            <chart:categories table:cell-range-address="'300m infra data'.S5:'300m infra data'.S8"/>
          </chart:axis>
          <chart:axis chart:dimension="y" chart:name="primary-y" chart:style-name="ch8">
            <chart:title svg:x="0.451cm" svg:y="11.719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'300m infra data'.T5:'300m infra data'.T8" chart:label-cell-address="'300m infra data'.S4:'300m infra data'.S4" chart:class="chart:bar">
            <chart:data-point chart:repeated="4"/>
          </chart:series>
          <chart:series chart:style-name="ch12" chart:values-cell-range-address="'300m infra data'.T62:'300m infra data'.T65" chart:label-cell-address="'300m infra data'.S61:'300m infra data'.S6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 SPARSE</text:p>
                <draw:g>
                  <svg:desc>'300m infra data'.S4:'300m infra data'.S4</svg:desc>
                </draw:g>
              </table:table-cell>
              <table:table-cell office:value-type="string">
                <text:p>PCD SPARSE</text:p>
                <draw:g>
                  <svg:desc>'300m infra data'.S61:'300m infra data'.S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infra</text:p>
                <draw:g>
                  <svg:desc>'300m infra data'.S5:'300m infra data'.S8</svg:desc>
                </draw:g>
              </table:table-cell>
              <table:table-cell office:value-type="float" office:value="8.75">
                <text:p>8.75</text:p>
                <draw:g>
                  <svg:desc>'300m infra data'.T5:'300m infra data'.T8</svg:desc>
                </draw:g>
              </table:table-cell>
              <table:table-cell office:value-type="float" office:value="9">
                <text:p>9</text:p>
                <draw:g>
                  <svg:desc>'300m infra data'.T62:'300m infra data'.T65</svg:desc>
                </draw:g>
              </table:table-cell>
            </table:table-row>
            <table:table-row>
              <table:table-cell office:value-type="string">
                <text:p>sparse infra</text:p>
              </table:table-cell>
              <table:table-cell office:value-type="float" office:value="8.75">
                <text:p>8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d infra</text:p>
              </table:table-cell>
              <table:table-cell office:value-type="float" office:value="10.25">
                <text:p>10.2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dense infra</text:p>
              </table:table-cell>
              <table:table-cell office:value-type="float" office:value="10.25">
                <text:p>10.25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515cm" svg:height="17.164cm" xlink:href=".." xlink:type="simple" chart:class="chart:bar" chart:style-name="ch1">
        <chart:title svg:x="9.525cm" svg:y="0.479cm" chart:style-name="ch2">
          <text:p>% Of Safely Informed Consumers by Infrastructure Mode</text:p>
        </chart:title>
        <chart:subtitle svg:x="10.49cm" svg:y="1.601cm" chart:style-name="ch3">
          <text:p>Moderate Vehicle Demand, 300m Transmission Range</text:p>
        </chart:subtitle>
        <chart:legend chart:legend-position="end" svg:x="28.12cm" svg:y="8.034cm" style:legend-expansion="high" chart:style-name="ch4"/>
        <chart:plot-area chart:style-name="ch5" table:cell-range-address="'300m infra data'.S5:'300m infra data'.S8 '300m infra data'.S22:'300m infra data'.S22 '300m infra data'.T23:'300m infra data'.T26 '300m infra data'.S80:'300m infra data'.S80 '300m infra data'.T81:'300m infra data'.T84" chart:data-source-has-labels="both" svg:x="1.621cm" svg:y="2.627cm" svg:width="25.889cm" svg:height="13.213cm">
          <chartooo:coordinate-region svg:x="2.242cm" svg:y="2.827cm" svg:width="25.268cm" svg:height="12.366cm"/>
          <chart:axis chart:dimension="x" chart:name="primary-x" chart:style-name="ch6" chartooo:axis-type="auto">
            <chartooo:date-scale/>
            <chart:title svg:x="13.119cm" svg:y="16.183cm" chart:style-name="ch7">
              <text:p>Infrastructure Mode</text:p>
            </chart:title>
            <chart:categories table:cell-range-address="'300m infra data'.S5:'300m infra data'.S8"/>
          </chart:axis>
          <chart:axis chart:dimension="y" chart:name="primary-y" chart:style-name="ch8">
            <chart:title svg:x="0.451cm" svg:y="11.645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'300m infra data'.T23:'300m infra data'.T26" chart:label-cell-address="'300m infra data'.S22:'300m infra data'.S22" chart:class="chart:bar">
            <chart:data-point chart:repeated="4"/>
          </chart:series>
          <chart:series chart:style-name="ch12" chart:values-cell-range-address="'300m infra data'.T81:'300m infra data'.T84" chart:label-cell-address="'300m infra data'.S80:'300m infra data'.S8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 MOD</text:p>
                <draw:g>
                  <svg:desc>'300m infra data'.S22:'300m infra data'.S22</svg:desc>
                </draw:g>
              </table:table-cell>
              <table:table-cell office:value-type="string">
                <text:p>PCD MOD</text:p>
                <draw:g>
                  <svg:desc>'300m infra data'.S80:'300m infra data'.S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infra</text:p>
                <draw:g>
                  <svg:desc>'300m infra data'.S5:'300m infra data'.S8</svg:desc>
                </draw:g>
              </table:table-cell>
              <table:table-cell office:value-type="float" office:value="69.25">
                <text:p>69.25</text:p>
                <draw:g>
                  <svg:desc>'300m infra data'.T23:'300m infra data'.T26</svg:desc>
                </draw:g>
              </table:table-cell>
              <table:table-cell office:value-type="float" office:value="69.25">
                <text:p>69.25</text:p>
                <draw:g>
                  <svg:desc>'300m infra data'.T81:'300m infra data'.T84</svg:desc>
                </draw:g>
              </table:table-cell>
            </table:table-row>
            <table:table-row>
              <table:table-cell office:value-type="string">
                <text:p>sparse infra</text:p>
              </table:table-cell>
              <table:table-cell office:value-type="float" office:value="69.25">
                <text:p>69.25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mod infra</text:p>
              </table:table-cell>
              <table:table-cell office:value-type="float" office:value="69.25">
                <text:p>69.25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dense infra</text:p>
              </table:table-cell>
              <table:table-cell office:value-type="float" office:value="69.25">
                <text:p>69.25</text:p>
              </table:table-cell>
              <table:table-cell office:value-type="float" office:value="69.25">
                <text:p>69.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65cm" svg:height="17.24cm" xlink:href=".." xlink:type="simple" chart:class="chart:bar" chart:style-name="ch1">
        <chart:title svg:x="9.593cm" svg:y="0.48cm" chart:style-name="ch2">
          <text:p>% Of Safely Informed Consumers by Infrastructure Mode</text:p>
        </chart:title>
        <chart:subtitle svg:x="10.797cm" svg:y="1.603cm" chart:style-name="ch3">
          <text:p>Dense Vehicle Demand, 300m Transmission Range</text:p>
        </chart:subtitle>
        <chart:legend chart:legend-position="end" svg:x="27.858cm" svg:y="8.072cm" style:legend-expansion="high" chart:style-name="ch4"/>
        <chart:plot-area chart:style-name="ch5" table:cell-range-address="'300m infra data'.S5:'300m infra data'.S8 '300m infra data'.S40:'300m infra data'.S40 '300m infra data'.T41:'300m infra data'.T44 '300m infra data'.S99:'300m infra data'.S99 '300m infra data'.T100:'300m infra data'.T103" chart:data-source-has-labels="both" svg:x="1.624cm" svg:y="2.63cm" svg:width="25.621cm" svg:height="13.285cm">
          <chartooo:coordinate-region svg:x="2.431cm" svg:y="2.829cm" svg:width="24.814cm" svg:height="12.439cm"/>
          <chart:axis chart:dimension="x" chart:name="primary-x" chart:style-name="ch6" chartooo:axis-type="auto">
            <chartooo:date-scale/>
            <chart:title svg:x="12.988cm" svg:y="16.259cm" chart:style-name="ch7">
              <text:p>Infrastructure Mode</text:p>
            </chart:title>
            <chart:categories table:cell-range-address="'300m infra data'.S5:'300m infra data'.S8"/>
          </chart:axis>
          <chart:axis chart:dimension="y" chart:name="primary-y" chart:style-name="ch8">
            <chart:title svg:x="0.451cm" svg:y="11.684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'300m infra data'.T41:'300m infra data'.T44" chart:label-cell-address="'300m infra data'.S40:'300m infra data'.S40" chart:class="chart:bar">
            <chart:data-point chart:repeated="4"/>
          </chart:series>
          <chart:series chart:style-name="ch12" chart:values-cell-range-address="'300m infra data'.T100:'300m infra data'.T103" chart:label-cell-address="'300m infra data'.S99:'300m infra data'.S9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 DENSE</text:p>
                <draw:g>
                  <svg:desc>'300m infra data'.S40:'300m infra data'.S40</svg:desc>
                </draw:g>
              </table:table-cell>
              <table:table-cell office:value-type="string">
                <text:p>PCD DENSE</text:p>
                <draw:g>
                  <svg:desc>'300m infra data'.S99:'300m infra data'.S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infra</text:p>
                <draw:g>
                  <svg:desc>'300m infra data'.S5:'300m infra data'.S8</svg:desc>
                </draw:g>
              </table:table-cell>
              <table:table-cell office:value-type="float" office:value="86.25">
                <text:p>86.25</text:p>
                <draw:g>
                  <svg:desc>'300m infra data'.T41:'300m infra data'.T44</svg:desc>
                </draw:g>
              </table:table-cell>
              <table:table-cell office:value-type="float" office:value="86.25">
                <text:p>86.25</text:p>
                <draw:g>
                  <svg:desc>'300m infra data'.T100:'300m infra data'.T103</svg:desc>
                </draw:g>
              </table:table-cell>
            </table:table-row>
            <table:table-row>
              <table:table-cell office:value-type="string">
                <text:p>sparse infra</text:p>
              </table:table-cell>
              <table:table-cell office:value-type="float" office:value="86.25">
                <text:p>86.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mod infra</text:p>
              </table:table-cell>
              <table:table-cell office:value-type="float" office:value="86.25">
                <text:p>86.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dense infra</text:p>
              </table:table-cell>
              <table:table-cell office:value-type="float" office:value="86.25">
                <text:p>86.25</text:p>
              </table:table-cell>
              <table:table-cell office:value-type="float" office:value="86.25">
                <text:p>86.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ffd320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57cm" svg:height="15.786cm" xlink:href=".." xlink:type="simple" chart:class="chart:bar" chart:style-name="ch1">
        <chart:title svg:x="6.389cm" svg:y="0.451cm" chart:style-name="ch2">
          <text:p>Total Packets Observed vs Vehicle Density</text:p>
        </chart:title>
        <chart:subtitle svg:x="7.024cm" svg:y="1.545cm" chart:style-name="ch3">
          <text:p>Grouped in 2s of PCD Enabled or Disabled</text:p>
        </chart:subtitle>
        <chart:legend chart:legend-position="end" svg:x="17.64cm" svg:y="5.851cm" style:legend-expansion="high" chart:style-name="ch4"/>
        <chart:plot-area chart:style-name="ch5" table:cell-range-address="Sheet1.B4:Sheet1.B4 Sheet1.U7:Sheet1.U7 Sheet1.B16:Sheet1.B16 Sheet1.U19:Sheet1.U19 Sheet1.Y27:Sheet1.Y27 Sheet1.B8:Sheet1.B8 Sheet1.U11:Sheet1.U11 Sheet1.B20:Sheet1.B20 Sheet1.U23:Sheet1.U23 Sheet1.B12:Sheet1.B12 Sheet1.U15:Sheet1.U15 Sheet1.B24:Sheet1.B24 Sheet1.U27:Sheet1.U27" chart:data-source-has-labels="column" svg:x="1.442cm" svg:y="2.543cm" svg:width="15.767cm" svg:height="11.947cm">
          <chartooo:coordinate-region svg:x="3.175cm" svg:y="2.743cm" svg:width="14.034cm" svg:height="11.548cm"/>
          <chart:axis chart:dimension="x" chart:name="primary-x" chart:style-name="ch6">
            <chart:title svg:x="8.725cm" svg:y="14.805cm" chart:style-name="ch7">
              <text:p>Density</text:p>
            </chart:title>
          </chart:axis>
          <chart:axis chart:dimension="y" chart:name="primary-y" chart:style-name="ch8">
            <chart:title svg:x="0.451cm" svg:y="10.28cm" chart:style-name="ch9">
              <text:p>Total Packets Observed</text:p>
            </chart:title>
            <chart:grid chart:style-name="ch10" chart:class="major"/>
          </chart:axis>
          <chart:series chart:style-name="ch11" chart:values-cell-range-address="Sheet1.U7:Sheet1.U7" chart:label-cell-address="Sheet1.B4:Sheet1.B4" chart:class="chart:bar">
            <chart:data-point/>
          </chart:series>
          <chart:series chart:style-name="ch12" chart:values-cell-range-address="Sheet1.U19:Sheet1.U19" chart:label-cell-address="Sheet1.B16:Sheet1.B16" chart:class="chart:bar">
            <chart:data-point/>
          </chart:series>
          <chart:series chart:style-name="ch13" chart:values-cell-range-address="Sheet1.Y27:Sheet1.Y27" chart:class="chart:bar">
            <chart:data-point/>
          </chart:series>
          <chart:series chart:style-name="ch14" chart:values-cell-range-address="Sheet1.U11:Sheet1.U11" chart:label-cell-address="Sheet1.B8:Sheet1.B8" chart:class="chart:bar">
            <chart:data-point/>
          </chart:series>
          <chart:series chart:style-name="ch15" chart:values-cell-range-address="Sheet1.U23:Sheet1.U23" chart:label-cell-address="Sheet1.B20:Sheet1.B20" chart:class="chart:bar">
            <chart:data-point/>
          </chart:series>
          <chart:series chart:style-name="ch16" chart:values-cell-range-address="Sheet1.Y27:Sheet1.Y27" chart:class="chart:bar">
            <chart:data-point/>
          </chart:series>
          <chart:series chart:style-name="ch17" chart:values-cell-range-address="Sheet1.U15:Sheet1.U15" chart:label-cell-address="Sheet1.B12:Sheet1.B12" chart:class="chart:bar">
            <chart:data-point/>
          </chart:series>
          <chart:series chart:style-name="ch18" chart:values-cell-range-address="Sheet1.U27:Sheet1.U27" chart:label-cell-address="Sheet1.B24:Sheet1.B24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GULAR SPARSE</text:p>
                <draw:g>
                  <svg:desc>Sheet1.B4:Sheet1.B4</svg:desc>
                </draw:g>
              </table:table-cell>
              <table:table-cell office:value-type="float" office:value="708224.129907281">
                <text:p>708224.129907281</text:p>
                <draw:g>
                  <svg:desc>Sheet1.U7:Sheet1.U7</svg:desc>
                </draw:g>
              </table:table-cell>
            </table:table-row>
            <table:table-row>
              <table:table-cell office:value-type="string">
                <text:p>PCD SPARSE</text:p>
                <draw:g>
                  <svg:desc>Sheet1.B16:Sheet1.B16</svg:desc>
                </draw:g>
              </table:table-cell>
              <table:table-cell office:value-type="float" office:value="707746.721455382">
                <text:p>707746.721455382</text:p>
                <draw:g>
                  <svg:desc>Sheet1.U19:Sheet1.U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Y27:Sheet1.Y27</svg:desc>
                </draw:g>
              </table:table-cell>
            </table:table-row>
            <table:table-row>
              <table:table-cell office:value-type="string">
                <text:p>REGULAR MOD</text:p>
                <draw:g>
                  <svg:desc>Sheet1.B8:Sheet1.B8</svg:desc>
                </draw:g>
              </table:table-cell>
              <table:table-cell office:value-type="float" office:value="16747534.229772">
                <text:p>16747534.229772</text:p>
                <draw:g>
                  <svg:desc>Sheet1.U11:Sheet1.U11</svg:desc>
                </draw:g>
              </table:table-cell>
            </table:table-row>
            <table:table-row>
              <table:table-cell office:value-type="string">
                <text:p>PCD MOD</text:p>
                <draw:g>
                  <svg:desc>Sheet1.B20:Sheet1.B20</svg:desc>
                </draw:g>
              </table:table-cell>
              <table:table-cell office:value-type="float" office:value="16583988.4767277">
                <text:p>16583988.4767277</text:p>
                <draw:g>
                  <svg:desc>Sheet1.U23:Sheet1.U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Y27:Sheet1.Y27</svg:desc>
                </draw:g>
              </table:table-cell>
            </table:table-row>
            <table:table-row>
              <table:table-cell office:value-type="string">
                <text:p>REGULAR DENSE</text:p>
                <draw:g>
                  <svg:desc>Sheet1.B12:Sheet1.B12</svg:desc>
                </draw:g>
              </table:table-cell>
              <table:table-cell office:value-type="float" office:value="29547833.6208453">
                <text:p>29547833.6208453</text:p>
                <draw:g>
                  <svg:desc>Sheet1.U15:Sheet1.U15</svg:desc>
                </draw:g>
              </table:table-cell>
            </table:table-row>
            <table:table-row>
              <table:table-cell office:value-type="string">
                <text:p>PCD DENSE</text:p>
                <draw:g>
                  <svg:desc>Sheet1.B24:Sheet1.B24</svg:desc>
                </draw:g>
              </table:table-cell>
              <table:table-cell office:value-type="float" office:value="29175226.279197">
                <text:p>29175226.279197</text:p>
                <draw:g>
                  <svg:desc>Sheet1.U27:Sheet1.U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9.354cm" svg:height="15.969cm" xlink:href=".." xlink:type="simple" chart:class="chart:bar" chart:style-name="ch1">
        <chart:title svg:x="4.395cm" svg:y="0.455cm" chart:style-name="ch2">
          <text:p>% of Safely Informed Consumers by Vehicle Density</text:p>
        </chart:title>
        <chart:subtitle svg:x="5.916cm" svg:y="1.553cm" chart:style-name="ch3">
          <text:p>Grouped in 2s of PCD Enabled or Disabled</text:p>
        </chart:subtitle>
        <chart:legend chart:legend-position="end" svg:x="15.424cm" svg:y="5.942cm" style:legend-expansion="high" chart:style-name="ch4"/>
        <chart:plot-area chart:style-name="ch5" table:cell-range-address="Sheet1.B4:Sheet1.B4 Sheet1.V7:Sheet1.V7 Sheet1.B16:Sheet1.B16 Sheet1.V19:Sheet1.V19 Sheet1.W39:Sheet1.W40 Sheet1.B8:Sheet1.B8 Sheet1.V11:Sheet1.V11 Sheet1.B20:Sheet1.B20 Sheet1.V23:Sheet1.V23 Sheet1.B12:Sheet1.B12 Sheet1.V15:Sheet1.V15 Sheet1.B24:Sheet1.B24 Sheet1.V27:Sheet1.V27" chart:data-source-has-labels="column" svg:x="1.398cm" svg:y="2.555cm" svg:width="13.639cm" svg:height="12.114cm">
          <chartooo:coordinate-region svg:x="2.019cm" svg:y="2.754cm" svg:width="13.018cm" svg:height="11.716cm"/>
          <chart:axis chart:dimension="x" chart:name="primary-x" chart:style-name="ch6">
            <chart:title svg:x="7.035cm" svg:y="14.988cm" chart:style-name="ch7">
              <text:p>Vehicle Density</text:p>
            </chart:title>
          </chart:axis>
          <chart:axis chart:dimension="y" chart:name="primary-y" chart:style-name="ch8">
            <chart:title svg:x="0.451cm" svg:y="11.024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Sheet1.V7:Sheet1.V7" chart:label-cell-address="Sheet1.B4:Sheet1.B4" chart:class="chart:bar">
            <chart:data-point/>
          </chart:series>
          <chart:series chart:style-name="ch12" chart:values-cell-range-address="Sheet1.V19:Sheet1.V19" chart:label-cell-address="Sheet1.B16:Sheet1.B16" chart:class="chart:bar">
            <chart:data-point chart:style-name="ch13"/>
          </chart:series>
          <chart:series chart:style-name="ch14" chart:values-cell-range-address="Sheet1.W40:Sheet1.W40" chart:class="chart:bar">
            <chart:data-point/>
          </chart:series>
          <chart:series chart:style-name="ch15" chart:values-cell-range-address="Sheet1.V11:Sheet1.V11" chart:label-cell-address="Sheet1.B8:Sheet1.B8" chart:class="chart:bar">
            <chart:data-point chart:style-name="ch13"/>
          </chart:series>
          <chart:series chart:style-name="ch16" chart:values-cell-range-address="Sheet1.V23:Sheet1.V23" chart:label-cell-address="Sheet1.B20:Sheet1.B20" chart:class="chart:bar">
            <chart:data-point/>
          </chart:series>
          <chart:series chart:style-name="ch17" chart:values-cell-range-address="Sheet1.W39:Sheet1.W39" chart:class="chart:bar">
            <chart:data-point/>
          </chart:series>
          <chart:series chart:style-name="ch18" chart:values-cell-range-address="Sheet1.V15:Sheet1.V15" chart:label-cell-address="Sheet1.B12:Sheet1.B12" chart:class="chart:bar">
            <chart:data-point/>
          </chart:series>
          <chart:series chart:style-name="ch19" chart:values-cell-range-address="Sheet1.V27:Sheet1.V27" chart:label-cell-address="Sheet1.B24:Sheet1.B24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GULAR SPARSE</text:p>
                <draw:g>
                  <svg:desc>Sheet1.B4:Sheet1.B4</svg:desc>
                </draw:g>
              </table:table-cell>
              <table:table-cell office:value-type="float" office:value="46.1538461538462">
                <text:p>46.1538461538462</text:p>
                <draw:g>
                  <svg:desc>Sheet1.V7:Sheet1.V7</svg:desc>
                </draw:g>
              </table:table-cell>
            </table:table-row>
            <table:table-row>
              <table:table-cell office:value-type="string">
                <text:p>PCD SPARSE</text:p>
                <draw:g>
                  <svg:desc>Sheet1.B16:Sheet1.B16</svg:desc>
                </draw:g>
              </table:table-cell>
              <table:table-cell office:value-type="float" office:value="55.7692307692308">
                <text:p>55.7692307692308</text:p>
                <draw:g>
                  <svg:desc>Sheet1.V19:Sheet1.V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W40:Sheet1.W40</svg:desc>
                </draw:g>
              </table:table-cell>
            </table:table-row>
            <table:table-row>
              <table:table-cell office:value-type="string">
                <text:p>REGULAR MOD</text:p>
                <draw:g>
                  <svg:desc>Sheet1.B8:Sheet1.B8</svg:desc>
                </draw:g>
              </table:table-cell>
              <table:table-cell office:value-type="float" office:value="69.0972222222222">
                <text:p>69.0972222222222</text:p>
                <draw:g>
                  <svg:desc>Sheet1.V11:Sheet1.V11</svg:desc>
                </draw:g>
              </table:table-cell>
            </table:table-row>
            <table:table-row>
              <table:table-cell office:value-type="string">
                <text:p>PCD MOD</text:p>
                <draw:g>
                  <svg:desc>Sheet1.B20:Sheet1.B20</svg:desc>
                </draw:g>
              </table:table-cell>
              <table:table-cell office:value-type="float" office:value="73.6111111111111">
                <text:p>73.6111111111111</text:p>
                <draw:g>
                  <svg:desc>Sheet1.V23:Sheet1.V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W39:Sheet1.W39</svg:desc>
                </draw:g>
              </table:table-cell>
            </table:table-row>
            <table:table-row>
              <table:table-cell office:value-type="string">
                <text:p>REGULAR DENSE</text:p>
                <draw:g>
                  <svg:desc>Sheet1.B12:Sheet1.B12</svg:desc>
                </draw:g>
              </table:table-cell>
              <table:table-cell office:value-type="float" office:value="62.3853211009174">
                <text:p>62.3853211009174</text:p>
                <draw:g>
                  <svg:desc>Sheet1.V15:Sheet1.V15</svg:desc>
                </draw:g>
              </table:table-cell>
            </table:table-row>
            <table:table-row>
              <table:table-cell office:value-type="string">
                <text:p>PCD DENSE</text:p>
                <draw:g>
                  <svg:desc>Sheet1.B24:Sheet1.B24</svg:desc>
                </draw:g>
              </table:table-cell>
              <table:table-cell office:value-type="float" office:value="65.5963302752294">
                <text:p>65.5963302752294</text:p>
                <draw:g>
                  <svg:desc>Sheet1.V27:Sheet1.V2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data-label-number="value" chart:data-label-text="false" chart:data-label-symbol="false" chart:label-position="inside"/>
      <style:graphic-properties draw:stroke="none" draw:fill-color="#004586"/>
      <style:text-properties fo:color="#ffffff" fo:font-size="10pt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420e"/>
      <style:text-properties fo:color="#ffffff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89cm" svg:height="15.992cm" xlink:href=".." xlink:type="simple" chart:class="chart:bar" chart:style-name="ch1">
        <chart:title svg:x="2.926cm" svg:y="0.455cm" chart:style-name="ch2">
          <text:p>Average Distance at which Consumers were Informed of Safety Critical Content</text:p>
        </chart:title>
        <chart:subtitle svg:x="6.233cm" svg:y="1.553cm" chart:style-name="ch3">
          <text:p>by Road-Artefact Type, Transmission Range of 100m</text:p>
        </chart:subtitle>
        <chart:legend chart:legend-position="end" svg:x="19.711cm" svg:y="7.448cm" style:legend-expansion="high" chart:style-name="ch4"/>
        <chart:plot-area chart:style-name="ch5" table:cell-range-address="Sheet1.X4:Sheet1.Y7 Sheet1.X2:Sheet1.X2 Sheet1.X8:Sheet1.X8 Sheet1.Y10:Sheet1.Y13" chart:data-source-has-labels="both" svg:x="1.446cm" svg:y="2.555cm" svg:width="17.83cm" svg:height="12.137cm">
          <chartooo:coordinate-region svg:x="2.253cm" svg:y="2.754cm" svg:width="17.023cm" svg:height="11.291cm"/>
          <chart:axis chart:dimension="x" chart:name="primary-x" chart:style-name="ch6" chartooo:axis-type="auto">
            <chartooo:date-scale/>
            <chart:title svg:x="8.915cm" svg:y="15.011cm" chart:style-name="ch7">
              <text:p>Road-Artefact Type</text:p>
            </chart:title>
            <chart:categories table:cell-range-address="Sheet1.X4:Sheet1.X7"/>
          </chart:axis>
          <chart:axis chart:dimension="y" chart:name="primary-y" chart:style-name="ch8">
            <chart:title svg:x="0.451cm" svg:y="9.593cm" chart:style-name="ch9">
              <text:p>Distance (m)</text:p>
            </chart:title>
            <chart:grid chart:style-name="ch10" chart:class="major"/>
          </chart:axis>
          <chart:series chart:style-name="ch11" chart:values-cell-range-address="Sheet1.Y4:Sheet1.Y7" chart:label-cell-address="Sheet1.X2:Sheet1.X2" chart:class="chart:bar">
            <chart:data-point chart:repeated="4"/>
          </chart:series>
          <chart:series chart:style-name="ch12" chart:values-cell-range-address="Sheet1.Y10:Sheet1.Y13" chart:label-cell-address="Sheet1.X8:Sheet1.X8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PCD</text:p>
                <draw:g>
                  <svg:desc>Sheet1.X2:Sheet1.X2</svg:desc>
                </draw:g>
              </table:table-cell>
              <table:table-cell office:value-type="string">
                <text:p>PCD</text:p>
                <draw:g>
                  <svg:desc>Sheet1.X8:Sheet1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sistent-static</text:p>
                <draw:g>
                  <svg:desc>Sheet1.X4:Sheet1.X7</svg:desc>
                </draw:g>
              </table:table-cell>
              <table:table-cell office:value-type="float" office:value="526.433536880211">
                <text:p>526.433536880211</text:p>
                <draw:g>
                  <svg:desc>Sheet1.Y4:Sheet1.Y7</svg:desc>
                </draw:g>
              </table:table-cell>
              <table:table-cell office:value-type="float" office:value="532.746328478267">
                <text:p>532.746328478267</text:p>
                <draw:g>
                  <svg:desc>Sheet1.Y10:Sheet1.Y13</svg:desc>
                </draw:g>
              </table:table-cell>
            </table:table-row>
            <table:table-row>
              <table:table-cell office:value-type="string">
                <text:p>persistent-mobile</text:p>
              </table:table-cell>
              <table:table-cell office:value-type="float" office:value="493.928864776914">
                <text:p>493.928864776914</text:p>
              </table:table-cell>
              <table:table-cell office:value-type="float" office:value="524.653588861443">
                <text:p>524.653588861443</text:p>
              </table:table-cell>
            </table:table-row>
            <table:table-row>
              <table:table-cell office:value-type="string">
                <text:p>transient-static</text:p>
              </table:table-cell>
              <table:table-cell office:value-type="float" office:value="434.443786102616">
                <text:p>434.443786102616</text:p>
              </table:table-cell>
              <table:table-cell office:value-type="float" office:value="379.852509376879">
                <text:p>379.852509376879</text:p>
              </table:table-cell>
            </table:table-row>
            <table:table-row>
              <table:table-cell office:value-type="string">
                <text:p>Transient-mobile</text:p>
              </table:table-cell>
              <table:table-cell office:value-type="float" office:value="493.928864776914">
                <text:p>493.928864776914</text:p>
              </table:table-cell>
              <table:table-cell office:value-type="float" office:value="524.653588861443">
                <text:p>524.6535888614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data-label-number="value" chart:data-label-text="false" chart:data-label-symbol="false" chart:label-position="inside"/>
      <style:graphic-properties draw:stroke="none" draw:fill-color="#004586"/>
      <style:text-properties fo:color="#ffffff"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 chart:label-position="inside"/>
      <style:graphic-properties draw:stroke="none" draw:fill-color="#ff420e"/>
      <style:text-properties fo:color="#ffffff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89cm" svg:height="15.992cm" xlink:href=".." xlink:type="simple" chart:class="chart:bar" chart:style-name="ch1">
        <chart:title svg:x="2.993cm" svg:y="0.458cm" chart:style-name="ch2">
          <text:p>Average Distance at which Consumers were Informed of Safety Critical Content</text:p>
        </chart:title>
        <chart:subtitle svg:x="6.498cm" svg:y="1.553cm" chart:style-name="ch3">
          <text:p>by Road-Arefact Type, Transmission Range 300m</text:p>
        </chart:subtitle>
        <chart:legend chart:legend-position="end" svg:x="19.711cm" svg:y="7.448cm" style:legend-expansion="high" chart:style-name="ch4"/>
        <chart:plot-area chart:style-name="ch5" table:cell-range-address="Sheet1.X4:Sheet1.X8 Sheet1.X2:Sheet1.X2 Sheet2.Y4:Sheet2.Y7 Sheet2.Y10:Sheet2.Y13" chart:data-source-has-labels="both" svg:x="1.446cm" svg:y="2.555cm" svg:width="17.83cm" svg:height="12.137cm">
          <chartooo:coordinate-region svg:x="2.438cm" svg:y="2.754cm" svg:width="16.838cm" svg:height="11.291cm"/>
          <chart:axis chart:dimension="x" chart:name="primary-x" chart:style-name="ch6" chartooo:axis-type="auto">
            <chartooo:date-scale/>
            <chart:title svg:x="8.915cm" svg:y="15.011cm" chart:style-name="ch7">
              <text:p>Road-Artefact Type</text:p>
            </chart:title>
            <chart:categories table:cell-range-address="Sheet1.X4:Sheet1.X7"/>
          </chart:axis>
          <chart:axis chart:dimension="y" chart:name="primary-y" chart:style-name="ch8">
            <chart:title svg:x="0.451cm" svg:y="9.593cm" chart:style-name="ch9">
              <text:p>Distance (m)</text:p>
            </chart:title>
            <chart:grid chart:style-name="ch10" chart:class="major"/>
          </chart:axis>
          <chart:series chart:style-name="ch11" chart:values-cell-range-address="Sheet2.Y4:Sheet2.Y7" chart:label-cell-address="Sheet1.X2:Sheet1.X2" chart:class="chart:bar">
            <chart:data-point chart:repeated="4"/>
          </chart:series>
          <chart:series chart:style-name="ch12" chart:values-cell-range-address="Sheet2.Y10:Sheet2.Y13" chart:label-cell-address="Sheet1.X8:Sheet1.X8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PCD</text:p>
                <draw:g>
                  <svg:desc>Sheet1.X2:Sheet1.X2</svg:desc>
                </draw:g>
              </table:table-cell>
              <table:table-cell office:value-type="string">
                <text:p>PCD</text:p>
                <draw:g>
                  <svg:desc>Sheet1.X8:Sheet1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sistent-static</text:p>
                <draw:g>
                  <svg:desc>Sheet1.X4:Sheet1.X7</svg:desc>
                </draw:g>
              </table:table-cell>
              <table:table-cell office:value-type="float" office:value="819.570836273818">
                <text:p>819.570836273818</text:p>
                <draw:g>
                  <svg:desc>Sheet2.Y4:Sheet2.Y7</svg:desc>
                </draw:g>
              </table:table-cell>
              <table:table-cell office:value-type="float" office:value="819.641172665255">
                <text:p>819.641172665255</text:p>
                <draw:g>
                  <svg:desc>Sheet2.Y10:Sheet2.Y13</svg:desc>
                </draw:g>
              </table:table-cell>
            </table:table-row>
            <table:table-row>
              <table:table-cell office:value-type="string">
                <text:p>persistent-mobile</text:p>
              </table:table-cell>
              <table:table-cell office:value-type="float" office:value="926.504364986017">
                <text:p>926.504364986017</text:p>
              </table:table-cell>
              <table:table-cell office:value-type="float" office:value="927.902506599755">
                <text:p>927.902506599755</text:p>
              </table:table-cell>
            </table:table-row>
            <table:table-row>
              <table:table-cell office:value-type="string">
                <text:p>transient-static</text:p>
              </table:table-cell>
              <table:table-cell office:value-type="float" office:value="636.518332287828">
                <text:p>636.518332287828</text:p>
              </table:table-cell>
              <table:table-cell office:value-type="float" office:value="646.621873284717">
                <text:p>646.621873284717</text:p>
              </table:table-cell>
            </table:table-row>
            <table:table-row>
              <table:table-cell office:value-type="string">
                <text:p>Transient-mobile</text:p>
              </table:table-cell>
              <table:table-cell office:value-type="float" office:value="926.504364986017">
                <text:p>926.504364986017</text:p>
              </table:table-cell>
              <table:table-cell office:value-type="float" office:value="927.902506599755">
                <text:p>927.9025065997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ffd320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 chart:data-label-number="value" chart:data-label-text="false" chart:data-label-symbol="false" style:rotation-angle="45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57cm" svg:height="15.786cm" xlink:href=".." xlink:type="simple" chart:class="chart:bar" chart:style-name="ch1">
        <chart:title svg:x="6.39cm" svg:y="0.585cm" chart:style-name="ch2">
          <text:p>Total Packets Observed vs Vehicle Density</text:p>
        </chart:title>
        <chart:subtitle svg:x="7.024cm" svg:y="1.545cm" chart:style-name="ch3">
          <text:p>Grouped in 2s of PCD Enabled or Disabled</text:p>
        </chart:subtitle>
        <chart:legend chart:legend-position="end" svg:x="17.64cm" svg:y="5.851cm" style:legend-expansion="high" chart:style-name="ch4"/>
        <chart:plot-area chart:style-name="ch5" table:cell-range-address="Sheet1.B4:Sheet1.B4 Sheet2.U7:Sheet2.U7 Sheet1.B16:Sheet1.B16 Sheet2.U19:Sheet2.U19 Sheet1.Y27:Sheet1.Y27 Sheet1.B8:Sheet1.B8 Sheet2.U11:Sheet2.U11 Sheet1.B20:Sheet1.B20 Sheet2.U23:Sheet2.U23 Sheet1.B12:Sheet1.B12 Sheet2.U15:Sheet2.U15 Sheet1.B24:Sheet1.B24 Sheet2.U27:Sheet2.U27" chart:data-source-has-labels="column" svg:x="1.442cm" svg:y="2.543cm" svg:width="15.767cm" svg:height="11.947cm">
          <chartooo:coordinate-region svg:x="3.175cm" svg:y="2.742cm" svg:width="14.034cm" svg:height="11.549cm"/>
          <chart:axis chart:dimension="x" chart:name="primary-x" chart:style-name="ch6">
            <chart:title svg:x="8.725cm" svg:y="14.805cm" chart:style-name="ch7">
              <text:p>Density</text:p>
            </chart:title>
          </chart:axis>
          <chart:axis chart:dimension="y" chart:name="primary-y" chart:style-name="ch8">
            <chart:title svg:x="0.451cm" svg:y="10.28cm" chart:style-name="ch9">
              <text:p>Total Packets Observed</text:p>
            </chart:title>
            <chart:grid chart:style-name="ch10" chart:class="major"/>
          </chart:axis>
          <chart:series chart:style-name="ch11" chart:values-cell-range-address="Sheet2.U7:Sheet2.U7" chart:label-cell-address="Sheet1.B4:Sheet1.B4" chart:class="chart:bar">
            <chart:data-point/>
          </chart:series>
          <chart:series chart:style-name="ch12" chart:values-cell-range-address="Sheet2.U19:Sheet2.U19" chart:label-cell-address="Sheet1.B16:Sheet1.B16" chart:class="chart:bar">
            <chart:data-point/>
          </chart:series>
          <chart:series chart:style-name="ch13" chart:values-cell-range-address="Sheet1.Y27:Sheet1.Y27" chart:class="chart:bar">
            <chart:data-point/>
          </chart:series>
          <chart:series chart:style-name="ch14" chart:values-cell-range-address="Sheet2.U11:Sheet2.U11" chart:label-cell-address="Sheet1.B8:Sheet1.B8" chart:class="chart:bar">
            <chart:data-point/>
          </chart:series>
          <chart:series chart:style-name="ch15" chart:values-cell-range-address="Sheet2.U23:Sheet2.U23" chart:label-cell-address="Sheet1.B20:Sheet1.B20" chart:class="chart:bar">
            <chart:data-point/>
          </chart:series>
          <chart:series chart:style-name="ch16" chart:values-cell-range-address="Sheet1.Y27:Sheet1.Y27" chart:class="chart:bar">
            <chart:data-point/>
          </chart:series>
          <chart:series chart:style-name="ch17" chart:values-cell-range-address="Sheet2.U15:Sheet2.U15" chart:label-cell-address="Sheet1.B12:Sheet1.B12" chart:class="chart:bar">
            <chart:data-point/>
          </chart:series>
          <chart:series chart:style-name="ch18" chart:values-cell-range-address="Sheet2.U27:Sheet2.U27" chart:label-cell-address="Sheet1.B24:Sheet1.B24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GULAR SPARSE</text:p>
                <draw:g>
                  <svg:desc>Sheet1.B4:Sheet1.B4</svg:desc>
                </draw:g>
              </table:table-cell>
              <table:table-cell office:value-type="float" office:value="1230407.24022134">
                <text:p>1230407.24022134</text:p>
                <draw:g>
                  <svg:desc>Sheet2.U7:Sheet2.U7</svg:desc>
                </draw:g>
              </table:table-cell>
            </table:table-row>
            <table:table-row>
              <table:table-cell office:value-type="string">
                <text:p>PCD SPARSE</text:p>
                <draw:g>
                  <svg:desc>Sheet1.B16:Sheet1.B16</svg:desc>
                </draw:g>
              </table:table-cell>
              <table:table-cell office:value-type="float" office:value="1224023.92892852">
                <text:p>1224023.92892852</text:p>
                <draw:g>
                  <svg:desc>Sheet2.U19:Sheet2.U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Y27:Sheet1.Y27</svg:desc>
                </draw:g>
              </table:table-cell>
            </table:table-row>
            <table:table-row>
              <table:table-cell office:value-type="string">
                <text:p>REGULAR MOD</text:p>
                <draw:g>
                  <svg:desc>Sheet1.B8:Sheet1.B8</svg:desc>
                </draw:g>
              </table:table-cell>
              <table:table-cell office:value-type="float" office:value="14516625.4522176">
                <text:p>14516625.4522176</text:p>
                <draw:g>
                  <svg:desc>Sheet2.U11:Sheet2.U11</svg:desc>
                </draw:g>
              </table:table-cell>
            </table:table-row>
            <table:table-row>
              <table:table-cell office:value-type="string">
                <text:p>PCD MOD</text:p>
                <draw:g>
                  <svg:desc>Sheet1.B20:Sheet1.B20</svg:desc>
                </draw:g>
              </table:table-cell>
              <table:table-cell office:value-type="float" office:value="14465406.0002035">
                <text:p>14465406.0002035</text:p>
                <draw:g>
                  <svg:desc>Sheet2.U23:Sheet2.U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Y27:Sheet1.Y27</svg:desc>
                </draw:g>
              </table:table-cell>
            </table:table-row>
            <table:table-row>
              <table:table-cell office:value-type="string">
                <text:p>REGULAR DENSE</text:p>
                <draw:g>
                  <svg:desc>Sheet1.B12:Sheet1.B12</svg:desc>
                </draw:g>
              </table:table-cell>
              <table:table-cell office:value-type="float" office:value="22382009.8549197">
                <text:p>22382009.8549197</text:p>
                <draw:g>
                  <svg:desc>Sheet2.U15:Sheet2.U15</svg:desc>
                </draw:g>
              </table:table-cell>
            </table:table-row>
            <table:table-row>
              <table:table-cell office:value-type="string">
                <text:p>PCD DENSE</text:p>
                <draw:g>
                  <svg:desc>Sheet1.B24:Sheet1.B24</svg:desc>
                </draw:g>
              </table:table-cell>
              <table:table-cell office:value-type="float" office:value="22334126.0551511">
                <text:p>22334126.0551511</text:p>
                <draw:g>
                  <svg:desc>Sheet2.U27:Sheet2.U2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765cm" svg:height="17.305cm" xlink:href=".." xlink:type="simple" chart:class="chart:bar" chart:style-name="ch1">
        <chart:title svg:x="9.65cm" svg:y="0.482cm" chart:style-name="ch2">
          <text:p>% Of Safely Informed Consumers by Infrastructure Mode</text:p>
        </chart:title>
        <chart:subtitle svg:x="10.801cm" svg:y="1.607cm" chart:style-name="ch3">
          <text:p>Sparse Vehicle Demand, 100m Transmission Range</text:p>
        </chart:subtitle>
        <chart:legend chart:legend-position="end" svg:x="27.735cm" svg:y="8.104cm" style:legend-expansion="high" chart:style-name="ch4"/>
        <chart:plot-area chart:style-name="ch5" table:cell-range-address="'100m infra data'.S4:'100m infra data'.S8 '100m infra data'.T5:'100m infra data'.T8 '100m infra data'.S61:'100m infra data'.S61 '100m infra data'.T62:'100m infra data'.T65" chart:data-source-has-labels="both" svg:x="1.626cm" svg:y="2.636cm" svg:width="25.494cm" svg:height="13.342cm">
          <chartooo:coordinate-region svg:x="2.247cm" svg:y="2.835cm" svg:width="24.873cm" svg:height="12.496cm"/>
          <chart:axis chart:dimension="x" chart:name="primary-x" chart:style-name="ch6" chartooo:axis-type="auto">
            <chartooo:date-scale/>
            <chart:title svg:x="12.927cm" svg:y="16.324cm" chart:style-name="ch7">
              <text:p>Infrastructure Mode</text:p>
            </chart:title>
            <chart:categories table:cell-range-address="'100m infra data'.S5:'100m infra data'.S8"/>
          </chart:axis>
          <chart:axis chart:dimension="y" chart:name="primary-y" chart:style-name="ch8">
            <chart:title svg:x="0.451cm" svg:y="11.719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'100m infra data'.T5:'100m infra data'.T8" chart:label-cell-address="'100m infra data'.S4:'100m infra data'.S4" chart:class="chart:bar">
            <chart:data-point chart:repeated="4"/>
          </chart:series>
          <chart:series chart:style-name="ch12" chart:values-cell-range-address="'100m infra data'.T62:'100m infra data'.T65" chart:label-cell-address="'100m infra data'.S61:'100m infra data'.S6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 SPARSE</text:p>
                <draw:g>
                  <svg:desc>'100m infra data'.S4:'100m infra data'.S4</svg:desc>
                </draw:g>
              </table:table-cell>
              <table:table-cell office:value-type="string">
                <text:p>PCD SPARSE</text:p>
                <draw:g>
                  <svg:desc>'100m infra data'.S61:'100m infra data'.S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infra</text:p>
                <draw:g>
                  <svg:desc>'100m infra data'.S5:'100m infra data'.S8</svg:desc>
                </draw:g>
              </table:table-cell>
              <table:table-cell office:value-type="float" office:value="1.5">
                <text:p>1.5</text:p>
                <draw:g>
                  <svg:desc>'100m infra data'.T5:'100m infra data'.T8</svg:desc>
                </draw:g>
              </table:table-cell>
              <table:table-cell office:value-type="float" office:value="3">
                <text:p>3</text:p>
                <draw:g>
                  <svg:desc>'100m infra data'.T62:'100m infra data'.T65</svg:desc>
                </draw:g>
              </table:table-cell>
            </table:table-row>
            <table:table-row>
              <table:table-cell office:value-type="string">
                <text:p>sparse infra</text:p>
              </table:table-cell>
              <table:table-cell office:value-type="float" office:value="5.75">
                <text:p>5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d infra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dense infra</text:p>
              </table:table-cell>
              <table:table-cell office:value-type="float" office:value="10.25">
                <text:p>10.25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515cm" svg:height="17.164cm" xlink:href=".." xlink:type="simple" chart:class="chart:bar" chart:style-name="ch1">
        <chart:title svg:x="9.525cm" svg:y="0.479cm" chart:style-name="ch2">
          <text:p>% Of Safely Informed Consumers by Infrastructure Mode</text:p>
        </chart:title>
        <chart:subtitle svg:x="10.49cm" svg:y="1.601cm" chart:style-name="ch3">
          <text:p>Moderate Vehicle Demand, 100m Transmission Range</text:p>
        </chart:subtitle>
        <chart:legend chart:legend-position="end" svg:x="28.12cm" svg:y="8.034cm" style:legend-expansion="high" chart:style-name="ch4"/>
        <chart:plot-area chart:style-name="ch5" table:cell-range-address="'100m infra data'.S5:'100m infra data'.S8 '100m infra data'.S22:'100m infra data'.S22 '100m infra data'.T23:'100m infra data'.T26 '100m infra data'.S80:'100m infra data'.S80 '100m infra data'.T81:'100m infra data'.T84" chart:data-source-has-labels="both" svg:x="1.621cm" svg:y="2.627cm" svg:width="25.889cm" svg:height="13.213cm">
          <chartooo:coordinate-region svg:x="2.242cm" svg:y="2.827cm" svg:width="25.268cm" svg:height="12.366cm"/>
          <chart:axis chart:dimension="x" chart:name="primary-x" chart:style-name="ch6" chartooo:axis-type="auto">
            <chartooo:date-scale/>
            <chart:title svg:x="13.119cm" svg:y="16.183cm" chart:style-name="ch7">
              <text:p>Infrastructure Mode</text:p>
            </chart:title>
            <chart:categories table:cell-range-address="'100m infra data'.S5:'100m infra data'.S8"/>
          </chart:axis>
          <chart:axis chart:dimension="y" chart:name="primary-y" chart:style-name="ch8">
            <chart:title svg:x="0.451cm" svg:y="11.645cm" chart:style-name="ch9">
              <text:p>% of Safely Informed Consumers</text:p>
            </chart:title>
            <chart:grid chart:style-name="ch10" chart:class="major"/>
          </chart:axis>
          <chart:series chart:style-name="ch11" chart:values-cell-range-address="'100m infra data'.T23:'100m infra data'.T26" chart:label-cell-address="'100m infra data'.S22:'100m infra data'.S22" chart:class="chart:bar">
            <chart:data-point chart:repeated="4"/>
          </chart:series>
          <chart:series chart:style-name="ch12" chart:values-cell-range-address="'100m infra data'.T81:'100m infra data'.T84" chart:label-cell-address="'100m infra data'.S80:'100m infra data'.S8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 MOD</text:p>
                <draw:g>
                  <svg:desc>'100m infra data'.S22:'100m infra data'.S22</svg:desc>
                </draw:g>
              </table:table-cell>
              <table:table-cell office:value-type="string">
                <text:p>PCD MOD</text:p>
                <draw:g>
                  <svg:desc>'100m infra data'.S80:'100m infra data'.S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infra</text:p>
                <draw:g>
                  <svg:desc>'100m infra data'.S5:'100m infra data'.S8</svg:desc>
                </draw:g>
              </table:table-cell>
              <table:table-cell office:value-type="float" office:value="42.5">
                <text:p>42.5</text:p>
                <draw:g>
                  <svg:desc>'100m infra data'.T23:'100m infra data'.T26</svg:desc>
                </draw:g>
              </table:table-cell>
              <table:table-cell office:value-type="float" office:value="42.5">
                <text:p>42.5</text:p>
                <draw:g>
                  <svg:desc>'100m infra data'.T81:'100m infra data'.T84</svg:desc>
                </draw:g>
              </table:table-cell>
            </table:table-row>
            <table:table-row>
              <table:table-cell office:value-type="string">
                <text:p>sparse infra</text:p>
              </table:table-cell>
              <table:table-cell office:value-type="float" office:value="28.75">
                <text:p>28.7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mod infra</text:p>
              </table:table-cell>
              <table:table-cell office:value-type="float" office:value="68.5">
                <text:p>68.5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dense infra</text:p>
              </table:table-cell>
              <table:table-cell office:value-type="float" office:value="67.75">
                <text:p>67.75</text:p>
              </table:table-cell>
              <table:table-cell office:value-type="float" office:value="67.75">
                <text:p>67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